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49.97pt" svg:height="539.83pt" svg:x="727.37pt" svg:y="20.32pt">
            <draw:object draw:notify-on-update-of-ranges="Sheet1.G1:Sheet1.G100 Sheet1.H1:Sheet1.H100 Sheet1.I1:Sheet1.I100 Sheet1.J1:Sheet1.J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20+10*SIN([.A1])" office:value-type="float" office:value="28.414709848079" calcext:value-type="float">
            <text:p>28.4147098481</text:p>
          </table:table-cell>
          <table:table-cell table:formula="of:=20+9*SIN([.A1])" office:value-type="float" office:value="27.5732388632711" calcext:value-type="float">
            <text:p>27.5732388633</text:p>
          </table:table-cell>
          <table:table-cell table:formula="of:=20+8*SIN([.A1])" office:value-type="float" office:value="26.7317678784632" calcext:value-type="float">
            <text:p>26.7317678785</text:p>
          </table:table-cell>
          <table:table-cell table:formula="of:=20+7*SIN([.A1])" office:value-type="float" office:value="25.8902968936553" calcext:value-type="float">
            <text:p>25.8902968937</text:p>
          </table:table-cell>
          <table:table-cell table:formula="of:=[.A1]" office:value-type="float" office:value="1" calcext:value-type="float">
            <text:p>1</text:p>
          </table:table-cell>
          <table:table-cell table:formula="of:=MIN([.B1:.E1])" office:value-type="float" office:value="25.8902968936553" calcext:value-type="float">
            <text:p>25.8902968937</text:p>
          </table:table-cell>
          <table:table-cell table:formula="of:=[.C1]" office:value-type="float" office:value="27.5732388632711" calcext:value-type="float">
            <text:p>27.5732388633</text:p>
          </table:table-cell>
          <table:table-cell table:formula="of:=[.D1]" office:value-type="float" office:value="26.7317678784632" calcext:value-type="float">
            <text:p>26.7317678785</text:p>
          </table:table-cell>
          <table:table-cell table:formula="of:=MAX([.B1:.E1])" office:value-type="float" office:value="28.414709848079" calcext:value-type="float">
            <text:p>28.4147098481</text:p>
          </table:table-cell>
          <table:table-cell table:formula="of:=RAND()/100" office:value-type="float" office:value="0.00304782837900576" calcext:value-type="float">
            <text:p>0.0030478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+10*SIN([.A2])" office:value-type="float" office:value="29.0929742682568" calcext:value-type="float">
            <text:p>29.0929742683</text:p>
          </table:table-cell>
          <table:table-cell table:formula="of:=20+9*SIN([.A2])" office:value-type="float" office:value="28.1836768414311" calcext:value-type="float">
            <text:p>28.1836768414</text:p>
          </table:table-cell>
          <table:table-cell table:formula="of:=20+8*SIN([.A2])" office:value-type="float" office:value="27.2743794146055" calcext:value-type="float">
            <text:p>27.2743794146</text:p>
          </table:table-cell>
          <table:table-cell table:formula="of:=20+7*SIN([.A2])" office:value-type="float" office:value="26.3650819877798" calcext:value-type="float">
            <text:p>26.3650819878</text:p>
          </table:table-cell>
          <table:table-cell table:formula="of:=[.A2]" office:value-type="float" office:value="2" calcext:value-type="float">
            <text:p>2</text:p>
          </table:table-cell>
          <table:table-cell table:formula="of:=MIN([.B2:.E2])" office:value-type="float" office:value="26.3650819877798" calcext:value-type="float">
            <text:p>26.3650819878</text:p>
          </table:table-cell>
          <table:table-cell table:formula="of:=[.C2]" office:value-type="float" office:value="28.1836768414311" calcext:value-type="float">
            <text:p>28.1836768414</text:p>
          </table:table-cell>
          <table:table-cell table:formula="of:=[.D2]" office:value-type="float" office:value="27.2743794146055" calcext:value-type="float">
            <text:p>27.2743794146</text:p>
          </table:table-cell>
          <table:table-cell table:formula="of:=MAX([.B2:.E2])" office:value-type="float" office:value="29.0929742682568" calcext:value-type="float">
            <text:p>29.0929742683</text:p>
          </table:table-cell>
          <table:table-cell table:formula="of:=RAND()/100" office:value-type="float" office:value="0.00265026299727023" calcext:value-type="float">
            <text:p>0.002650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+10*SIN([.A3])" office:value-type="float" office:value="21.4112000805987" calcext:value-type="float">
            <text:p>21.4112000806</text:p>
          </table:table-cell>
          <table:table-cell table:formula="of:=20+9*SIN([.A3])" office:value-type="float" office:value="21.2700800725388" calcext:value-type="float">
            <text:p>21.2700800725</text:p>
          </table:table-cell>
          <table:table-cell table:formula="of:=20+8*SIN([.A3])" office:value-type="float" office:value="21.1289600644789" calcext:value-type="float">
            <text:p>21.1289600645</text:p>
          </table:table-cell>
          <table:table-cell table:formula="of:=20+7*SIN([.A3])" office:value-type="float" office:value="20.9878400564191" calcext:value-type="float">
            <text:p>20.9878400564</text:p>
          </table:table-cell>
          <table:table-cell table:formula="of:=[.A3]" office:value-type="float" office:value="3" calcext:value-type="float">
            <text:p>3</text:p>
          </table:table-cell>
          <table:table-cell table:formula="of:=MIN([.B3:.E3])" office:value-type="float" office:value="20.9878400564191" calcext:value-type="float">
            <text:p>20.9878400564</text:p>
          </table:table-cell>
          <table:table-cell table:formula="of:=[.C3]" office:value-type="float" office:value="21.2700800725388" calcext:value-type="float">
            <text:p>21.2700800725</text:p>
          </table:table-cell>
          <table:table-cell table:formula="of:=[.D3]" office:value-type="float" office:value="21.1289600644789" calcext:value-type="float">
            <text:p>21.1289600645</text:p>
          </table:table-cell>
          <table:table-cell table:formula="of:=MAX([.B3:.E3])" office:value-type="float" office:value="21.4112000805987" calcext:value-type="float">
            <text:p>21.4112000806</text:p>
          </table:table-cell>
          <table:table-cell table:formula="of:=RAND()/100" office:value-type="float" office:value="0.0000369181694435483" calcext:value-type="float">
            <text:p>3.69181694435483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+10*SIN([.A4])" office:value-type="float" office:value="12.4319750469207" calcext:value-type="float">
            <text:p>12.4319750469</text:p>
          </table:table-cell>
          <table:table-cell table:formula="of:=20+9*SIN([.A4])" office:value-type="float" office:value="13.1887775422286" calcext:value-type="float">
            <text:p>13.1887775422</text:p>
          </table:table-cell>
          <table:table-cell table:formula="of:=20+8*SIN([.A4])" office:value-type="float" office:value="13.9455800375366" calcext:value-type="float">
            <text:p>13.9455800375</text:p>
          </table:table-cell>
          <table:table-cell table:formula="of:=20+7*SIN([.A4])" office:value-type="float" office:value="14.7023825328445" calcext:value-type="float">
            <text:p>14.7023825328</text:p>
          </table:table-cell>
          <table:table-cell table:formula="of:=[.A4]" office:value-type="float" office:value="4" calcext:value-type="float">
            <text:p>4</text:p>
          </table:table-cell>
          <table:table-cell table:formula="of:=MIN([.B4:.E4])" office:value-type="float" office:value="12.4319750469207" calcext:value-type="float">
            <text:p>12.4319750469</text:p>
          </table:table-cell>
          <table:table-cell table:formula="of:=[.C4]" office:value-type="float" office:value="13.1887775422286" calcext:value-type="float">
            <text:p>13.1887775422</text:p>
          </table:table-cell>
          <table:table-cell table:formula="of:=[.D4]" office:value-type="float" office:value="13.9455800375366" calcext:value-type="float">
            <text:p>13.9455800375</text:p>
          </table:table-cell>
          <table:table-cell table:formula="of:=MAX([.B4:.E4])" office:value-type="float" office:value="14.7023825328445" calcext:value-type="float">
            <text:p>14.7023825328</text:p>
          </table:table-cell>
          <table:table-cell table:formula="of:=RAND()/100" office:value-type="float" office:value="0.00137193163812639" calcext:value-type="float">
            <text:p>0.0013719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+10*SIN([.A5])" office:value-type="float" office:value="10.4107572533686" calcext:value-type="float">
            <text:p>10.4107572534</text:p>
          </table:table-cell>
          <table:table-cell table:formula="of:=20+9*SIN([.A5])" office:value-type="float" office:value="11.3696815280318" calcext:value-type="float">
            <text:p>11.369681528</text:p>
          </table:table-cell>
          <table:table-cell table:formula="of:=20+8*SIN([.A5])" office:value-type="float" office:value="12.3286058026949" calcext:value-type="float">
            <text:p>12.3286058027</text:p>
          </table:table-cell>
          <table:table-cell table:formula="of:=20+7*SIN([.A5])" office:value-type="float" office:value="13.287530077358" calcext:value-type="float">
            <text:p>13.2875300774</text:p>
          </table:table-cell>
          <table:table-cell table:formula="of:=[.A5]" office:value-type="float" office:value="5" calcext:value-type="float">
            <text:p>5</text:p>
          </table:table-cell>
          <table:table-cell table:formula="of:=MIN([.B5:.E5])" office:value-type="float" office:value="10.4107572533686" calcext:value-type="float">
            <text:p>10.4107572534</text:p>
          </table:table-cell>
          <table:table-cell table:formula="of:=[.C5]" office:value-type="float" office:value="11.3696815280318" calcext:value-type="float">
            <text:p>11.369681528</text:p>
          </table:table-cell>
          <table:table-cell table:formula="of:=[.D5]" office:value-type="float" office:value="12.3286058026949" calcext:value-type="float">
            <text:p>12.3286058027</text:p>
          </table:table-cell>
          <table:table-cell table:formula="of:=MAX([.B5:.E5])" office:value-type="float" office:value="13.287530077358" calcext:value-type="float">
            <text:p>13.2875300774</text:p>
          </table:table-cell>
          <table:table-cell table:formula="of:=RAND()/100" office:value-type="float" office:value="0.00961826088706645" calcext:value-type="float">
            <text:p>0.00961826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+10*SIN([.A6])" office:value-type="float" office:value="17.2058450180107" calcext:value-type="float">
            <text:p>17.205845018</text:p>
          </table:table-cell>
          <table:table-cell table:formula="of:=20+9*SIN([.A6])" office:value-type="float" office:value="17.4852605162097" calcext:value-type="float">
            <text:p>17.4852605162</text:p>
          </table:table-cell>
          <table:table-cell table:formula="of:=20+8*SIN([.A6])" office:value-type="float" office:value="17.7646760144086" calcext:value-type="float">
            <text:p>17.7646760144</text:p>
          </table:table-cell>
          <table:table-cell table:formula="of:=20+7*SIN([.A6])" office:value-type="float" office:value="18.0440915126075" calcext:value-type="float">
            <text:p>18.0440915126</text:p>
          </table:table-cell>
          <table:table-cell table:formula="of:=[.A6]" office:value-type="float" office:value="6" calcext:value-type="float">
            <text:p>6</text:p>
          </table:table-cell>
          <table:table-cell table:formula="of:=MIN([.B6:.E6])" office:value-type="float" office:value="17.2058450180107" calcext:value-type="float">
            <text:p>17.205845018</text:p>
          </table:table-cell>
          <table:table-cell table:formula="of:=[.C6]" office:value-type="float" office:value="17.4852605162097" calcext:value-type="float">
            <text:p>17.4852605162</text:p>
          </table:table-cell>
          <table:table-cell table:formula="of:=[.D6]" office:value-type="float" office:value="17.7646760144086" calcext:value-type="float">
            <text:p>17.7646760144</text:p>
          </table:table-cell>
          <table:table-cell table:formula="of:=MAX([.B6:.E6])" office:value-type="float" office:value="18.0440915126075" calcext:value-type="float">
            <text:p>18.0440915126</text:p>
          </table:table-cell>
          <table:table-cell table:formula="of:=RAND()/100" office:value-type="float" office:value="0.00843931058170064" calcext:value-type="float">
            <text:p>0.0084393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+10*SIN([.A7])" office:value-type="float" office:value="26.5698659871879" calcext:value-type="float">
            <text:p>26.5698659872</text:p>
          </table:table-cell>
          <table:table-cell table:formula="of:=20+9*SIN([.A7])" office:value-type="float" office:value="25.9128793884691" calcext:value-type="float">
            <text:p>25.9128793885</text:p>
          </table:table-cell>
          <table:table-cell table:formula="of:=20+8*SIN([.A7])" office:value-type="float" office:value="25.2558927897503" calcext:value-type="float">
            <text:p>25.2558927898</text:p>
          </table:table-cell>
          <table:table-cell table:formula="of:=20+7*SIN([.A7])" office:value-type="float" office:value="24.5989061910315" calcext:value-type="float">
            <text:p>24.598906191</text:p>
          </table:table-cell>
          <table:table-cell table:formula="of:=[.A7]" office:value-type="float" office:value="7" calcext:value-type="float">
            <text:p>7</text:p>
          </table:table-cell>
          <table:table-cell table:formula="of:=MIN([.B7:.E7])" office:value-type="float" office:value="24.5989061910315" calcext:value-type="float">
            <text:p>24.598906191</text:p>
          </table:table-cell>
          <table:table-cell table:formula="of:=[.C7]" office:value-type="float" office:value="25.9128793884691" calcext:value-type="float">
            <text:p>25.9128793885</text:p>
          </table:table-cell>
          <table:table-cell table:formula="of:=[.D7]" office:value-type="float" office:value="25.2558927897503" calcext:value-type="float">
            <text:p>25.2558927898</text:p>
          </table:table-cell>
          <table:table-cell table:formula="of:=MAX([.B7:.E7])" office:value-type="float" office:value="26.5698659871879" calcext:value-type="float">
            <text:p>26.5698659872</text:p>
          </table:table-cell>
          <table:table-cell table:formula="of:=RAND()/100" office:value-type="float" office:value="0.00322945192702481" calcext:value-type="float">
            <text:p>0.0032294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+10*SIN([.A8])" office:value-type="float" office:value="29.8935824662338" calcext:value-type="float">
            <text:p>29.8935824662</text:p>
          </table:table-cell>
          <table:table-cell table:formula="of:=20+9*SIN([.A8])" office:value-type="float" office:value="28.9042242196104" calcext:value-type="float">
            <text:p>28.9042242196</text:p>
          </table:table-cell>
          <table:table-cell table:formula="of:=20+8*SIN([.A8])" office:value-type="float" office:value="27.9148659729871" calcext:value-type="float">
            <text:p>27.914865973</text:p>
          </table:table-cell>
          <table:table-cell table:formula="of:=20+7*SIN([.A8])" office:value-type="float" office:value="26.9255077263637" calcext:value-type="float">
            <text:p>26.9255077264</text:p>
          </table:table-cell>
          <table:table-cell table:formula="of:=[.A8]" office:value-type="float" office:value="8" calcext:value-type="float">
            <text:p>8</text:p>
          </table:table-cell>
          <table:table-cell table:formula="of:=MIN([.B8:.E8])" office:value-type="float" office:value="26.9255077263637" calcext:value-type="float">
            <text:p>26.9255077264</text:p>
          </table:table-cell>
          <table:table-cell table:formula="of:=[.C8]" office:value-type="float" office:value="28.9042242196104" calcext:value-type="float">
            <text:p>28.9042242196</text:p>
          </table:table-cell>
          <table:table-cell table:formula="of:=[.D8]" office:value-type="float" office:value="27.9148659729871" calcext:value-type="float">
            <text:p>27.914865973</text:p>
          </table:table-cell>
          <table:table-cell table:formula="of:=MAX([.B8:.E8])" office:value-type="float" office:value="29.8935824662338" calcext:value-type="float">
            <text:p>29.8935824662</text:p>
          </table:table-cell>
          <table:table-cell table:formula="of:=RAND()/100" office:value-type="float" office:value="0.0000299235849798671" calcext:value-type="float">
            <text:p>2.99235849798671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+10*SIN([.A9])" office:value-type="float" office:value="24.1211848524176" calcext:value-type="float">
            <text:p>24.1211848524</text:p>
          </table:table-cell>
          <table:table-cell table:formula="of:=20+9*SIN([.A9])" office:value-type="float" office:value="23.7090663671758" calcext:value-type="float">
            <text:p>23.7090663672</text:p>
          </table:table-cell>
          <table:table-cell table:formula="of:=20+8*SIN([.A9])" office:value-type="float" office:value="23.2969478819341" calcext:value-type="float">
            <text:p>23.2969478819</text:p>
          </table:table-cell>
          <table:table-cell table:formula="of:=20+7*SIN([.A9])" office:value-type="float" office:value="22.8848293966923" calcext:value-type="float">
            <text:p>22.8848293967</text:p>
          </table:table-cell>
          <table:table-cell table:formula="of:=[.A9]" office:value-type="float" office:value="9" calcext:value-type="float">
            <text:p>9</text:p>
          </table:table-cell>
          <table:table-cell table:formula="of:=MIN([.B9:.E9])" office:value-type="float" office:value="22.8848293966923" calcext:value-type="float">
            <text:p>22.8848293967</text:p>
          </table:table-cell>
          <table:table-cell table:formula="of:=[.C9]" office:value-type="float" office:value="23.7090663671758" calcext:value-type="float">
            <text:p>23.7090663672</text:p>
          </table:table-cell>
          <table:table-cell table:formula="of:=[.D9]" office:value-type="float" office:value="23.2969478819341" calcext:value-type="float">
            <text:p>23.2969478819</text:p>
          </table:table-cell>
          <table:table-cell table:formula="of:=MAX([.B9:.E9])" office:value-type="float" office:value="24.1211848524176" calcext:value-type="float">
            <text:p>24.1211848524</text:p>
          </table:table-cell>
          <table:table-cell table:formula="of:=RAND()/100" office:value-type="float" office:value="0.00460959383783814" calcext:value-type="float">
            <text:p>0.0046095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+10*SIN([.A10])" office:value-type="float" office:value="14.5597888911063" calcext:value-type="float">
            <text:p>14.5597888911</text:p>
          </table:table-cell>
          <table:table-cell table:formula="of:=20+9*SIN([.A10])" office:value-type="float" office:value="15.1038100019957" calcext:value-type="float">
            <text:p>15.103810002</text:p>
          </table:table-cell>
          <table:table-cell table:formula="of:=20+8*SIN([.A10])" office:value-type="float" office:value="15.647831112885" calcext:value-type="float">
            <text:p>15.6478311129</text:p>
          </table:table-cell>
          <table:table-cell table:formula="of:=20+7*SIN([.A10])" office:value-type="float" office:value="16.1918522237744" calcext:value-type="float">
            <text:p>16.1918522238</text:p>
          </table:table-cell>
          <table:table-cell table:formula="of:=[.A10]" office:value-type="float" office:value="10" calcext:value-type="float">
            <text:p>10</text:p>
          </table:table-cell>
          <table:table-cell table:formula="of:=MIN([.B10:.E10])" office:value-type="float" office:value="14.5597888911063" calcext:value-type="float">
            <text:p>14.5597888911</text:p>
          </table:table-cell>
          <table:table-cell table:formula="of:=[.C10]" office:value-type="float" office:value="15.1038100019957" calcext:value-type="float">
            <text:p>15.103810002</text:p>
          </table:table-cell>
          <table:table-cell table:formula="of:=[.D10]" office:value-type="float" office:value="15.647831112885" calcext:value-type="float">
            <text:p>15.6478311129</text:p>
          </table:table-cell>
          <table:table-cell table:formula="of:=MAX([.B10:.E10])" office:value-type="float" office:value="16.1918522237744" calcext:value-type="float">
            <text:p>16.1918522238</text:p>
          </table:table-cell>
          <table:table-cell table:formula="of:=RAND()/100" office:value-type="float" office:value="0.00713129016935241" calcext:value-type="float">
            <text:p>0.0071312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0+10*SIN([.A11])" office:value-type="float" office:value="10.000097934493" calcext:value-type="float">
            <text:p>10.0000979345</text:p>
          </table:table-cell>
          <table:table-cell table:formula="of:=20+9*SIN([.A11])" office:value-type="float" office:value="11.0000881410437" calcext:value-type="float">
            <text:p>11.000088141</text:p>
          </table:table-cell>
          <table:table-cell table:formula="of:=20+8*SIN([.A11])" office:value-type="float" office:value="12.0000783475944" calcext:value-type="float">
            <text:p>12.0000783476</text:p>
          </table:table-cell>
          <table:table-cell table:formula="of:=20+7*SIN([.A11])" office:value-type="float" office:value="13.0000685541451" calcext:value-type="float">
            <text:p>13.0000685541</text:p>
          </table:table-cell>
          <table:table-cell table:formula="of:=[.A11]" office:value-type="float" office:value="11" calcext:value-type="float">
            <text:p>11</text:p>
          </table:table-cell>
          <table:table-cell table:formula="of:=MIN([.B11:.E11])" office:value-type="float" office:value="10.000097934493" calcext:value-type="float">
            <text:p>10.0000979345</text:p>
          </table:table-cell>
          <table:table-cell table:formula="of:=[.C11]" office:value-type="float" office:value="11.0000881410437" calcext:value-type="float">
            <text:p>11.000088141</text:p>
          </table:table-cell>
          <table:table-cell table:formula="of:=[.D11]" office:value-type="float" office:value="12.0000783475944" calcext:value-type="float">
            <text:p>12.0000783476</text:p>
          </table:table-cell>
          <table:table-cell table:formula="of:=MAX([.B11:.E11])" office:value-type="float" office:value="13.0000685541451" calcext:value-type="float">
            <text:p>13.0000685541</text:p>
          </table:table-cell>
          <table:table-cell table:formula="of:=RAND()/100" office:value-type="float" office:value="0.0015329195965537" calcext:value-type="float">
            <text:p>0.0015329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+10*SIN([.A12])" office:value-type="float" office:value="14.6342708199957" calcext:value-type="float">
            <text:p>14.63427082</text:p>
          </table:table-cell>
          <table:table-cell table:formula="of:=20+9*SIN([.A12])" office:value-type="float" office:value="15.1708437379961" calcext:value-type="float">
            <text:p>15.170843738</text:p>
          </table:table-cell>
          <table:table-cell table:formula="of:=20+8*SIN([.A12])" office:value-type="float" office:value="15.7074166559965" calcext:value-type="float">
            <text:p>15.707416656</text:p>
          </table:table-cell>
          <table:table-cell table:formula="of:=20+7*SIN([.A12])" office:value-type="float" office:value="16.243989573997" calcext:value-type="float">
            <text:p>16.243989574</text:p>
          </table:table-cell>
          <table:table-cell table:formula="of:=[.A12]" office:value-type="float" office:value="12" calcext:value-type="float">
            <text:p>12</text:p>
          </table:table-cell>
          <table:table-cell table:formula="of:=MIN([.B12:.E12])" office:value-type="float" office:value="14.6342708199957" calcext:value-type="float">
            <text:p>14.63427082</text:p>
          </table:table-cell>
          <table:table-cell table:formula="of:=[.C12]" office:value-type="float" office:value="15.1708437379961" calcext:value-type="float">
            <text:p>15.170843738</text:p>
          </table:table-cell>
          <table:table-cell table:formula="of:=[.D12]" office:value-type="float" office:value="15.7074166559965" calcext:value-type="float">
            <text:p>15.707416656</text:p>
          </table:table-cell>
          <table:table-cell table:formula="of:=MAX([.B12:.E12])" office:value-type="float" office:value="16.243989573997" calcext:value-type="float">
            <text:p>16.243989574</text:p>
          </table:table-cell>
          <table:table-cell table:formula="of:=RAND()/100" office:value-type="float" office:value="0.00468879996512517" calcext:value-type="float">
            <text:p>0.0046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0+10*SIN([.A13])" office:value-type="float" office:value="24.2016703682664" calcext:value-type="float">
            <text:p>24.2016703683</text:p>
          </table:table-cell>
          <table:table-cell table:formula="of:=20+9*SIN([.A13])" office:value-type="float" office:value="23.7815033314398" calcext:value-type="float">
            <text:p>23.7815033314</text:p>
          </table:table-cell>
          <table:table-cell table:formula="of:=20+8*SIN([.A13])" office:value-type="float" office:value="23.3613362946131" calcext:value-type="float">
            <text:p>23.3613362946</text:p>
          </table:table-cell>
          <table:table-cell table:formula="of:=20+7*SIN([.A13])" office:value-type="float" office:value="22.9411692577865" calcext:value-type="float">
            <text:p>22.9411692578</text:p>
          </table:table-cell>
          <table:table-cell table:formula="of:=[.A13]" office:value-type="float" office:value="13" calcext:value-type="float">
            <text:p>13</text:p>
          </table:table-cell>
          <table:table-cell table:formula="of:=MIN([.B13:.E13])" office:value-type="float" office:value="22.9411692577865" calcext:value-type="float">
            <text:p>22.9411692578</text:p>
          </table:table-cell>
          <table:table-cell table:formula="of:=[.C13]" office:value-type="float" office:value="23.7815033314398" calcext:value-type="float">
            <text:p>23.7815033314</text:p>
          </table:table-cell>
          <table:table-cell table:formula="of:=[.D13]" office:value-type="float" office:value="23.3613362946131" calcext:value-type="float">
            <text:p>23.3613362946</text:p>
          </table:table-cell>
          <table:table-cell table:formula="of:=MAX([.B13:.E13])" office:value-type="float" office:value="24.2016703682664" calcext:value-type="float">
            <text:p>24.2016703683</text:p>
          </table:table-cell>
          <table:table-cell table:formula="of:=RAND()/100" office:value-type="float" office:value="0.00746882577877585" calcext:value-type="float">
            <text:p>0.0074688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+10*SIN([.A14])" office:value-type="float" office:value="29.9060735569487" calcext:value-type="float">
            <text:p>29.9060735569</text:p>
          </table:table-cell>
          <table:table-cell table:formula="of:=20+9*SIN([.A14])" office:value-type="float" office:value="28.9154662012538" calcext:value-type="float">
            <text:p>28.9154662013</text:p>
          </table:table-cell>
          <table:table-cell table:formula="of:=20+8*SIN([.A14])" office:value-type="float" office:value="27.924858845559" calcext:value-type="float">
            <text:p>27.9248588456</text:p>
          </table:table-cell>
          <table:table-cell table:formula="of:=20+7*SIN([.A14])" office:value-type="float" office:value="26.9342514898641" calcext:value-type="float">
            <text:p>26.9342514899</text:p>
          </table:table-cell>
          <table:table-cell table:formula="of:=[.A14]" office:value-type="float" office:value="14" calcext:value-type="float">
            <text:p>14</text:p>
          </table:table-cell>
          <table:table-cell table:formula="of:=MIN([.B14:.E14])" office:value-type="float" office:value="26.9342514898641" calcext:value-type="float">
            <text:p>26.9342514899</text:p>
          </table:table-cell>
          <table:table-cell table:formula="of:=[.C14]" office:value-type="float" office:value="28.9154662012538" calcext:value-type="float">
            <text:p>28.9154662013</text:p>
          </table:table-cell>
          <table:table-cell table:formula="of:=[.D14]" office:value-type="float" office:value="27.924858845559" calcext:value-type="float">
            <text:p>27.9248588456</text:p>
          </table:table-cell>
          <table:table-cell table:formula="of:=MAX([.B14:.E14])" office:value-type="float" office:value="29.9060735569487" calcext:value-type="float">
            <text:p>29.9060735569</text:p>
          </table:table-cell>
          <table:table-cell table:formula="of:=RAND()/100" office:value-type="float" office:value="0.00905904510290201" calcext:value-type="float">
            <text:p>0.0090590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0+10*SIN([.A15])" office:value-type="float" office:value="26.5028784015712" calcext:value-type="float">
            <text:p>26.5028784016</text:p>
          </table:table-cell>
          <table:table-cell table:formula="of:=20+9*SIN([.A15])" office:value-type="float" office:value="25.8525905614141" calcext:value-type="float">
            <text:p>25.8525905614</text:p>
          </table:table-cell>
          <table:table-cell table:formula="of:=20+8*SIN([.A15])" office:value-type="float" office:value="25.2023027212569" calcext:value-type="float">
            <text:p>25.2023027213</text:p>
          </table:table-cell>
          <table:table-cell table:formula="of:=20+7*SIN([.A15])" office:value-type="float" office:value="24.5520148810998" calcext:value-type="float">
            <text:p>24.5520148811</text:p>
          </table:table-cell>
          <table:table-cell table:formula="of:=[.A15]" office:value-type="float" office:value="15" calcext:value-type="float">
            <text:p>15</text:p>
          </table:table-cell>
          <table:table-cell table:formula="of:=MIN([.B15:.E15])" office:value-type="float" office:value="24.5520148810998" calcext:value-type="float">
            <text:p>24.5520148811</text:p>
          </table:table-cell>
          <table:table-cell table:formula="of:=[.C15]" office:value-type="float" office:value="25.8525905614141" calcext:value-type="float">
            <text:p>25.8525905614</text:p>
          </table:table-cell>
          <table:table-cell table:formula="of:=[.D15]" office:value-type="float" office:value="25.2023027212569" calcext:value-type="float">
            <text:p>25.2023027213</text:p>
          </table:table-cell>
          <table:table-cell table:formula="of:=MAX([.B15:.E15])" office:value-type="float" office:value="26.5028784015712" calcext:value-type="float">
            <text:p>26.5028784016</text:p>
          </table:table-cell>
          <table:table-cell table:formula="of:=RAND()/100" office:value-type="float" office:value="0.00895950545817327" calcext:value-type="float">
            <text:p>0.0089595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+10*SIN([.A16])" office:value-type="float" office:value="17.1209668333493" calcext:value-type="float">
            <text:p>17.1209668333</text:p>
          </table:table-cell>
          <table:table-cell table:formula="of:=20+9*SIN([.A16])" office:value-type="float" office:value="17.4088701500144" calcext:value-type="float">
            <text:p>17.40887015</text:p>
          </table:table-cell>
          <table:table-cell table:formula="of:=20+8*SIN([.A16])" office:value-type="float" office:value="17.6967734666795" calcext:value-type="float">
            <text:p>17.6967734667</text:p>
          </table:table-cell>
          <table:table-cell table:formula="of:=20+7*SIN([.A16])" office:value-type="float" office:value="17.9846767833445" calcext:value-type="float">
            <text:p>17.9846767833</text:p>
          </table:table-cell>
          <table:table-cell table:formula="of:=[.A16]" office:value-type="float" office:value="16" calcext:value-type="float">
            <text:p>16</text:p>
          </table:table-cell>
          <table:table-cell table:formula="of:=MIN([.B16:.E16])" office:value-type="float" office:value="17.1209668333493" calcext:value-type="float">
            <text:p>17.1209668333</text:p>
          </table:table-cell>
          <table:table-cell table:formula="of:=[.C16]" office:value-type="float" office:value="17.4088701500144" calcext:value-type="float">
            <text:p>17.40887015</text:p>
          </table:table-cell>
          <table:table-cell table:formula="of:=[.D16]" office:value-type="float" office:value="17.6967734666795" calcext:value-type="float">
            <text:p>17.6967734667</text:p>
          </table:table-cell>
          <table:table-cell table:formula="of:=MAX([.B16:.E16])" office:value-type="float" office:value="17.9846767833445" calcext:value-type="float">
            <text:p>17.9846767833</text:p>
          </table:table-cell>
          <table:table-cell table:formula="of:=RAND()/100" office:value-type="float" office:value="0.00260294260193937" calcext:value-type="float">
            <text:p>0.00260294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0+10*SIN([.A17])" office:value-type="float" office:value="10.3860250812044" calcext:value-type="float">
            <text:p>10.3860250812</text:p>
          </table:table-cell>
          <table:table-cell table:formula="of:=20+9*SIN([.A17])" office:value-type="float" office:value="11.347422573084" calcext:value-type="float">
            <text:p>11.3474225731</text:p>
          </table:table-cell>
          <table:table-cell table:formula="of:=20+8*SIN([.A17])" office:value-type="float" office:value="12.3088200649635" calcext:value-type="float">
            <text:p>12.308820065</text:p>
          </table:table-cell>
          <table:table-cell table:formula="of:=20+7*SIN([.A17])" office:value-type="float" office:value="13.2702175568431" calcext:value-type="float">
            <text:p>13.2702175568</text:p>
          </table:table-cell>
          <table:table-cell table:formula="of:=[.A17]" office:value-type="float" office:value="17" calcext:value-type="float">
            <text:p>17</text:p>
          </table:table-cell>
          <table:table-cell table:formula="of:=MIN([.B17:.E17])" office:value-type="float" office:value="10.3860250812044" calcext:value-type="float">
            <text:p>10.3860250812</text:p>
          </table:table-cell>
          <table:table-cell table:formula="of:=[.C17]" office:value-type="float" office:value="11.347422573084" calcext:value-type="float">
            <text:p>11.3474225731</text:p>
          </table:table-cell>
          <table:table-cell table:formula="of:=[.D17]" office:value-type="float" office:value="12.3088200649635" calcext:value-type="float">
            <text:p>12.308820065</text:p>
          </table:table-cell>
          <table:table-cell table:formula="of:=MAX([.B17:.E17])" office:value-type="float" office:value="13.2702175568431" calcext:value-type="float">
            <text:p>13.2702175568</text:p>
          </table:table-cell>
          <table:table-cell table:formula="of:=RAND()/100" office:value-type="float" office:value="0.00991784820336984" calcext:value-type="float">
            <text:p>0.00991784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+10*SIN([.A18])" office:value-type="float" office:value="12.4901275322832" calcext:value-type="float">
            <text:p>12.4901275323</text:p>
          </table:table-cell>
          <table:table-cell table:formula="of:=20+9*SIN([.A18])" office:value-type="float" office:value="13.2411147790549" calcext:value-type="float">
            <text:p>13.2411147791</text:p>
          </table:table-cell>
          <table:table-cell table:formula="of:=20+8*SIN([.A18])" office:value-type="float" office:value="13.9921020258266" calcext:value-type="float">
            <text:p>13.9921020258</text:p>
          </table:table-cell>
          <table:table-cell table:formula="of:=20+7*SIN([.A18])" office:value-type="float" office:value="14.7430892725983" calcext:value-type="float">
            <text:p>14.7430892726</text:p>
          </table:table-cell>
          <table:table-cell table:formula="of:=[.A18]" office:value-type="float" office:value="18" calcext:value-type="float">
            <text:p>18</text:p>
          </table:table-cell>
          <table:table-cell table:formula="of:=MIN([.B18:.E18])" office:value-type="float" office:value="12.4901275322832" calcext:value-type="float">
            <text:p>12.4901275323</text:p>
          </table:table-cell>
          <table:table-cell table:formula="of:=[.C18]" office:value-type="float" office:value="13.2411147790549" calcext:value-type="float">
            <text:p>13.2411147791</text:p>
          </table:table-cell>
          <table:table-cell table:formula="of:=[.D18]" office:value-type="float" office:value="13.9921020258266" calcext:value-type="float">
            <text:p>13.9921020258</text:p>
          </table:table-cell>
          <table:table-cell table:formula="of:=MAX([.B18:.E18])" office:value-type="float" office:value="14.7430892725983" calcext:value-type="float">
            <text:p>14.7430892726</text:p>
          </table:table-cell>
          <table:table-cell table:formula="of:=RAND()/100" office:value-type="float" office:value="0.00488262385333177" calcext:value-type="float">
            <text:p>0.00488262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0+10*SIN([.A19])" office:value-type="float" office:value="21.4987720966295" calcext:value-type="float">
            <text:p>21.4987720966</text:p>
          </table:table-cell>
          <table:table-cell table:formula="of:=20+9*SIN([.A19])" office:value-type="float" office:value="21.3488948869666" calcext:value-type="float">
            <text:p>21.348894887</text:p>
          </table:table-cell>
          <table:table-cell table:formula="of:=20+8*SIN([.A19])" office:value-type="float" office:value="21.1990176773036" calcext:value-type="float">
            <text:p>21.1990176773</text:p>
          </table:table-cell>
          <table:table-cell table:formula="of:=20+7*SIN([.A19])" office:value-type="float" office:value="21.0491404676407" calcext:value-type="float">
            <text:p>21.0491404676</text:p>
          </table:table-cell>
          <table:table-cell table:formula="of:=[.A19]" office:value-type="float" office:value="19" calcext:value-type="float">
            <text:p>19</text:p>
          </table:table-cell>
          <table:table-cell table:formula="of:=MIN([.B19:.E19])" office:value-type="float" office:value="21.0491404676407" calcext:value-type="float">
            <text:p>21.0491404676</text:p>
          </table:table-cell>
          <table:table-cell table:formula="of:=[.C19]" office:value-type="float" office:value="21.3488948869666" calcext:value-type="float">
            <text:p>21.348894887</text:p>
          </table:table-cell>
          <table:table-cell table:formula="of:=[.D19]" office:value-type="float" office:value="21.1990176773036" calcext:value-type="float">
            <text:p>21.1990176773</text:p>
          </table:table-cell>
          <table:table-cell table:formula="of:=MAX([.B19:.E19])" office:value-type="float" office:value="21.4987720966295" calcext:value-type="float">
            <text:p>21.4987720966</text:p>
          </table:table-cell>
          <table:table-cell table:formula="of:=RAND()/100" office:value-type="float" office:value="0.000384817719504356" calcext:value-type="float">
            <text:p>0.0003848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+10*SIN([.A20])" office:value-type="float" office:value="29.1294525072763" calcext:value-type="float">
            <text:p>29.1294525073</text:p>
          </table:table-cell>
          <table:table-cell table:formula="of:=20+9*SIN([.A20])" office:value-type="float" office:value="28.2165072565486" calcext:value-type="float">
            <text:p>28.2165072565</text:p>
          </table:table-cell>
          <table:table-cell table:formula="of:=20+8*SIN([.A20])" office:value-type="float" office:value="27.303562005821" calcext:value-type="float">
            <text:p>27.3035620058</text:p>
          </table:table-cell>
          <table:table-cell table:formula="of:=20+7*SIN([.A20])" office:value-type="float" office:value="26.3906167550934" calcext:value-type="float">
            <text:p>26.3906167551</text:p>
          </table:table-cell>
          <table:table-cell table:formula="of:=[.A20]" office:value-type="float" office:value="20" calcext:value-type="float">
            <text:p>20</text:p>
          </table:table-cell>
          <table:table-cell table:formula="of:=MIN([.B20:.E20])" office:value-type="float" office:value="26.3906167550934" calcext:value-type="float">
            <text:p>26.3906167551</text:p>
          </table:table-cell>
          <table:table-cell table:formula="of:=[.C20]" office:value-type="float" office:value="28.2165072565486" calcext:value-type="float">
            <text:p>28.2165072565</text:p>
          </table:table-cell>
          <table:table-cell table:formula="of:=[.D20]" office:value-type="float" office:value="27.303562005821" calcext:value-type="float">
            <text:p>27.3035620058</text:p>
          </table:table-cell>
          <table:table-cell table:formula="of:=MAX([.B20:.E20])" office:value-type="float" office:value="29.1294525072763" calcext:value-type="float">
            <text:p>29.1294525073</text:p>
          </table:table-cell>
          <table:table-cell table:formula="of:=RAND()/100" office:value-type="float" office:value="0.00806619367978765" calcext:value-type="float">
            <text:p>0.00806619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0+10*SIN([.A21])" office:value-type="float" office:value="28.3665563853606" calcext:value-type="float">
            <text:p>28.3665563854</text:p>
          </table:table-cell>
          <table:table-cell table:formula="of:=20+9*SIN([.A21])" office:value-type="float" office:value="27.5299007468245" calcext:value-type="float">
            <text:p>27.5299007468</text:p>
          </table:table-cell>
          <table:table-cell table:formula="of:=20+8*SIN([.A21])" office:value-type="float" office:value="26.6932451082884" calcext:value-type="float">
            <text:p>26.6932451083</text:p>
          </table:table-cell>
          <table:table-cell table:formula="of:=20+7*SIN([.A21])" office:value-type="float" office:value="25.8565894697524" calcext:value-type="float">
            <text:p>25.8565894698</text:p>
          </table:table-cell>
          <table:table-cell table:formula="of:=[.A21]" office:value-type="float" office:value="21" calcext:value-type="float">
            <text:p>21</text:p>
          </table:table-cell>
          <table:table-cell table:formula="of:=MIN([.B21:.E21])" office:value-type="float" office:value="25.8565894697524" calcext:value-type="float">
            <text:p>25.8565894698</text:p>
          </table:table-cell>
          <table:table-cell table:formula="of:=[.C21]" office:value-type="float" office:value="27.5299007468245" calcext:value-type="float">
            <text:p>27.5299007468</text:p>
          </table:table-cell>
          <table:table-cell table:formula="of:=[.D21]" office:value-type="float" office:value="26.6932451082884" calcext:value-type="float">
            <text:p>26.6932451083</text:p>
          </table:table-cell>
          <table:table-cell table:formula="of:=MAX([.B21:.E21])" office:value-type="float" office:value="28.3665563853606" calcext:value-type="float">
            <text:p>28.3665563854</text:p>
          </table:table-cell>
          <table:table-cell table:formula="of:=RAND()/100" office:value-type="float" office:value="0.00333234267771881" calcext:value-type="float">
            <text:p>0.0033323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+10*SIN([.A22])" office:value-type="float" office:value="19.911486907096" calcext:value-type="float">
            <text:p>19.9114869071</text:p>
          </table:table-cell>
          <table:table-cell table:formula="of:=20+9*SIN([.A22])" office:value-type="float" office:value="19.9203382163864" calcext:value-type="float">
            <text:p>19.9203382164</text:p>
          </table:table-cell>
          <table:table-cell table:formula="of:=20+8*SIN([.A22])" office:value-type="float" office:value="19.9291895256768" calcext:value-type="float">
            <text:p>19.9291895257</text:p>
          </table:table-cell>
          <table:table-cell table:formula="of:=20+7*SIN([.A22])" office:value-type="float" office:value="19.9380408349672" calcext:value-type="float">
            <text:p>19.938040835</text:p>
          </table:table-cell>
          <table:table-cell table:formula="of:=[.A22]" office:value-type="float" office:value="22" calcext:value-type="float">
            <text:p>22</text:p>
          </table:table-cell>
          <table:table-cell table:formula="of:=MIN([.B22:.E22])" office:value-type="float" office:value="19.911486907096" calcext:value-type="float">
            <text:p>19.9114869071</text:p>
          </table:table-cell>
          <table:table-cell table:formula="of:=[.C22]" office:value-type="float" office:value="19.9203382163864" calcext:value-type="float">
            <text:p>19.9203382164</text:p>
          </table:table-cell>
          <table:table-cell table:formula="of:=[.D22]" office:value-type="float" office:value="19.9291895256768" calcext:value-type="float">
            <text:p>19.9291895257</text:p>
          </table:table-cell>
          <table:table-cell table:formula="of:=MAX([.B22:.E22])" office:value-type="float" office:value="19.9380408349672" calcext:value-type="float">
            <text:p>19.938040835</text:p>
          </table:table-cell>
          <table:table-cell table:formula="of:=RAND()/100" office:value-type="float" office:value="0.00695331630398898" calcext:value-type="float">
            <text:p>0.0069533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0+10*SIN([.A23])" office:value-type="float" office:value="11.5377959582483" calcext:value-type="float">
            <text:p>11.5377959582</text:p>
          </table:table-cell>
          <table:table-cell table:formula="of:=20+9*SIN([.A23])" office:value-type="float" office:value="12.3840163624235" calcext:value-type="float">
            <text:p>12.3840163624</text:p>
          </table:table-cell>
          <table:table-cell table:formula="of:=20+8*SIN([.A23])" office:value-type="float" office:value="13.2302367665986" calcext:value-type="float">
            <text:p>13.2302367666</text:p>
          </table:table-cell>
          <table:table-cell table:formula="of:=20+7*SIN([.A23])" office:value-type="float" office:value="14.0764571707738" calcext:value-type="float">
            <text:p>14.0764571708</text:p>
          </table:table-cell>
          <table:table-cell table:formula="of:=[.A23]" office:value-type="float" office:value="23" calcext:value-type="float">
            <text:p>23</text:p>
          </table:table-cell>
          <table:table-cell table:formula="of:=MIN([.B23:.E23])" office:value-type="float" office:value="11.5377959582483" calcext:value-type="float">
            <text:p>11.5377959582</text:p>
          </table:table-cell>
          <table:table-cell table:formula="of:=[.C23]" office:value-type="float" office:value="12.3840163624235" calcext:value-type="float">
            <text:p>12.3840163624</text:p>
          </table:table-cell>
          <table:table-cell table:formula="of:=[.D23]" office:value-type="float" office:value="13.2302367665986" calcext:value-type="float">
            <text:p>13.2302367666</text:p>
          </table:table-cell>
          <table:table-cell table:formula="of:=MAX([.B23:.E23])" office:value-type="float" office:value="14.0764571707738" calcext:value-type="float">
            <text:p>14.0764571708</text:p>
          </table:table-cell>
          <table:table-cell table:formula="of:=RAND()/100" office:value-type="float" office:value="0.00290452598360741" calcext:value-type="float">
            <text:p>0.0029045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+10*SIN([.A24])" office:value-type="float" office:value="10.9442163799338" calcext:value-type="float">
            <text:p>10.9442163799</text:p>
          </table:table-cell>
          <table:table-cell table:formula="of:=20+9*SIN([.A24])" office:value-type="float" office:value="11.8497947419404" calcext:value-type="float">
            <text:p>11.8497947419</text:p>
          </table:table-cell>
          <table:table-cell table:formula="of:=20+8*SIN([.A24])" office:value-type="float" office:value="12.755373103947" calcext:value-type="float">
            <text:p>12.7553731039</text:p>
          </table:table-cell>
          <table:table-cell table:formula="of:=20+7*SIN([.A24])" office:value-type="float" office:value="13.6609514659536" calcext:value-type="float">
            <text:p>13.660951466</text:p>
          </table:table-cell>
          <table:table-cell table:formula="of:=[.A24]" office:value-type="float" office:value="24" calcext:value-type="float">
            <text:p>24</text:p>
          </table:table-cell>
          <table:table-cell table:formula="of:=MIN([.B24:.E24])" office:value-type="float" office:value="10.9442163799338" calcext:value-type="float">
            <text:p>10.9442163799</text:p>
          </table:table-cell>
          <table:table-cell table:formula="of:=[.C24]" office:value-type="float" office:value="11.8497947419404" calcext:value-type="float">
            <text:p>11.8497947419</text:p>
          </table:table-cell>
          <table:table-cell table:formula="of:=[.D24]" office:value-type="float" office:value="12.755373103947" calcext:value-type="float">
            <text:p>12.7553731039</text:p>
          </table:table-cell>
          <table:table-cell table:formula="of:=MAX([.B24:.E24])" office:value-type="float" office:value="13.6609514659536" calcext:value-type="float">
            <text:p>13.660951466</text:p>
          </table:table-cell>
          <table:table-cell table:formula="of:=RAND()/100" office:value-type="float" office:value="0.00166950020543511" calcext:value-type="float">
            <text:p>0.0016695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0+10*SIN([.A25])" office:value-type="float" office:value="18.6764824990223" calcext:value-type="float">
            <text:p>18.676482499</text:p>
          </table:table-cell>
          <table:table-cell table:formula="of:=20+9*SIN([.A25])" office:value-type="float" office:value="18.80883424912" calcext:value-type="float">
            <text:p>18.8088342491</text:p>
          </table:table-cell>
          <table:table-cell table:formula="of:=20+8*SIN([.A25])" office:value-type="float" office:value="18.9411859992178" calcext:value-type="float">
            <text:p>18.9411859992</text:p>
          </table:table-cell>
          <table:table-cell table:formula="of:=20+7*SIN([.A25])" office:value-type="float" office:value="19.0735377493156" calcext:value-type="float">
            <text:p>19.0735377493</text:p>
          </table:table-cell>
          <table:table-cell table:formula="of:=[.A25]" office:value-type="float" office:value="25" calcext:value-type="float">
            <text:p>25</text:p>
          </table:table-cell>
          <table:table-cell table:formula="of:=MIN([.B25:.E25])" office:value-type="float" office:value="18.6764824990223" calcext:value-type="float">
            <text:p>18.676482499</text:p>
          </table:table-cell>
          <table:table-cell table:formula="of:=[.C25]" office:value-type="float" office:value="18.80883424912" calcext:value-type="float">
            <text:p>18.8088342491</text:p>
          </table:table-cell>
          <table:table-cell table:formula="of:=[.D25]" office:value-type="float" office:value="18.9411859992178" calcext:value-type="float">
            <text:p>18.9411859992</text:p>
          </table:table-cell>
          <table:table-cell table:formula="of:=MAX([.B25:.E25])" office:value-type="float" office:value="19.0735377493156" calcext:value-type="float">
            <text:p>19.0735377493</text:p>
          </table:table-cell>
          <table:table-cell table:formula="of:=RAND()/100" office:value-type="float" office:value="0.0052674118015755" calcext:value-type="float">
            <text:p>0.00526741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+10*SIN([.A26])" office:value-type="float" office:value="27.625584504796" calcext:value-type="float">
            <text:p>27.6255845048</text:p>
          </table:table-cell>
          <table:table-cell table:formula="of:=20+9*SIN([.A26])" office:value-type="float" office:value="26.8630260543164" calcext:value-type="float">
            <text:p>26.8630260543</text:p>
          </table:table-cell>
          <table:table-cell table:formula="of:=20+8*SIN([.A26])" office:value-type="float" office:value="26.1004676038368" calcext:value-type="float">
            <text:p>26.1004676038</text:p>
          </table:table-cell>
          <table:table-cell table:formula="of:=20+7*SIN([.A26])" office:value-type="float" office:value="25.3379091533572" calcext:value-type="float">
            <text:p>25.3379091534</text:p>
          </table:table-cell>
          <table:table-cell table:formula="of:=[.A26]" office:value-type="float" office:value="26" calcext:value-type="float">
            <text:p>26</text:p>
          </table:table-cell>
          <table:table-cell table:formula="of:=MIN([.B26:.E26])" office:value-type="float" office:value="25.3379091533572" calcext:value-type="float">
            <text:p>25.3379091534</text:p>
          </table:table-cell>
          <table:table-cell table:formula="of:=[.C26]" office:value-type="float" office:value="26.8630260543164" calcext:value-type="float">
            <text:p>26.8630260543</text:p>
          </table:table-cell>
          <table:table-cell table:formula="of:=[.D26]" office:value-type="float" office:value="26.1004676038368" calcext:value-type="float">
            <text:p>26.1004676038</text:p>
          </table:table-cell>
          <table:table-cell table:formula="of:=MAX([.B26:.E26])" office:value-type="float" office:value="27.625584504796" calcext:value-type="float">
            <text:p>27.6255845048</text:p>
          </table:table-cell>
          <table:table-cell table:formula="of:=RAND()/100" office:value-type="float" office:value="0.00457864874697962" calcext:value-type="float">
            <text:p>0.00457864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0+10*SIN([.A27])" office:value-type="float" office:value="29.563759284045" calcext:value-type="float">
            <text:p>29.563759284</text:p>
          </table:table-cell>
          <table:table-cell table:formula="of:=20+9*SIN([.A27])" office:value-type="float" office:value="28.6073833556405" calcext:value-type="float">
            <text:p>28.6073833556</text:p>
          </table:table-cell>
          <table:table-cell table:formula="of:=20+8*SIN([.A27])" office:value-type="float" office:value="27.651007427236" calcext:value-type="float">
            <text:p>27.6510074272</text:p>
          </table:table-cell>
          <table:table-cell table:formula="of:=20+7*SIN([.A27])" office:value-type="float" office:value="26.6946314988315" calcext:value-type="float">
            <text:p>26.6946314988</text:p>
          </table:table-cell>
          <table:table-cell table:formula="of:=[.A27]" office:value-type="float" office:value="27" calcext:value-type="float">
            <text:p>27</text:p>
          </table:table-cell>
          <table:table-cell table:formula="of:=MIN([.B27:.E27])" office:value-type="float" office:value="26.6946314988315" calcext:value-type="float">
            <text:p>26.6946314988</text:p>
          </table:table-cell>
          <table:table-cell table:formula="of:=[.C27]" office:value-type="float" office:value="28.6073833556405" calcext:value-type="float">
            <text:p>28.6073833556</text:p>
          </table:table-cell>
          <table:table-cell table:formula="of:=[.D27]" office:value-type="float" office:value="27.651007427236" calcext:value-type="float">
            <text:p>27.6510074272</text:p>
          </table:table-cell>
          <table:table-cell table:formula="of:=MAX([.B27:.E27])" office:value-type="float" office:value="29.563759284045" calcext:value-type="float">
            <text:p>29.563759284</text:p>
          </table:table-cell>
          <table:table-cell table:formula="of:=RAND()/100" office:value-type="float" office:value="0.00195964956106064" calcext:value-type="float">
            <text:p>0.00195964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+10*SIN([.A28])" office:value-type="float" office:value="22.7090578830787" calcext:value-type="float">
            <text:p>22.7090578831</text:p>
          </table:table-cell>
          <table:table-cell table:formula="of:=20+9*SIN([.A28])" office:value-type="float" office:value="22.4381520947708" calcext:value-type="float">
            <text:p>22.4381520948</text:p>
          </table:table-cell>
          <table:table-cell table:formula="of:=20+8*SIN([.A28])" office:value-type="float" office:value="22.167246306463" calcext:value-type="float">
            <text:p>22.1672463065</text:p>
          </table:table-cell>
          <table:table-cell table:formula="of:=20+7*SIN([.A28])" office:value-type="float" office:value="21.8963405181551" calcext:value-type="float">
            <text:p>21.8963405182</text:p>
          </table:table-cell>
          <table:table-cell table:formula="of:=[.A28]" office:value-type="float" office:value="28" calcext:value-type="float">
            <text:p>28</text:p>
          </table:table-cell>
          <table:table-cell table:formula="of:=MIN([.B28:.E28])" office:value-type="float" office:value="21.8963405181551" calcext:value-type="float">
            <text:p>21.8963405182</text:p>
          </table:table-cell>
          <table:table-cell table:formula="of:=[.C28]" office:value-type="float" office:value="22.4381520947708" calcext:value-type="float">
            <text:p>22.4381520948</text:p>
          </table:table-cell>
          <table:table-cell table:formula="of:=[.D28]" office:value-type="float" office:value="22.167246306463" calcext:value-type="float">
            <text:p>22.1672463065</text:p>
          </table:table-cell>
          <table:table-cell table:formula="of:=MAX([.B28:.E28])" office:value-type="float" office:value="22.7090578830787" calcext:value-type="float">
            <text:p>22.7090578831</text:p>
          </table:table-cell>
          <table:table-cell table:formula="of:=RAND()/100" office:value-type="float" office:value="0.00576436658419299" calcext:value-type="float">
            <text:p>0.00576436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0+10*SIN([.A29])" office:value-type="float" office:value="13.3636611578703" calcext:value-type="float">
            <text:p>13.3636611579</text:p>
          </table:table-cell>
          <table:table-cell table:formula="of:=20+9*SIN([.A29])" office:value-type="float" office:value="14.0272950420833" calcext:value-type="float">
            <text:p>14.0272950421</text:p>
          </table:table-cell>
          <table:table-cell table:formula="of:=20+8*SIN([.A29])" office:value-type="float" office:value="14.6909289262963" calcext:value-type="float">
            <text:p>14.6909289263</text:p>
          </table:table-cell>
          <table:table-cell table:formula="of:=20+7*SIN([.A29])" office:value-type="float" office:value="15.3545628105092" calcext:value-type="float">
            <text:p>15.3545628105</text:p>
          </table:table-cell>
          <table:table-cell table:formula="of:=[.A29]" office:value-type="float" office:value="29" calcext:value-type="float">
            <text:p>29</text:p>
          </table:table-cell>
          <table:table-cell table:formula="of:=MIN([.B29:.E29])" office:value-type="float" office:value="13.3636611578703" calcext:value-type="float">
            <text:p>13.3636611579</text:p>
          </table:table-cell>
          <table:table-cell table:formula="of:=[.C29]" office:value-type="float" office:value="14.0272950420833" calcext:value-type="float">
            <text:p>14.0272950421</text:p>
          </table:table-cell>
          <table:table-cell table:formula="of:=[.D29]" office:value-type="float" office:value="14.6909289262963" calcext:value-type="float">
            <text:p>14.6909289263</text:p>
          </table:table-cell>
          <table:table-cell table:formula="of:=MAX([.B29:.E29])" office:value-type="float" office:value="15.3545628105092" calcext:value-type="float">
            <text:p>15.3545628105</text:p>
          </table:table-cell>
          <table:table-cell table:formula="of:=RAND()/100" office:value-type="float" office:value="0.00952776915451612" calcext:value-type="float">
            <text:p>0.00952776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+10*SIN([.A30])" office:value-type="float" office:value="10.1196837590714" calcext:value-type="float">
            <text:p>10.1196837591</text:p>
          </table:table-cell>
          <table:table-cell table:formula="of:=20+9*SIN([.A30])" office:value-type="float" office:value="11.1077153831642" calcext:value-type="float">
            <text:p>11.1077153832</text:p>
          </table:table-cell>
          <table:table-cell table:formula="of:=20+8*SIN([.A30])" office:value-type="float" office:value="12.0957470072571" calcext:value-type="float">
            <text:p>12.0957470073</text:p>
          </table:table-cell>
          <table:table-cell table:formula="of:=20+7*SIN([.A30])" office:value-type="float" office:value="13.08377863135" calcext:value-type="float">
            <text:p>13.0837786314</text:p>
          </table:table-cell>
          <table:table-cell table:formula="of:=[.A30]" office:value-type="float" office:value="30" calcext:value-type="float">
            <text:p>30</text:p>
          </table:table-cell>
          <table:table-cell table:formula="of:=MIN([.B30:.E30])" office:value-type="float" office:value="10.1196837590714" calcext:value-type="float">
            <text:p>10.1196837591</text:p>
          </table:table-cell>
          <table:table-cell table:formula="of:=[.C30]" office:value-type="float" office:value="11.1077153831642" calcext:value-type="float">
            <text:p>11.1077153832</text:p>
          </table:table-cell>
          <table:table-cell table:formula="of:=[.D30]" office:value-type="float" office:value="12.0957470072571" calcext:value-type="float">
            <text:p>12.0957470073</text:p>
          </table:table-cell>
          <table:table-cell table:formula="of:=MAX([.B30:.E30])" office:value-type="float" office:value="13.08377863135" calcext:value-type="float">
            <text:p>13.0837786314</text:p>
          </table:table-cell>
          <table:table-cell table:formula="of:=RAND()/100" office:value-type="float" office:value="0.00782249146548217" calcext:value-type="float">
            <text:p>0.0078224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0+10*SIN([.A31])" office:value-type="float" office:value="15.9596235467694" calcext:value-type="float">
            <text:p>15.9596235468</text:p>
          </table:table-cell>
          <table:table-cell table:formula="of:=20+9*SIN([.A31])" office:value-type="float" office:value="16.3636611920924" calcext:value-type="float">
            <text:p>16.3636611921</text:p>
          </table:table-cell>
          <table:table-cell table:formula="of:=20+8*SIN([.A31])" office:value-type="float" office:value="16.7676988374155" calcext:value-type="float">
            <text:p>16.7676988374</text:p>
          </table:table-cell>
          <table:table-cell table:formula="of:=20+7*SIN([.A31])" office:value-type="float" office:value="17.1717364827385" calcext:value-type="float">
            <text:p>17.1717364827</text:p>
          </table:table-cell>
          <table:table-cell table:formula="of:=[.A31]" office:value-type="float" office:value="31" calcext:value-type="float">
            <text:p>31</text:p>
          </table:table-cell>
          <table:table-cell table:formula="of:=MIN([.B31:.E31])" office:value-type="float" office:value="15.9596235467694" calcext:value-type="float">
            <text:p>15.9596235468</text:p>
          </table:table-cell>
          <table:table-cell table:formula="of:=[.C31]" office:value-type="float" office:value="16.3636611920924" calcext:value-type="float">
            <text:p>16.3636611921</text:p>
          </table:table-cell>
          <table:table-cell table:formula="of:=[.D31]" office:value-type="float" office:value="16.7676988374155" calcext:value-type="float">
            <text:p>16.7676988374</text:p>
          </table:table-cell>
          <table:table-cell table:formula="of:=MAX([.B31:.E31])" office:value-type="float" office:value="17.1717364827385" calcext:value-type="float">
            <text:p>17.1717364827</text:p>
          </table:table-cell>
          <table:table-cell table:formula="of:=RAND()/100" office:value-type="float" office:value="0.00933439496842788" calcext:value-type="float">
            <text:p>0.0093343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+10*SIN([.A32])" office:value-type="float" office:value="25.5142668124169" calcext:value-type="float">
            <text:p>25.5142668124</text:p>
          </table:table-cell>
          <table:table-cell table:formula="of:=20+9*SIN([.A32])" office:value-type="float" office:value="24.9628401311752" calcext:value-type="float">
            <text:p>24.9628401312</text:p>
          </table:table-cell>
          <table:table-cell table:formula="of:=20+8*SIN([.A32])" office:value-type="float" office:value="24.4114134499335" calcext:value-type="float">
            <text:p>24.4114134499</text:p>
          </table:table-cell>
          <table:table-cell table:formula="of:=20+7*SIN([.A32])" office:value-type="float" office:value="23.8599867686918" calcext:value-type="float">
            <text:p>23.8599867687</text:p>
          </table:table-cell>
          <table:table-cell table:formula="of:=[.A32]" office:value-type="float" office:value="32" calcext:value-type="float">
            <text:p>32</text:p>
          </table:table-cell>
          <table:table-cell table:formula="of:=MIN([.B32:.E32])" office:value-type="float" office:value="23.8599867686918" calcext:value-type="float">
            <text:p>23.8599867687</text:p>
          </table:table-cell>
          <table:table-cell table:formula="of:=[.C32]" office:value-type="float" office:value="24.9628401311752" calcext:value-type="float">
            <text:p>24.9628401312</text:p>
          </table:table-cell>
          <table:table-cell table:formula="of:=[.D32]" office:value-type="float" office:value="24.4114134499335" calcext:value-type="float">
            <text:p>24.4114134499</text:p>
          </table:table-cell>
          <table:table-cell table:formula="of:=MAX([.B32:.E32])" office:value-type="float" office:value="25.5142668124169" calcext:value-type="float">
            <text:p>25.5142668124</text:p>
          </table:table-cell>
          <table:table-cell table:formula="of:=RAND()/100" office:value-type="float" office:value="0.00784970746739876" calcext:value-type="float">
            <text:p>0.00784970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0+10*SIN([.A33])" office:value-type="float" office:value="29.9991186010727" calcext:value-type="float">
            <text:p>29.9991186011</text:p>
          </table:table-cell>
          <table:table-cell table:formula="of:=20+9*SIN([.A33])" office:value-type="float" office:value="28.9992067409654" calcext:value-type="float">
            <text:p>28.999206741</text:p>
          </table:table-cell>
          <table:table-cell table:formula="of:=20+8*SIN([.A33])" office:value-type="float" office:value="27.9992948808581" calcext:value-type="float">
            <text:p>27.9992948809</text:p>
          </table:table-cell>
          <table:table-cell table:formula="of:=20+7*SIN([.A33])" office:value-type="float" office:value="26.9993830207509" calcext:value-type="float">
            <text:p>26.9993830208</text:p>
          </table:table-cell>
          <table:table-cell table:formula="of:=[.A33]" office:value-type="float" office:value="33" calcext:value-type="float">
            <text:p>33</text:p>
          </table:table-cell>
          <table:table-cell table:formula="of:=MIN([.B33:.E33])" office:value-type="float" office:value="26.9993830207509" calcext:value-type="float">
            <text:p>26.9993830208</text:p>
          </table:table-cell>
          <table:table-cell table:formula="of:=[.C33]" office:value-type="float" office:value="28.9992067409654" calcext:value-type="float">
            <text:p>28.999206741</text:p>
          </table:table-cell>
          <table:table-cell table:formula="of:=[.D33]" office:value-type="float" office:value="27.9992948808581" calcext:value-type="float">
            <text:p>27.9992948809</text:p>
          </table:table-cell>
          <table:table-cell table:formula="of:=MAX([.B33:.E33])" office:value-type="float" office:value="29.9991186010727" calcext:value-type="float">
            <text:p>29.9991186011</text:p>
          </table:table-cell>
          <table:table-cell table:formula="of:=RAND()/100" office:value-type="float" office:value="0.00455357079159504" calcext:value-type="float">
            <text:p>0.0045535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+10*SIN([.A34])" office:value-type="float" office:value="25.2908268612002" calcext:value-type="float">
            <text:p>25.2908268612</text:p>
          </table:table-cell>
          <table:table-cell table:formula="of:=20+9*SIN([.A34])" office:value-type="float" office:value="24.7617441750802" calcext:value-type="float">
            <text:p>24.7617441751</text:p>
          </table:table-cell>
          <table:table-cell table:formula="of:=20+8*SIN([.A34])" office:value-type="float" office:value="24.2326614889602" calcext:value-type="float">
            <text:p>24.232661489</text:p>
          </table:table-cell>
          <table:table-cell table:formula="of:=20+7*SIN([.A34])" office:value-type="float" office:value="23.7035788028402" calcext:value-type="float">
            <text:p>23.7035788028</text:p>
          </table:table-cell>
          <table:table-cell table:formula="of:=[.A34]" office:value-type="float" office:value="34" calcext:value-type="float">
            <text:p>34</text:p>
          </table:table-cell>
          <table:table-cell table:formula="of:=MIN([.B34:.E34])" office:value-type="float" office:value="23.7035788028402" calcext:value-type="float">
            <text:p>23.7035788028</text:p>
          </table:table-cell>
          <table:table-cell table:formula="of:=[.C34]" office:value-type="float" office:value="24.7617441750802" calcext:value-type="float">
            <text:p>24.7617441751</text:p>
          </table:table-cell>
          <table:table-cell table:formula="of:=[.D34]" office:value-type="float" office:value="24.2326614889602" calcext:value-type="float">
            <text:p>24.232661489</text:p>
          </table:table-cell>
          <table:table-cell table:formula="of:=MAX([.B34:.E34])" office:value-type="float" office:value="25.2908268612002" calcext:value-type="float">
            <text:p>25.2908268612</text:p>
          </table:table-cell>
          <table:table-cell table:formula="of:=RAND()/100" office:value-type="float" office:value="0.00758034420986274" calcext:value-type="float">
            <text:p>0.0075803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0+10*SIN([.A35])" office:value-type="float" office:value="15.7181733050385" calcext:value-type="float">
            <text:p>15.718173305</text:p>
          </table:table-cell>
          <table:table-cell table:formula="of:=20+9*SIN([.A35])" office:value-type="float" office:value="16.1463559745346" calcext:value-type="float">
            <text:p>16.1463559745</text:p>
          </table:table-cell>
          <table:table-cell table:formula="of:=20+8*SIN([.A35])" office:value-type="float" office:value="16.5745386440308" calcext:value-type="float">
            <text:p>16.574538644</text:p>
          </table:table-cell>
          <table:table-cell table:formula="of:=20+7*SIN([.A35])" office:value-type="float" office:value="17.0027213135269" calcext:value-type="float">
            <text:p>17.0027213135</text:p>
          </table:table-cell>
          <table:table-cell table:formula="of:=[.A35]" office:value-type="float" office:value="35" calcext:value-type="float">
            <text:p>35</text:p>
          </table:table-cell>
          <table:table-cell table:formula="of:=MIN([.B35:.E35])" office:value-type="float" office:value="15.7181733050385" calcext:value-type="float">
            <text:p>15.718173305</text:p>
          </table:table-cell>
          <table:table-cell table:formula="of:=[.C35]" office:value-type="float" office:value="16.1463559745346" calcext:value-type="float">
            <text:p>16.1463559745</text:p>
          </table:table-cell>
          <table:table-cell table:formula="of:=[.D35]" office:value-type="float" office:value="16.5745386440308" calcext:value-type="float">
            <text:p>16.574538644</text:p>
          </table:table-cell>
          <table:table-cell table:formula="of:=MAX([.B35:.E35])" office:value-type="float" office:value="17.0027213135269" calcext:value-type="float">
            <text:p>17.0027213135</text:p>
          </table:table-cell>
          <table:table-cell table:formula="of:=RAND()/100" office:value-type="float" office:value="0.00136214441630028" calcext:value-type="float">
            <text:p>0.0013621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+10*SIN([.A36])" office:value-type="float" office:value="10.0822114655688" calcext:value-type="float">
            <text:p>10.0822114656</text:p>
          </table:table-cell>
          <table:table-cell table:formula="of:=20+9*SIN([.A36])" office:value-type="float" office:value="11.073990319012" calcext:value-type="float">
            <text:p>11.073990319</text:p>
          </table:table-cell>
          <table:table-cell table:formula="of:=20+8*SIN([.A36])" office:value-type="float" office:value="12.0657691724551" calcext:value-type="float">
            <text:p>12.0657691725</text:p>
          </table:table-cell>
          <table:table-cell table:formula="of:=20+7*SIN([.A36])" office:value-type="float" office:value="13.0575480258982" calcext:value-type="float">
            <text:p>13.0575480259</text:p>
          </table:table-cell>
          <table:table-cell table:formula="of:=[.A36]" office:value-type="float" office:value="36" calcext:value-type="float">
            <text:p>36</text:p>
          </table:table-cell>
          <table:table-cell table:formula="of:=MIN([.B36:.E36])" office:value-type="float" office:value="10.0822114655688" calcext:value-type="float">
            <text:p>10.0822114656</text:p>
          </table:table-cell>
          <table:table-cell table:formula="of:=[.C36]" office:value-type="float" office:value="11.073990319012" calcext:value-type="float">
            <text:p>11.073990319</text:p>
          </table:table-cell>
          <table:table-cell table:formula="of:=[.D36]" office:value-type="float" office:value="12.0657691724551" calcext:value-type="float">
            <text:p>12.0657691725</text:p>
          </table:table-cell>
          <table:table-cell table:formula="of:=MAX([.B36:.E36])" office:value-type="float" office:value="13.0575480258982" calcext:value-type="float">
            <text:p>13.0575480259</text:p>
          </table:table-cell>
          <table:table-cell table:formula="of:=RAND()/100" office:value-type="float" office:value="0.00537474422600067" calcext:value-type="float">
            <text:p>0.0053747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0+10*SIN([.A37])" office:value-type="float" office:value="13.56461866643" calcext:value-type="float">
            <text:p>13.5646186664</text:p>
          </table:table-cell>
          <table:table-cell table:formula="of:=20+9*SIN([.A37])" office:value-type="float" office:value="14.208156799787" calcext:value-type="float">
            <text:p>14.2081567998</text:p>
          </table:table-cell>
          <table:table-cell table:formula="of:=20+8*SIN([.A37])" office:value-type="float" office:value="14.851694933144" calcext:value-type="float">
            <text:p>14.8516949331</text:p>
          </table:table-cell>
          <table:table-cell table:formula="of:=20+7*SIN([.A37])" office:value-type="float" office:value="15.495233066501" calcext:value-type="float">
            <text:p>15.4952330665</text:p>
          </table:table-cell>
          <table:table-cell table:formula="of:=[.A37]" office:value-type="float" office:value="37" calcext:value-type="float">
            <text:p>37</text:p>
          </table:table-cell>
          <table:table-cell table:formula="of:=MIN([.B37:.E37])" office:value-type="float" office:value="13.56461866643" calcext:value-type="float">
            <text:p>13.5646186664</text:p>
          </table:table-cell>
          <table:table-cell table:formula="of:=[.C37]" office:value-type="float" office:value="14.208156799787" calcext:value-type="float">
            <text:p>14.2081567998</text:p>
          </table:table-cell>
          <table:table-cell table:formula="of:=[.D37]" office:value-type="float" office:value="14.851694933144" calcext:value-type="float">
            <text:p>14.8516949331</text:p>
          </table:table-cell>
          <table:table-cell table:formula="of:=MAX([.B37:.E37])" office:value-type="float" office:value="15.495233066501" calcext:value-type="float">
            <text:p>15.4952330665</text:p>
          </table:table-cell>
          <table:table-cell table:formula="of:=RAND()/100" office:value-type="float" office:value="0.00381061460231441" calcext:value-type="float">
            <text:p>0.00381061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+10*SIN([.A38])" office:value-type="float" office:value="22.9636857870938" calcext:value-type="float">
            <text:p>22.9636857871</text:p>
          </table:table-cell>
          <table:table-cell table:formula="of:=20+9*SIN([.A38])" office:value-type="float" office:value="22.6673172083845" calcext:value-type="float">
            <text:p>22.6673172084</text:p>
          </table:table-cell>
          <table:table-cell table:formula="of:=20+8*SIN([.A38])" office:value-type="float" office:value="22.3709486296751" calcext:value-type="float">
            <text:p>22.3709486297</text:p>
          </table:table-cell>
          <table:table-cell table:formula="of:=20+7*SIN([.A38])" office:value-type="float" office:value="22.0745800509657" calcext:value-type="float">
            <text:p>22.074580051</text:p>
          </table:table-cell>
          <table:table-cell table:formula="of:=[.A38]" office:value-type="float" office:value="38" calcext:value-type="float">
            <text:p>38</text:p>
          </table:table-cell>
          <table:table-cell table:formula="of:=MIN([.B38:.E38])" office:value-type="float" office:value="22.0745800509657" calcext:value-type="float">
            <text:p>22.074580051</text:p>
          </table:table-cell>
          <table:table-cell table:formula="of:=[.C38]" office:value-type="float" office:value="22.6673172083845" calcext:value-type="float">
            <text:p>22.6673172084</text:p>
          </table:table-cell>
          <table:table-cell table:formula="of:=[.D38]" office:value-type="float" office:value="22.3709486296751" calcext:value-type="float">
            <text:p>22.3709486297</text:p>
          </table:table-cell>
          <table:table-cell table:formula="of:=MAX([.B38:.E38])" office:value-type="float" office:value="22.9636857870938" calcext:value-type="float">
            <text:p>22.9636857871</text:p>
          </table:table-cell>
          <table:table-cell table:formula="of:=RAND()/100" office:value-type="float" office:value="0.00224394788531454" calcext:value-type="float">
            <text:p>0.00224394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0+10*SIN([.A39])" office:value-type="float" office:value="29.6379538628409" calcext:value-type="float">
            <text:p>29.6379538628</text:p>
          </table:table-cell>
          <table:table-cell table:formula="of:=20+9*SIN([.A39])" office:value-type="float" office:value="28.6741584765568" calcext:value-type="float">
            <text:p>28.6741584766</text:p>
          </table:table-cell>
          <table:table-cell table:formula="of:=20+8*SIN([.A39])" office:value-type="float" office:value="27.7103630902727" calcext:value-type="float">
            <text:p>27.7103630903</text:p>
          </table:table-cell>
          <table:table-cell table:formula="of:=20+7*SIN([.A39])" office:value-type="float" office:value="26.7465677039886" calcext:value-type="float">
            <text:p>26.746567704</text:p>
          </table:table-cell>
          <table:table-cell table:formula="of:=[.A39]" office:value-type="float" office:value="39" calcext:value-type="float">
            <text:p>39</text:p>
          </table:table-cell>
          <table:table-cell table:formula="of:=MIN([.B39:.E39])" office:value-type="float" office:value="26.7465677039886" calcext:value-type="float">
            <text:p>26.746567704</text:p>
          </table:table-cell>
          <table:table-cell table:formula="of:=[.C39]" office:value-type="float" office:value="28.6741584765568" calcext:value-type="float">
            <text:p>28.6741584766</text:p>
          </table:table-cell>
          <table:table-cell table:formula="of:=[.D39]" office:value-type="float" office:value="27.7103630902727" calcext:value-type="float">
            <text:p>27.7103630903</text:p>
          </table:table-cell>
          <table:table-cell table:formula="of:=MAX([.B39:.E39])" office:value-type="float" office:value="29.6379538628409" calcext:value-type="float">
            <text:p>29.6379538628</text:p>
          </table:table-cell>
          <table:table-cell table:formula="of:=RAND()/100" office:value-type="float" office:value="0.00880131973896746" calcext:value-type="float">
            <text:p>0.00880131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+10*SIN([.A40])" office:value-type="float" office:value="27.4511316047935" calcext:value-type="float">
            <text:p>27.4511316048</text:p>
          </table:table-cell>
          <table:table-cell table:formula="of:=20+9*SIN([.A40])" office:value-type="float" office:value="26.7060184443141" calcext:value-type="float">
            <text:p>26.7060184443</text:p>
          </table:table-cell>
          <table:table-cell table:formula="of:=20+8*SIN([.A40])" office:value-type="float" office:value="25.9609052838348" calcext:value-type="float">
            <text:p>25.9609052838</text:p>
          </table:table-cell>
          <table:table-cell table:formula="of:=20+7*SIN([.A40])" office:value-type="float" office:value="25.2157921233554" calcext:value-type="float">
            <text:p>25.2157921234</text:p>
          </table:table-cell>
          <table:table-cell table:formula="of:=[.A40]" office:value-type="float" office:value="40" calcext:value-type="float">
            <text:p>40</text:p>
          </table:table-cell>
          <table:table-cell table:formula="of:=MIN([.B40:.E40])" office:value-type="float" office:value="25.2157921233554" calcext:value-type="float">
            <text:p>25.2157921234</text:p>
          </table:table-cell>
          <table:table-cell table:formula="of:=[.C40]" office:value-type="float" office:value="26.7060184443141" calcext:value-type="float">
            <text:p>26.7060184443</text:p>
          </table:table-cell>
          <table:table-cell table:formula="of:=[.D40]" office:value-type="float" office:value="25.9609052838348" calcext:value-type="float">
            <text:p>25.9609052838</text:p>
          </table:table-cell>
          <table:table-cell table:formula="of:=MAX([.B40:.E40])" office:value-type="float" office:value="27.4511316047935" calcext:value-type="float">
            <text:p>27.4511316048</text:p>
          </table:table-cell>
          <table:table-cell table:formula="of:=RAND()/100" office:value-type="float" office:value="0.00930578586214721" calcext:value-type="float">
            <text:p>0.0093057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0+10*SIN([.A41])" office:value-type="float" office:value="18.4137733119529" calcext:value-type="float">
            <text:p>18.413773312</text:p>
          </table:table-cell>
          <table:table-cell table:formula="of:=20+9*SIN([.A41])" office:value-type="float" office:value="18.5723959807576" calcext:value-type="float">
            <text:p>18.5723959808</text:p>
          </table:table-cell>
          <table:table-cell table:formula="of:=20+8*SIN([.A41])" office:value-type="float" office:value="18.7310186495623" calcext:value-type="float">
            <text:p>18.7310186496</text:p>
          </table:table-cell>
          <table:table-cell table:formula="of:=20+7*SIN([.A41])" office:value-type="float" office:value="18.889641318367" calcext:value-type="float">
            <text:p>18.8896413184</text:p>
          </table:table-cell>
          <table:table-cell table:formula="of:=[.A41]" office:value-type="float" office:value="41" calcext:value-type="float">
            <text:p>41</text:p>
          </table:table-cell>
          <table:table-cell table:formula="of:=MIN([.B41:.E41])" office:value-type="float" office:value="18.4137733119529" calcext:value-type="float">
            <text:p>18.413773312</text:p>
          </table:table-cell>
          <table:table-cell table:formula="of:=[.C41]" office:value-type="float" office:value="18.5723959807576" calcext:value-type="float">
            <text:p>18.5723959808</text:p>
          </table:table-cell>
          <table:table-cell table:formula="of:=[.D41]" office:value-type="float" office:value="18.7310186495623" calcext:value-type="float">
            <text:p>18.7310186496</text:p>
          </table:table-cell>
          <table:table-cell table:formula="of:=MAX([.B41:.E41])" office:value-type="float" office:value="18.889641318367" calcext:value-type="float">
            <text:p>18.8896413184</text:p>
          </table:table-cell>
          <table:table-cell table:formula="of:=RAND()/100" office:value-type="float" office:value="0.00885288917543431" calcext:value-type="float">
            <text:p>0.00885288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+10*SIN([.A42])" office:value-type="float" office:value="10.8347845208437" calcext:value-type="float">
            <text:p>10.8347845208</text:p>
          </table:table-cell>
          <table:table-cell table:formula="of:=20+9*SIN([.A42])" office:value-type="float" office:value="11.7513060687593" calcext:value-type="float">
            <text:p>11.7513060688</text:p>
          </table:table-cell>
          <table:table-cell table:formula="of:=20+8*SIN([.A42])" office:value-type="float" office:value="12.6678276166749" calcext:value-type="float">
            <text:p>12.6678276167</text:p>
          </table:table-cell>
          <table:table-cell table:formula="of:=20+7*SIN([.A42])" office:value-type="float" office:value="13.5843491645906" calcext:value-type="float">
            <text:p>13.5843491646</text:p>
          </table:table-cell>
          <table:table-cell table:formula="of:=[.A42]" office:value-type="float" office:value="42" calcext:value-type="float">
            <text:p>42</text:p>
          </table:table-cell>
          <table:table-cell table:formula="of:=MIN([.B42:.E42])" office:value-type="float" office:value="10.8347845208437" calcext:value-type="float">
            <text:p>10.8347845208</text:p>
          </table:table-cell>
          <table:table-cell table:formula="of:=[.C42]" office:value-type="float" office:value="11.7513060687593" calcext:value-type="float">
            <text:p>11.7513060688</text:p>
          </table:table-cell>
          <table:table-cell table:formula="of:=[.D42]" office:value-type="float" office:value="12.6678276166749" calcext:value-type="float">
            <text:p>12.6678276167</text:p>
          </table:table-cell>
          <table:table-cell table:formula="of:=MAX([.B42:.E42])" office:value-type="float" office:value="13.5843491645906" calcext:value-type="float">
            <text:p>13.5843491646</text:p>
          </table:table-cell>
          <table:table-cell table:formula="of:=RAND()/100" office:value-type="float" office:value="0.00134025255157383" calcext:value-type="float">
            <text:p>0.00134025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0+10*SIN([.A43])" office:value-type="float" office:value="11.682252573714" calcext:value-type="float">
            <text:p>11.6822525737</text:p>
          </table:table-cell>
          <table:table-cell table:formula="of:=20+9*SIN([.A43])" office:value-type="float" office:value="12.5140273163426" calcext:value-type="float">
            <text:p>12.5140273163</text:p>
          </table:table-cell>
          <table:table-cell table:formula="of:=20+8*SIN([.A43])" office:value-type="float" office:value="13.3458020589712" calcext:value-type="float">
            <text:p>13.345802059</text:p>
          </table:table-cell>
          <table:table-cell table:formula="of:=20+7*SIN([.A43])" office:value-type="float" office:value="14.1775768015998" calcext:value-type="float">
            <text:p>14.1775768016</text:p>
          </table:table-cell>
          <table:table-cell table:formula="of:=[.A43]" office:value-type="float" office:value="43" calcext:value-type="float">
            <text:p>43</text:p>
          </table:table-cell>
          <table:table-cell table:formula="of:=MIN([.B43:.E43])" office:value-type="float" office:value="11.682252573714" calcext:value-type="float">
            <text:p>11.6822525737</text:p>
          </table:table-cell>
          <table:table-cell table:formula="of:=[.C43]" office:value-type="float" office:value="12.5140273163426" calcext:value-type="float">
            <text:p>12.5140273163</text:p>
          </table:table-cell>
          <table:table-cell table:formula="of:=[.D43]" office:value-type="float" office:value="13.3458020589712" calcext:value-type="float">
            <text:p>13.345802059</text:p>
          </table:table-cell>
          <table:table-cell table:formula="of:=MAX([.B43:.E43])" office:value-type="float" office:value="14.1775768015998" calcext:value-type="float">
            <text:p>14.1775768016</text:p>
          </table:table-cell>
          <table:table-cell table:formula="of:=RAND()/100" office:value-type="float" office:value="0.00709568685371405" calcext:value-type="float">
            <text:p>0.0070956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+10*SIN([.A44])" office:value-type="float" office:value="20.1770192510541" calcext:value-type="float">
            <text:p>20.1770192511</text:p>
          </table:table-cell>
          <table:table-cell table:formula="of:=20+9*SIN([.A44])" office:value-type="float" office:value="20.1593173259487" calcext:value-type="float">
            <text:p>20.1593173259</text:p>
          </table:table-cell>
          <table:table-cell table:formula="of:=20+8*SIN([.A44])" office:value-type="float" office:value="20.1416154008433" calcext:value-type="float">
            <text:p>20.1416154008</text:p>
          </table:table-cell>
          <table:table-cell table:formula="of:=20+7*SIN([.A44])" office:value-type="float" office:value="20.1239134757379" calcext:value-type="float">
            <text:p>20.1239134757</text:p>
          </table:table-cell>
          <table:table-cell table:formula="of:=[.A44]" office:value-type="float" office:value="44" calcext:value-type="float">
            <text:p>44</text:p>
          </table:table-cell>
          <table:table-cell table:formula="of:=MIN([.B44:.E44])" office:value-type="float" office:value="20.1239134757379" calcext:value-type="float">
            <text:p>20.1239134757</text:p>
          </table:table-cell>
          <table:table-cell table:formula="of:=[.C44]" office:value-type="float" office:value="20.1593173259487" calcext:value-type="float">
            <text:p>20.1593173259</text:p>
          </table:table-cell>
          <table:table-cell table:formula="of:=[.D44]" office:value-type="float" office:value="20.1416154008433" calcext:value-type="float">
            <text:p>20.1416154008</text:p>
          </table:table-cell>
          <table:table-cell table:formula="of:=MAX([.B44:.E44])" office:value-type="float" office:value="20.1770192510541" calcext:value-type="float">
            <text:p>20.1770192511</text:p>
          </table:table-cell>
          <table:table-cell table:formula="of:=RAND()/100" office:value-type="float" office:value="0.000939806093282901" calcext:value-type="float">
            <text:p>0.00093980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0+10*SIN([.A45])" office:value-type="float" office:value="28.5090352453412" calcext:value-type="float">
            <text:p>28.5090352453</text:p>
          </table:table-cell>
          <table:table-cell table:formula="of:=20+9*SIN([.A45])" office:value-type="float" office:value="27.6581317208071" calcext:value-type="float">
            <text:p>27.6581317208</text:p>
          </table:table-cell>
          <table:table-cell table:formula="of:=20+8*SIN([.A45])" office:value-type="float" office:value="26.8072281962729" calcext:value-type="float">
            <text:p>26.8072281963</text:p>
          </table:table-cell>
          <table:table-cell table:formula="of:=20+7*SIN([.A45])" office:value-type="float" office:value="25.9563246717388" calcext:value-type="float">
            <text:p>25.9563246717</text:p>
          </table:table-cell>
          <table:table-cell table:formula="of:=[.A45]" office:value-type="float" office:value="45" calcext:value-type="float">
            <text:p>45</text:p>
          </table:table-cell>
          <table:table-cell table:formula="of:=MIN([.B45:.E45])" office:value-type="float" office:value="25.9563246717388" calcext:value-type="float">
            <text:p>25.9563246717</text:p>
          </table:table-cell>
          <table:table-cell table:formula="of:=[.C45]" office:value-type="float" office:value="27.6581317208071" calcext:value-type="float">
            <text:p>27.6581317208</text:p>
          </table:table-cell>
          <table:table-cell table:formula="of:=[.D45]" office:value-type="float" office:value="26.8072281962729" calcext:value-type="float">
            <text:p>26.8072281963</text:p>
          </table:table-cell>
          <table:table-cell table:formula="of:=MAX([.B45:.E45])" office:value-type="float" office:value="28.5090352453412" calcext:value-type="float">
            <text:p>28.5090352453</text:p>
          </table:table-cell>
          <table:table-cell table:formula="of:=RAND()/100" office:value-type="float" office:value="0.00452298393228331" calcext:value-type="float">
            <text:p>0.00452298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+10*SIN([.A46])" office:value-type="float" office:value="29.0178834764881" calcext:value-type="float">
            <text:p>29.0178834765</text:p>
          </table:table-cell>
          <table:table-cell table:formula="of:=20+9*SIN([.A46])" office:value-type="float" office:value="28.1160951288393" calcext:value-type="float">
            <text:p>28.1160951288</text:p>
          </table:table-cell>
          <table:table-cell table:formula="of:=20+8*SIN([.A46])" office:value-type="float" office:value="27.2143067811905" calcext:value-type="float">
            <text:p>27.2143067812</text:p>
          </table:table-cell>
          <table:table-cell table:formula="of:=20+7*SIN([.A46])" office:value-type="float" office:value="26.3125184335417" calcext:value-type="float">
            <text:p>26.3125184335</text:p>
          </table:table-cell>
          <table:table-cell table:formula="of:=[.A46]" office:value-type="float" office:value="46" calcext:value-type="float">
            <text:p>46</text:p>
          </table:table-cell>
          <table:table-cell table:formula="of:=MIN([.B46:.E46])" office:value-type="float" office:value="26.3125184335417" calcext:value-type="float">
            <text:p>26.3125184335</text:p>
          </table:table-cell>
          <table:table-cell table:formula="of:=[.C46]" office:value-type="float" office:value="28.1160951288393" calcext:value-type="float">
            <text:p>28.1160951288</text:p>
          </table:table-cell>
          <table:table-cell table:formula="of:=[.D46]" office:value-type="float" office:value="27.2143067811905" calcext:value-type="float">
            <text:p>27.2143067812</text:p>
          </table:table-cell>
          <table:table-cell table:formula="of:=MAX([.B46:.E46])" office:value-type="float" office:value="29.0178834764881" calcext:value-type="float">
            <text:p>29.0178834765</text:p>
          </table:table-cell>
          <table:table-cell table:formula="of:=RAND()/100" office:value-type="float" office:value="0.00569445435360473" calcext:value-type="float">
            <text:p>0.00569445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0+10*SIN([.A47])" office:value-type="float" office:value="21.2357312274522" calcext:value-type="float">
            <text:p>21.2357312275</text:p>
          </table:table-cell>
          <table:table-cell table:formula="of:=20+9*SIN([.A47])" office:value-type="float" office:value="21.112158104707" calcext:value-type="float">
            <text:p>21.1121581047</text:p>
          </table:table-cell>
          <table:table-cell table:formula="of:=20+8*SIN([.A47])" office:value-type="float" office:value="20.9885849819618" calcext:value-type="float">
            <text:p>20.988584982</text:p>
          </table:table-cell>
          <table:table-cell table:formula="of:=20+7*SIN([.A47])" office:value-type="float" office:value="20.8650118592166" calcext:value-type="float">
            <text:p>20.8650118592</text:p>
          </table:table-cell>
          <table:table-cell table:formula="of:=[.A47]" office:value-type="float" office:value="47" calcext:value-type="float">
            <text:p>47</text:p>
          </table:table-cell>
          <table:table-cell table:formula="of:=MIN([.B47:.E47])" office:value-type="float" office:value="20.8650118592166" calcext:value-type="float">
            <text:p>20.8650118592</text:p>
          </table:table-cell>
          <table:table-cell table:formula="of:=[.C47]" office:value-type="float" office:value="21.112158104707" calcext:value-type="float">
            <text:p>21.1121581047</text:p>
          </table:table-cell>
          <table:table-cell table:formula="of:=[.D47]" office:value-type="float" office:value="20.9885849819618" calcext:value-type="float">
            <text:p>20.988584982</text:p>
          </table:table-cell>
          <table:table-cell table:formula="of:=MAX([.B47:.E47])" office:value-type="float" office:value="21.2357312274522" calcext:value-type="float">
            <text:p>21.2357312275</text:p>
          </table:table-cell>
          <table:table-cell table:formula="of:=RAND()/100" office:value-type="float" office:value="0.00446736224763994" calcext:value-type="float">
            <text:p>0.00446736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+10*SIN([.A48])" office:value-type="float" office:value="12.3174533867633" calcext:value-type="float">
            <text:p>12.3174533868</text:p>
          </table:table-cell>
          <table:table-cell table:formula="of:=20+9*SIN([.A48])" office:value-type="float" office:value="13.085708048087" calcext:value-type="float">
            <text:p>13.0857080481</text:p>
          </table:table-cell>
          <table:table-cell table:formula="of:=20+8*SIN([.A48])" office:value-type="float" office:value="13.8539627094107" calcext:value-type="float">
            <text:p>13.8539627094</text:p>
          </table:table-cell>
          <table:table-cell table:formula="of:=20+7*SIN([.A48])" office:value-type="float" office:value="14.6222173707343" calcext:value-type="float">
            <text:p>14.6222173707</text:p>
          </table:table-cell>
          <table:table-cell table:formula="of:=[.A48]" office:value-type="float" office:value="48" calcext:value-type="float">
            <text:p>48</text:p>
          </table:table-cell>
          <table:table-cell table:formula="of:=MIN([.B48:.E48])" office:value-type="float" office:value="12.3174533867633" calcext:value-type="float">
            <text:p>12.3174533868</text:p>
          </table:table-cell>
          <table:table-cell table:formula="of:=[.C48]" office:value-type="float" office:value="13.085708048087" calcext:value-type="float">
            <text:p>13.0857080481</text:p>
          </table:table-cell>
          <table:table-cell table:formula="of:=[.D48]" office:value-type="float" office:value="13.8539627094107" calcext:value-type="float">
            <text:p>13.8539627094</text:p>
          </table:table-cell>
          <table:table-cell table:formula="of:=MAX([.B48:.E48])" office:value-type="float" office:value="14.6222173707343" calcext:value-type="float">
            <text:p>14.6222173707</text:p>
          </table:table-cell>
          <table:table-cell table:formula="of:=RAND()/100" office:value-type="float" office:value="0.000550267004519558" calcext:value-type="float">
            <text:p>0.0005502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0+10*SIN([.A49])" office:value-type="float" office:value="10.4624734724053" calcext:value-type="float">
            <text:p>10.4624734724</text:p>
          </table:table-cell>
          <table:table-cell table:formula="of:=20+9*SIN([.A49])" office:value-type="float" office:value="11.4162261251648" calcext:value-type="float">
            <text:p>11.4162261252</text:p>
          </table:table-cell>
          <table:table-cell table:formula="of:=20+8*SIN([.A49])" office:value-type="float" office:value="12.3699787779242" calcext:value-type="float">
            <text:p>12.3699787779</text:p>
          </table:table-cell>
          <table:table-cell table:formula="of:=20+7*SIN([.A49])" office:value-type="float" office:value="13.3237314306837" calcext:value-type="float">
            <text:p>13.3237314307</text:p>
          </table:table-cell>
          <table:table-cell table:formula="of:=[.A49]" office:value-type="float" office:value="49" calcext:value-type="float">
            <text:p>49</text:p>
          </table:table-cell>
          <table:table-cell table:formula="of:=MIN([.B49:.E49])" office:value-type="float" office:value="10.4624734724053" calcext:value-type="float">
            <text:p>10.4624734724</text:p>
          </table:table-cell>
          <table:table-cell table:formula="of:=[.C49]" office:value-type="float" office:value="11.4162261251648" calcext:value-type="float">
            <text:p>11.4162261252</text:p>
          </table:table-cell>
          <table:table-cell table:formula="of:=[.D49]" office:value-type="float" office:value="12.3699787779242" calcext:value-type="float">
            <text:p>12.3699787779</text:p>
          </table:table-cell>
          <table:table-cell table:formula="of:=MAX([.B49:.E49])" office:value-type="float" office:value="13.3237314306837" calcext:value-type="float">
            <text:p>13.3237314307</text:p>
          </table:table-cell>
          <table:table-cell table:formula="of:=RAND()/100" office:value-type="float" office:value="0.00470130068014339" calcext:value-type="float">
            <text:p>0.0047013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+10*SIN([.A50])" office:value-type="float" office:value="17.3762514629607" calcext:value-type="float">
            <text:p>17.376251463</text:p>
          </table:table-cell>
          <table:table-cell table:formula="of:=20+9*SIN([.A50])" office:value-type="float" office:value="17.6386263166646" calcext:value-type="float">
            <text:p>17.6386263167</text:p>
          </table:table-cell>
          <table:table-cell table:formula="of:=20+8*SIN([.A50])" office:value-type="float" office:value="17.9010011703686" calcext:value-type="float">
            <text:p>17.9010011704</text:p>
          </table:table-cell>
          <table:table-cell table:formula="of:=20+7*SIN([.A50])" office:value-type="float" office:value="18.1633760240725" calcext:value-type="float">
            <text:p>18.1633760241</text:p>
          </table:table-cell>
          <table:table-cell table:formula="of:=[.A50]" office:value-type="float" office:value="50" calcext:value-type="float">
            <text:p>50</text:p>
          </table:table-cell>
          <table:table-cell table:formula="of:=MIN([.B50:.E50])" office:value-type="float" office:value="17.3762514629607" calcext:value-type="float">
            <text:p>17.376251463</text:p>
          </table:table-cell>
          <table:table-cell table:formula="of:=[.C50]" office:value-type="float" office:value="17.6386263166646" calcext:value-type="float">
            <text:p>17.6386263167</text:p>
          </table:table-cell>
          <table:table-cell table:formula="of:=[.D50]" office:value-type="float" office:value="17.9010011703686" calcext:value-type="float">
            <text:p>17.9010011704</text:p>
          </table:table-cell>
          <table:table-cell table:formula="of:=MAX([.B50:.E50])" office:value-type="float" office:value="18.1633760240725" calcext:value-type="float">
            <text:p>18.1633760241</text:p>
          </table:table-cell>
          <table:table-cell table:formula="of:=RAND()/100" office:value-type="float" office:value="0.00416509551693952" calcext:value-type="float">
            <text:p>0.00416509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0+10*SIN([.A51])" office:value-type="float" office:value="26.7022917584337" calcext:value-type="float">
            <text:p>26.7022917584</text:p>
          </table:table-cell>
          <table:table-cell table:formula="of:=20+9*SIN([.A51])" office:value-type="float" office:value="26.0320625825904" calcext:value-type="float">
            <text:p>26.0320625826</text:p>
          </table:table-cell>
          <table:table-cell table:formula="of:=20+8*SIN([.A51])" office:value-type="float" office:value="25.361833406747" calcext:value-type="float">
            <text:p>25.3618334067</text:p>
          </table:table-cell>
          <table:table-cell table:formula="of:=20+7*SIN([.A51])" office:value-type="float" office:value="24.6916042309036" calcext:value-type="float">
            <text:p>24.6916042309</text:p>
          </table:table-cell>
          <table:table-cell table:formula="of:=[.A51]" office:value-type="float" office:value="51" calcext:value-type="float">
            <text:p>51</text:p>
          </table:table-cell>
          <table:table-cell table:formula="of:=MIN([.B51:.E51])" office:value-type="float" office:value="24.6916042309036" calcext:value-type="float">
            <text:p>24.6916042309</text:p>
          </table:table-cell>
          <table:table-cell table:formula="of:=[.C51]" office:value-type="float" office:value="26.0320625825904" calcext:value-type="float">
            <text:p>26.0320625826</text:p>
          </table:table-cell>
          <table:table-cell table:formula="of:=[.D51]" office:value-type="float" office:value="25.361833406747" calcext:value-type="float">
            <text:p>25.3618334067</text:p>
          </table:table-cell>
          <table:table-cell table:formula="of:=MAX([.B51:.E51])" office:value-type="float" office:value="26.7022917584337" calcext:value-type="float">
            <text:p>26.7022917584</text:p>
          </table:table-cell>
          <table:table-cell table:formula="of:=RAND()/100" office:value-type="float" office:value="0.00919434805326303" calcext:value-type="float">
            <text:p>0.00919434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+10*SIN([.A52])" office:value-type="float" office:value="29.8662759204049" calcext:value-type="float">
            <text:p>29.8662759204</text:p>
          </table:table-cell>
          <table:table-cell table:formula="of:=20+9*SIN([.A52])" office:value-type="float" office:value="28.8796483283644" calcext:value-type="float">
            <text:p>28.8796483284</text:p>
          </table:table-cell>
          <table:table-cell table:formula="of:=20+8*SIN([.A52])" office:value-type="float" office:value="27.8930207363239" calcext:value-type="float">
            <text:p>27.8930207363</text:p>
          </table:table-cell>
          <table:table-cell table:formula="of:=20+7*SIN([.A52])" office:value-type="float" office:value="26.9063931442834" calcext:value-type="float">
            <text:p>26.9063931443</text:p>
          </table:table-cell>
          <table:table-cell table:formula="of:=[.A52]" office:value-type="float" office:value="52" calcext:value-type="float">
            <text:p>52</text:p>
          </table:table-cell>
          <table:table-cell table:formula="of:=MIN([.B52:.E52])" office:value-type="float" office:value="26.9063931442834" calcext:value-type="float">
            <text:p>26.9063931443</text:p>
          </table:table-cell>
          <table:table-cell table:formula="of:=[.C52]" office:value-type="float" office:value="28.8796483283644" calcext:value-type="float">
            <text:p>28.8796483284</text:p>
          </table:table-cell>
          <table:table-cell table:formula="of:=[.D52]" office:value-type="float" office:value="27.8930207363239" calcext:value-type="float">
            <text:p>27.8930207363</text:p>
          </table:table-cell>
          <table:table-cell table:formula="of:=MAX([.B52:.E52])" office:value-type="float" office:value="29.8662759204049" calcext:value-type="float">
            <text:p>29.8662759204</text:p>
          </table:table-cell>
          <table:table-cell table:formula="of:=RAND()/100" office:value-type="float" office:value="0.00885124643048919" calcext:value-type="float">
            <text:p>0.00885124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0+10*SIN([.A53])" office:value-type="float" office:value="23.9592515018183" calcext:value-type="float">
            <text:p>23.9592515018</text:p>
          </table:table-cell>
          <table:table-cell table:formula="of:=20+9*SIN([.A53])" office:value-type="float" office:value="23.5633263516365" calcext:value-type="float">
            <text:p>23.5633263516</text:p>
          </table:table-cell>
          <table:table-cell table:formula="of:=20+8*SIN([.A53])" office:value-type="float" office:value="23.1674012014547" calcext:value-type="float">
            <text:p>23.1674012015</text:p>
          </table:table-cell>
          <table:table-cell table:formula="of:=20+7*SIN([.A53])" office:value-type="float" office:value="22.7714760512728" calcext:value-type="float">
            <text:p>22.7714760513</text:p>
          </table:table-cell>
          <table:table-cell table:formula="of:=[.A53]" office:value-type="float" office:value="53" calcext:value-type="float">
            <text:p>53</text:p>
          </table:table-cell>
          <table:table-cell table:formula="of:=MIN([.B53:.E53])" office:value-type="float" office:value="22.7714760512728" calcext:value-type="float">
            <text:p>22.7714760513</text:p>
          </table:table-cell>
          <table:table-cell table:formula="of:=[.C53]" office:value-type="float" office:value="23.5633263516365" calcext:value-type="float">
            <text:p>23.5633263516</text:p>
          </table:table-cell>
          <table:table-cell table:formula="of:=[.D53]" office:value-type="float" office:value="23.1674012014547" calcext:value-type="float">
            <text:p>23.1674012015</text:p>
          </table:table-cell>
          <table:table-cell table:formula="of:=MAX([.B53:.E53])" office:value-type="float" office:value="23.9592515018183" calcext:value-type="float">
            <text:p>23.9592515018</text:p>
          </table:table-cell>
          <table:table-cell table:formula="of:=RAND()/100" office:value-type="float" office:value="0.00957218115700401" calcext:value-type="float">
            <text:p>0.00957218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+10*SIN([.A54])" office:value-type="float" office:value="14.4121095114838" calcext:value-type="float">
            <text:p>14.4121095115</text:p>
          </table:table-cell>
          <table:table-cell table:formula="of:=20+9*SIN([.A54])" office:value-type="float" office:value="14.9708985603355" calcext:value-type="float">
            <text:p>14.9708985603</text:p>
          </table:table-cell>
          <table:table-cell table:formula="of:=20+8*SIN([.A54])" office:value-type="float" office:value="15.5296876091871" calcext:value-type="float">
            <text:p>15.5296876092</text:p>
          </table:table-cell>
          <table:table-cell table:formula="of:=20+7*SIN([.A54])" office:value-type="float" office:value="16.0884766580387" calcext:value-type="float">
            <text:p>16.088476658</text:p>
          </table:table-cell>
          <table:table-cell table:formula="of:=[.A54]" office:value-type="float" office:value="54" calcext:value-type="float">
            <text:p>54</text:p>
          </table:table-cell>
          <table:table-cell table:formula="of:=MIN([.B54:.E54])" office:value-type="float" office:value="14.4121095114838" calcext:value-type="float">
            <text:p>14.4121095115</text:p>
          </table:table-cell>
          <table:table-cell table:formula="of:=[.C54]" office:value-type="float" office:value="14.9708985603355" calcext:value-type="float">
            <text:p>14.9708985603</text:p>
          </table:table-cell>
          <table:table-cell table:formula="of:=[.D54]" office:value-type="float" office:value="15.5296876091871" calcext:value-type="float">
            <text:p>15.5296876092</text:p>
          </table:table-cell>
          <table:table-cell table:formula="of:=MAX([.B54:.E54])" office:value-type="float" office:value="16.0884766580387" calcext:value-type="float">
            <text:p>16.088476658</text:p>
          </table:table-cell>
          <table:table-cell table:formula="of:=RAND()/100" office:value-type="float" office:value="0.00752264991197628" calcext:value-type="float">
            <text:p>0.00752264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0+10*SIN([.A55])" office:value-type="float" office:value="10.0024482664138" calcext:value-type="float">
            <text:p>10.0024482664</text:p>
          </table:table-cell>
          <table:table-cell table:formula="of:=20+9*SIN([.A55])" office:value-type="float" office:value="11.0022034397724" calcext:value-type="float">
            <text:p>11.0022034398</text:p>
          </table:table-cell>
          <table:table-cell table:formula="of:=20+8*SIN([.A55])" office:value-type="float" office:value="12.001958613131" calcext:value-type="float">
            <text:p>12.0019586131</text:p>
          </table:table-cell>
          <table:table-cell table:formula="of:=20+7*SIN([.A55])" office:value-type="float" office:value="13.0017137864897" calcext:value-type="float">
            <text:p>13.0017137865</text:p>
          </table:table-cell>
          <table:table-cell table:formula="of:=[.A55]" office:value-type="float" office:value="55" calcext:value-type="float">
            <text:p>55</text:p>
          </table:table-cell>
          <table:table-cell table:formula="of:=MIN([.B55:.E55])" office:value-type="float" office:value="10.0024482664138" calcext:value-type="float">
            <text:p>10.0024482664</text:p>
          </table:table-cell>
          <table:table-cell table:formula="of:=[.C55]" office:value-type="float" office:value="11.0022034397724" calcext:value-type="float">
            <text:p>11.0022034398</text:p>
          </table:table-cell>
          <table:table-cell table:formula="of:=[.D55]" office:value-type="float" office:value="12.001958613131" calcext:value-type="float">
            <text:p>12.0019586131</text:p>
          </table:table-cell>
          <table:table-cell table:formula="of:=MAX([.B55:.E55])" office:value-type="float" office:value="13.0017137864897" calcext:value-type="float">
            <text:p>13.0017137865</text:p>
          </table:table-cell>
          <table:table-cell table:formula="of:=RAND()/100" office:value-type="float" office:value="0.00290333270286128" calcext:value-type="float">
            <text:p>0.00290333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+10*SIN([.A56])" office:value-type="float" office:value="14.7844899791309" calcext:value-type="float">
            <text:p>14.7844899791</text:p>
          </table:table-cell>
          <table:table-cell table:formula="of:=20+9*SIN([.A56])" office:value-type="float" office:value="15.3060409812178" calcext:value-type="float">
            <text:p>15.3060409812</text:p>
          </table:table-cell>
          <table:table-cell table:formula="of:=20+8*SIN([.A56])" office:value-type="float" office:value="15.8275919833047" calcext:value-type="float">
            <text:p>15.8275919833</text:p>
          </table:table-cell>
          <table:table-cell table:formula="of:=20+7*SIN([.A56])" office:value-type="float" office:value="16.3491429853916" calcext:value-type="float">
            <text:p>16.3491429854</text:p>
          </table:table-cell>
          <table:table-cell table:formula="of:=[.A56]" office:value-type="float" office:value="56" calcext:value-type="float">
            <text:p>56</text:p>
          </table:table-cell>
          <table:table-cell table:formula="of:=MIN([.B56:.E56])" office:value-type="float" office:value="14.7844899791309" calcext:value-type="float">
            <text:p>14.7844899791</text:p>
          </table:table-cell>
          <table:table-cell table:formula="of:=[.C56]" office:value-type="float" office:value="15.3060409812178" calcext:value-type="float">
            <text:p>15.3060409812</text:p>
          </table:table-cell>
          <table:table-cell table:formula="of:=[.D56]" office:value-type="float" office:value="15.8275919833047" calcext:value-type="float">
            <text:p>15.8275919833</text:p>
          </table:table-cell>
          <table:table-cell table:formula="of:=MAX([.B56:.E56])" office:value-type="float" office:value="16.3491429853916" calcext:value-type="float">
            <text:p>16.3491429854</text:p>
          </table:table-cell>
          <table:table-cell table:formula="of:=RAND()/100" office:value-type="float" office:value="0.0035524879362878" calcext:value-type="float">
            <text:p>0.00355248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0+10*SIN([.A57])" office:value-type="float" office:value="24.3616475524782" calcext:value-type="float">
            <text:p>24.3616475525</text:p>
          </table:table-cell>
          <table:table-cell table:formula="of:=20+9*SIN([.A57])" office:value-type="float" office:value="23.9254827972304" calcext:value-type="float">
            <text:p>23.9254827972</text:p>
          </table:table-cell>
          <table:table-cell table:formula="of:=20+8*SIN([.A57])" office:value-type="float" office:value="23.4893180419826" calcext:value-type="float">
            <text:p>23.489318042</text:p>
          </table:table-cell>
          <table:table-cell table:formula="of:=20+7*SIN([.A57])" office:value-type="float" office:value="23.0531532867348" calcext:value-type="float">
            <text:p>23.0531532867</text:p>
          </table:table-cell>
          <table:table-cell table:formula="of:=[.A57]" office:value-type="float" office:value="57" calcext:value-type="float">
            <text:p>57</text:p>
          </table:table-cell>
          <table:table-cell table:formula="of:=MIN([.B57:.E57])" office:value-type="float" office:value="23.0531532867348" calcext:value-type="float">
            <text:p>23.0531532867</text:p>
          </table:table-cell>
          <table:table-cell table:formula="of:=[.C57]" office:value-type="float" office:value="23.9254827972304" calcext:value-type="float">
            <text:p>23.9254827972</text:p>
          </table:table-cell>
          <table:table-cell table:formula="of:=[.D57]" office:value-type="float" office:value="23.4893180419826" calcext:value-type="float">
            <text:p>23.489318042</text:p>
          </table:table-cell>
          <table:table-cell table:formula="of:=MAX([.B57:.E57])" office:value-type="float" office:value="24.3616475524782" calcext:value-type="float">
            <text:p>24.3616475525</text:p>
          </table:table-cell>
          <table:table-cell table:formula="of:=RAND()/100" office:value-type="float" office:value="0.00636340517746316" calcext:value-type="float">
            <text:p>0.00636340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+10*SIN([.A58])" office:value-type="float" office:value="29.9287264808454" calcext:value-type="float">
            <text:p>29.9287264808</text:p>
          </table:table-cell>
          <table:table-cell table:formula="of:=20+9*SIN([.A58])" office:value-type="float" office:value="28.9358538327608" calcext:value-type="float">
            <text:p>28.9358538328</text:p>
          </table:table-cell>
          <table:table-cell table:formula="of:=20+8*SIN([.A58])" office:value-type="float" office:value="27.9429811846763" calcext:value-type="float">
            <text:p>27.9429811847</text:p>
          </table:table-cell>
          <table:table-cell table:formula="of:=20+7*SIN([.A58])" office:value-type="float" office:value="26.9501085365918" calcext:value-type="float">
            <text:p>26.9501085366</text:p>
          </table:table-cell>
          <table:table-cell table:formula="of:=[.A58]" office:value-type="float" office:value="58" calcext:value-type="float">
            <text:p>58</text:p>
          </table:table-cell>
          <table:table-cell table:formula="of:=MIN([.B58:.E58])" office:value-type="float" office:value="26.9501085365918" calcext:value-type="float">
            <text:p>26.9501085366</text:p>
          </table:table-cell>
          <table:table-cell table:formula="of:=[.C58]" office:value-type="float" office:value="28.9358538327608" calcext:value-type="float">
            <text:p>28.9358538328</text:p>
          </table:table-cell>
          <table:table-cell table:formula="of:=[.D58]" office:value-type="float" office:value="27.9429811846763" calcext:value-type="float">
            <text:p>27.9429811847</text:p>
          </table:table-cell>
          <table:table-cell table:formula="of:=MAX([.B58:.E58])" office:value-type="float" office:value="29.9287264808454" calcext:value-type="float">
            <text:p>29.9287264808</text:p>
          </table:table-cell>
          <table:table-cell table:formula="of:=RAND()/100" office:value-type="float" office:value="0.00663626529033634" calcext:value-type="float">
            <text:p>0.00663626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0+10*SIN([.A59])" office:value-type="float" office:value="26.3673800713914" calcext:value-type="float">
            <text:p>26.3673800714</text:p>
          </table:table-cell>
          <table:table-cell table:formula="of:=20+9*SIN([.A59])" office:value-type="float" office:value="25.7306420642522" calcext:value-type="float">
            <text:p>25.7306420643</text:p>
          </table:table-cell>
          <table:table-cell table:formula="of:=20+8*SIN([.A59])" office:value-type="float" office:value="25.0939040571131" calcext:value-type="float">
            <text:p>25.0939040571</text:p>
          </table:table-cell>
          <table:table-cell table:formula="of:=20+7*SIN([.A59])" office:value-type="float" office:value="24.457166049974" calcext:value-type="float">
            <text:p>24.45716605</text:p>
          </table:table-cell>
          <table:table-cell table:formula="of:=[.A59]" office:value-type="float" office:value="59" calcext:value-type="float">
            <text:p>59</text:p>
          </table:table-cell>
          <table:table-cell table:formula="of:=MIN([.B59:.E59])" office:value-type="float" office:value="24.457166049974" calcext:value-type="float">
            <text:p>24.45716605</text:p>
          </table:table-cell>
          <table:table-cell table:formula="of:=[.C59]" office:value-type="float" office:value="25.7306420642522" calcext:value-type="float">
            <text:p>25.7306420643</text:p>
          </table:table-cell>
          <table:table-cell table:formula="of:=[.D59]" office:value-type="float" office:value="25.0939040571131" calcext:value-type="float">
            <text:p>25.0939040571</text:p>
          </table:table-cell>
          <table:table-cell table:formula="of:=MAX([.B59:.E59])" office:value-type="float" office:value="26.3673800713914" calcext:value-type="float">
            <text:p>26.3673800714</text:p>
          </table:table-cell>
          <table:table-cell table:formula="of:=RAND()/100" office:value-type="float" office:value="0.00205647826320383" calcext:value-type="float">
            <text:p>0.00205647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+10*SIN([.A60])" office:value-type="float" office:value="16.9518937889778" calcext:value-type="float">
            <text:p>16.951893789</text:p>
          </table:table-cell>
          <table:table-cell table:formula="of:=20+9*SIN([.A60])" office:value-type="float" office:value="17.2567044100801" calcext:value-type="float">
            <text:p>17.2567044101</text:p>
          </table:table-cell>
          <table:table-cell table:formula="of:=20+8*SIN([.A60])" office:value-type="float" office:value="17.5615150311823" calcext:value-type="float">
            <text:p>17.5615150312</text:p>
          </table:table-cell>
          <table:table-cell table:formula="of:=20+7*SIN([.A60])" office:value-type="float" office:value="17.8663256522845" calcext:value-type="float">
            <text:p>17.8663256523</text:p>
          </table:table-cell>
          <table:table-cell table:formula="of:=[.A60]" office:value-type="float" office:value="60" calcext:value-type="float">
            <text:p>60</text:p>
          </table:table-cell>
          <table:table-cell table:formula="of:=MIN([.B60:.E60])" office:value-type="float" office:value="16.9518937889778" calcext:value-type="float">
            <text:p>16.951893789</text:p>
          </table:table-cell>
          <table:table-cell table:formula="of:=[.C60]" office:value-type="float" office:value="17.2567044100801" calcext:value-type="float">
            <text:p>17.2567044101</text:p>
          </table:table-cell>
          <table:table-cell table:formula="of:=[.D60]" office:value-type="float" office:value="17.5615150311823" calcext:value-type="float">
            <text:p>17.5615150312</text:p>
          </table:table-cell>
          <table:table-cell table:formula="of:=MAX([.B60:.E60])" office:value-type="float" office:value="17.8663256522845" calcext:value-type="float">
            <text:p>17.8663256523</text:p>
          </table:table-cell>
          <table:table-cell table:formula="of:=RAND()/100" office:value-type="float" office:value="0.00816571005694934" calcext:value-type="float">
            <text:p>0.00816571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0+10*SIN([.A61])" office:value-type="float" office:value="10.3388222999161" calcext:value-type="float">
            <text:p>10.3388222999</text:p>
          </table:table-cell>
          <table:table-cell table:formula="of:=20+9*SIN([.A61])" office:value-type="float" office:value="11.3049400699245" calcext:value-type="float">
            <text:p>11.3049400699</text:p>
          </table:table-cell>
          <table:table-cell table:formula="of:=20+8*SIN([.A61])" office:value-type="float" office:value="12.2710578399329" calcext:value-type="float">
            <text:p>12.2710578399</text:p>
          </table:table-cell>
          <table:table-cell table:formula="of:=20+7*SIN([.A61])" office:value-type="float" office:value="13.2371756099413" calcext:value-type="float">
            <text:p>13.2371756099</text:p>
          </table:table-cell>
          <table:table-cell table:formula="of:=[.A61]" office:value-type="float" office:value="61" calcext:value-type="float">
            <text:p>61</text:p>
          </table:table-cell>
          <table:table-cell table:formula="of:=MIN([.B61:.E61])" office:value-type="float" office:value="10.3388222999161" calcext:value-type="float">
            <text:p>10.3388222999</text:p>
          </table:table-cell>
          <table:table-cell table:formula="of:=[.C61]" office:value-type="float" office:value="11.3049400699245" calcext:value-type="float">
            <text:p>11.3049400699</text:p>
          </table:table-cell>
          <table:table-cell table:formula="of:=[.D61]" office:value-type="float" office:value="12.2710578399329" calcext:value-type="float">
            <text:p>12.2710578399</text:p>
          </table:table-cell>
          <table:table-cell table:formula="of:=MAX([.B61:.E61])" office:value-type="float" office:value="13.2371756099413" calcext:value-type="float">
            <text:p>13.2371756099</text:p>
          </table:table-cell>
          <table:table-cell table:formula="of:=RAND()/100" office:value-type="float" office:value="0.0083053492137266" calcext:value-type="float">
            <text:p>0.00830534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0+10*SIN([.A62])" office:value-type="float" office:value="12.6081930335078" calcext:value-type="float">
            <text:p>12.6081930335</text:p>
          </table:table-cell>
          <table:table-cell table:formula="of:=20+9*SIN([.A62])" office:value-type="float" office:value="13.347373730157" calcext:value-type="float">
            <text:p>13.3473737302</text:p>
          </table:table-cell>
          <table:table-cell table:formula="of:=20+8*SIN([.A62])" office:value-type="float" office:value="14.0865544268062" calcext:value-type="float">
            <text:p>14.0865544268</text:p>
          </table:table-cell>
          <table:table-cell table:formula="of:=20+7*SIN([.A62])" office:value-type="float" office:value="14.8257351234554" calcext:value-type="float">
            <text:p>14.8257351235</text:p>
          </table:table-cell>
          <table:table-cell table:formula="of:=[.A62]" office:value-type="float" office:value="62" calcext:value-type="float">
            <text:p>62</text:p>
          </table:table-cell>
          <table:table-cell table:formula="of:=MIN([.B62:.E62])" office:value-type="float" office:value="12.6081930335078" calcext:value-type="float">
            <text:p>12.6081930335</text:p>
          </table:table-cell>
          <table:table-cell table:formula="of:=[.C62]" office:value-type="float" office:value="13.347373730157" calcext:value-type="float">
            <text:p>13.3473737302</text:p>
          </table:table-cell>
          <table:table-cell table:formula="of:=[.D62]" office:value-type="float" office:value="14.0865544268062" calcext:value-type="float">
            <text:p>14.0865544268</text:p>
          </table:table-cell>
          <table:table-cell table:formula="of:=MAX([.B62:.E62])" office:value-type="float" office:value="14.8257351234554" calcext:value-type="float">
            <text:p>14.8257351235</text:p>
          </table:table-cell>
          <table:table-cell table:formula="of:=RAND()/100" office:value-type="float" office:value="0.00560541532553584" calcext:value-type="float">
            <text:p>0.00560541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0+10*SIN([.A63])" office:value-type="float" office:value="21.6735570030281" calcext:value-type="float">
            <text:p>21.673557003</text:p>
          </table:table-cell>
          <table:table-cell table:formula="of:=20+9*SIN([.A63])" office:value-type="float" office:value="21.5062013027253" calcext:value-type="float">
            <text:p>21.5062013027</text:p>
          </table:table-cell>
          <table:table-cell table:formula="of:=20+8*SIN([.A63])" office:value-type="float" office:value="21.3388456024225" calcext:value-type="float">
            <text:p>21.3388456024</text:p>
          </table:table-cell>
          <table:table-cell table:formula="of:=20+7*SIN([.A63])" office:value-type="float" office:value="21.1714899021197" calcext:value-type="float">
            <text:p>21.1714899021</text:p>
          </table:table-cell>
          <table:table-cell table:formula="of:=[.A63]" office:value-type="float" office:value="63" calcext:value-type="float">
            <text:p>63</text:p>
          </table:table-cell>
          <table:table-cell table:formula="of:=MIN([.B63:.E63])" office:value-type="float" office:value="21.1714899021197" calcext:value-type="float">
            <text:p>21.1714899021</text:p>
          </table:table-cell>
          <table:table-cell table:formula="of:=[.C63]" office:value-type="float" office:value="21.5062013027253" calcext:value-type="float">
            <text:p>21.5062013027</text:p>
          </table:table-cell>
          <table:table-cell table:formula="of:=[.D63]" office:value-type="float" office:value="21.3388456024225" calcext:value-type="float">
            <text:p>21.3388456024</text:p>
          </table:table-cell>
          <table:table-cell table:formula="of:=MAX([.B63:.E63])" office:value-type="float" office:value="21.6735570030281" calcext:value-type="float">
            <text:p>21.673557003</text:p>
          </table:table-cell>
          <table:table-cell table:formula="of:=RAND()/100" office:value-type="float" office:value="0.0010019465509967" calcext:value-type="float">
            <text:p>0.00100194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0+10*SIN([.A64])" office:value-type="float" office:value="29.2002603819679" calcext:value-type="float">
            <text:p>29.200260382</text:p>
          </table:table-cell>
          <table:table-cell table:formula="of:=20+9*SIN([.A64])" office:value-type="float" office:value="28.2802343437711" calcext:value-type="float">
            <text:p>28.2802343438</text:p>
          </table:table-cell>
          <table:table-cell table:formula="of:=20+8*SIN([.A64])" office:value-type="float" office:value="27.3602083055743" calcext:value-type="float">
            <text:p>27.3602083056</text:p>
          </table:table-cell>
          <table:table-cell table:formula="of:=20+7*SIN([.A64])" office:value-type="float" office:value="26.4401822673775" calcext:value-type="float">
            <text:p>26.4401822674</text:p>
          </table:table-cell>
          <table:table-cell table:formula="of:=[.A64]" office:value-type="float" office:value="64" calcext:value-type="float">
            <text:p>64</text:p>
          </table:table-cell>
          <table:table-cell table:formula="of:=MIN([.B64:.E64])" office:value-type="float" office:value="26.4401822673775" calcext:value-type="float">
            <text:p>26.4401822674</text:p>
          </table:table-cell>
          <table:table-cell table:formula="of:=[.C64]" office:value-type="float" office:value="28.2802343437711" calcext:value-type="float">
            <text:p>28.2802343438</text:p>
          </table:table-cell>
          <table:table-cell table:formula="of:=[.D64]" office:value-type="float" office:value="27.3602083055743" calcext:value-type="float">
            <text:p>27.3602083056</text:p>
          </table:table-cell>
          <table:table-cell table:formula="of:=MAX([.B64:.E64])" office:value-type="float" office:value="29.2002603819679" calcext:value-type="float">
            <text:p>29.200260382</text:p>
          </table:table-cell>
          <table:table-cell table:formula="of:=RAND()/100" office:value-type="float" office:value="0.00262479788293273" calcext:value-type="float">
            <text:p>0.0026247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0+10*SIN([.A65])" office:value-type="float" office:value="28.268286794901" calcext:value-type="float">
            <text:p>28.2682867949</text:p>
          </table:table-cell>
          <table:table-cell table:formula="of:=20+9*SIN([.A65])" office:value-type="float" office:value="27.4414581154109" calcext:value-type="float">
            <text:p>27.4414581154</text:p>
          </table:table-cell>
          <table:table-cell table:formula="of:=20+8*SIN([.A65])" office:value-type="float" office:value="26.6146294359208" calcext:value-type="float">
            <text:p>26.6146294359</text:p>
          </table:table-cell>
          <table:table-cell table:formula="of:=20+7*SIN([.A65])" office:value-type="float" office:value="25.7878007564307" calcext:value-type="float">
            <text:p>25.7878007564</text:p>
          </table:table-cell>
          <table:table-cell table:formula="of:=[.A65]" office:value-type="float" office:value="65" calcext:value-type="float">
            <text:p>65</text:p>
          </table:table-cell>
          <table:table-cell table:formula="of:=MIN([.B65:.E65])" office:value-type="float" office:value="25.7878007564307" calcext:value-type="float">
            <text:p>25.7878007564</text:p>
          </table:table-cell>
          <table:table-cell table:formula="of:=[.C65]" office:value-type="float" office:value="27.4414581154109" calcext:value-type="float">
            <text:p>27.4414581154</text:p>
          </table:table-cell>
          <table:table-cell table:formula="of:=[.D65]" office:value-type="float" office:value="26.6146294359208" calcext:value-type="float">
            <text:p>26.6146294359</text:p>
          </table:table-cell>
          <table:table-cell table:formula="of:=MAX([.B65:.E65])" office:value-type="float" office:value="28.268286794901" calcext:value-type="float">
            <text:p>28.2682867949</text:p>
          </table:table-cell>
          <table:table-cell table:formula="of:=RAND()/100" office:value-type="float" office:value="0.0000402909468788331" calcext:value-type="float">
            <text:p>4.02909468788331E-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0+10*SIN([.A66])" office:value-type="float" office:value="19.7344884597603" calcext:value-type="float">
            <text:p>19.7344884598</text:p>
          </table:table-cell>
          <table:table-cell table:formula="of:=20+9*SIN([.A66])" office:value-type="float" office:value="19.7610396137843" calcext:value-type="float">
            <text:p>19.7610396138</text:p>
          </table:table-cell>
          <table:table-cell table:formula="of:=20+8*SIN([.A66])" office:value-type="float" office:value="19.7875907678083" calcext:value-type="float">
            <text:p>19.7875907678</text:p>
          </table:table-cell>
          <table:table-cell table:formula="of:=20+7*SIN([.A66])" office:value-type="float" office:value="19.8141419218322" calcext:value-type="float">
            <text:p>19.8141419218</text:p>
          </table:table-cell>
          <table:table-cell table:formula="of:=[.A66]" office:value-type="float" office:value="66" calcext:value-type="float">
            <text:p>66</text:p>
          </table:table-cell>
          <table:table-cell table:formula="of:=MIN([.B66:.E66])" office:value-type="float" office:value="19.7344884597603" calcext:value-type="float">
            <text:p>19.7344884598</text:p>
          </table:table-cell>
          <table:table-cell table:formula="of:=[.C66]" office:value-type="float" office:value="19.7610396137843" calcext:value-type="float">
            <text:p>19.7610396138</text:p>
          </table:table-cell>
          <table:table-cell table:formula="of:=[.D66]" office:value-type="float" office:value="19.7875907678083" calcext:value-type="float">
            <text:p>19.7875907678</text:p>
          </table:table-cell>
          <table:table-cell table:formula="of:=MAX([.B66:.E66])" office:value-type="float" office:value="19.8141419218322" calcext:value-type="float">
            <text:p>19.8141419218</text:p>
          </table:table-cell>
          <table:table-cell table:formula="of:=RAND()/100" office:value-type="float" office:value="0.0045057451542389" calcext:value-type="float">
            <text:p>0.00450574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0+10*SIN([.A67])" office:value-type="float" office:value="11.4448002102468" calcext:value-type="float">
            <text:p>11.4448002102</text:p>
          </table:table-cell>
          <table:table-cell table:formula="of:=20+9*SIN([.A67])" office:value-type="float" office:value="12.3003201892221" calcext:value-type="float">
            <text:p>12.3003201892</text:p>
          </table:table-cell>
          <table:table-cell table:formula="of:=20+8*SIN([.A67])" office:value-type="float" office:value="13.1558401681974" calcext:value-type="float">
            <text:p>13.1558401682</text:p>
          </table:table-cell>
          <table:table-cell table:formula="of:=20+7*SIN([.A67])" office:value-type="float" office:value="14.0113601471727" calcext:value-type="float">
            <text:p>14.0113601472</text:p>
          </table:table-cell>
          <table:table-cell table:formula="of:=[.A67]" office:value-type="float" office:value="67" calcext:value-type="float">
            <text:p>67</text:p>
          </table:table-cell>
          <table:table-cell table:formula="of:=MIN([.B67:.E67])" office:value-type="float" office:value="11.4448002102468" calcext:value-type="float">
            <text:p>11.4448002102</text:p>
          </table:table-cell>
          <table:table-cell table:formula="of:=[.C67]" office:value-type="float" office:value="12.3003201892221" calcext:value-type="float">
            <text:p>12.3003201892</text:p>
          </table:table-cell>
          <table:table-cell table:formula="of:=[.D67]" office:value-type="float" office:value="13.1558401681974" calcext:value-type="float">
            <text:p>13.1558401682</text:p>
          </table:table-cell>
          <table:table-cell table:formula="of:=MAX([.B67:.E67])" office:value-type="float" office:value="14.0113601471727" calcext:value-type="float">
            <text:p>14.0113601472</text:p>
          </table:table-cell>
          <table:table-cell table:formula="of:=RAND()/100" office:value-type="float" office:value="0.00373520350451834" calcext:value-type="float">
            <text:p>0.0037352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0+10*SIN([.A68])" office:value-type="float" office:value="11.0207231931071" calcext:value-type="float">
            <text:p>11.0207231931</text:p>
          </table:table-cell>
          <table:table-cell table:formula="of:=20+9*SIN([.A68])" office:value-type="float" office:value="11.9186508737964" calcext:value-type="float">
            <text:p>11.9186508738</text:p>
          </table:table-cell>
          <table:table-cell table:formula="of:=20+8*SIN([.A68])" office:value-type="float" office:value="12.8165785544857" calcext:value-type="float">
            <text:p>12.8165785545</text:p>
          </table:table-cell>
          <table:table-cell table:formula="of:=20+7*SIN([.A68])" office:value-type="float" office:value="13.714506235175" calcext:value-type="float">
            <text:p>13.7145062352</text:p>
          </table:table-cell>
          <table:table-cell table:formula="of:=[.A68]" office:value-type="float" office:value="68" calcext:value-type="float">
            <text:p>68</text:p>
          </table:table-cell>
          <table:table-cell table:formula="of:=MIN([.B68:.E68])" office:value-type="float" office:value="11.0207231931071" calcext:value-type="float">
            <text:p>11.0207231931</text:p>
          </table:table-cell>
          <table:table-cell table:formula="of:=[.C68]" office:value-type="float" office:value="11.9186508737964" calcext:value-type="float">
            <text:p>11.9186508738</text:p>
          </table:table-cell>
          <table:table-cell table:formula="of:=[.D68]" office:value-type="float" office:value="12.8165785544857" calcext:value-type="float">
            <text:p>12.8165785545</text:p>
          </table:table-cell>
          <table:table-cell table:formula="of:=MAX([.B68:.E68])" office:value-type="float" office:value="13.714506235175" calcext:value-type="float">
            <text:p>13.7145062352</text:p>
          </table:table-cell>
          <table:table-cell table:formula="of:=RAND()/100" office:value-type="float" office:value="0.00267212431569938" calcext:value-type="float">
            <text:p>0.00267212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0+10*SIN([.A69])" office:value-type="float" office:value="18.8521518621681" calcext:value-type="float">
            <text:p>18.8521518622</text:p>
          </table:table-cell>
          <table:table-cell table:formula="of:=20+9*SIN([.A69])" office:value-type="float" office:value="18.9669366759513" calcext:value-type="float">
            <text:p>18.966936676</text:p>
          </table:table-cell>
          <table:table-cell table:formula="of:=20+8*SIN([.A69])" office:value-type="float" office:value="19.0817214897345" calcext:value-type="float">
            <text:p>19.0817214897</text:p>
          </table:table-cell>
          <table:table-cell table:formula="of:=20+7*SIN([.A69])" office:value-type="float" office:value="19.1965063035177" calcext:value-type="float">
            <text:p>19.1965063035</text:p>
          </table:table-cell>
          <table:table-cell table:formula="of:=[.A69]" office:value-type="float" office:value="69" calcext:value-type="float">
            <text:p>69</text:p>
          </table:table-cell>
          <table:table-cell table:formula="of:=MIN([.B69:.E69])" office:value-type="float" office:value="18.8521518621681" calcext:value-type="float">
            <text:p>18.8521518622</text:p>
          </table:table-cell>
          <table:table-cell table:formula="of:=[.C69]" office:value-type="float" office:value="18.9669366759513" calcext:value-type="float">
            <text:p>18.966936676</text:p>
          </table:table-cell>
          <table:table-cell table:formula="of:=[.D69]" office:value-type="float" office:value="19.0817214897345" calcext:value-type="float">
            <text:p>19.0817214897</text:p>
          </table:table-cell>
          <table:table-cell table:formula="of:=MAX([.B69:.E69])" office:value-type="float" office:value="19.1965063035177" calcext:value-type="float">
            <text:p>19.1965063035</text:p>
          </table:table-cell>
          <table:table-cell table:formula="of:=RAND()/100" office:value-type="float" office:value="0.000589162033982825" calcext:value-type="float">
            <text:p>0.0005891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0+10*SIN([.A70])" office:value-type="float" office:value="27.7389068155789" calcext:value-type="float">
            <text:p>27.7389068156</text:p>
          </table:table-cell>
          <table:table-cell table:formula="of:=20+9*SIN([.A70])" office:value-type="float" office:value="26.965016134021" calcext:value-type="float">
            <text:p>26.965016134</text:p>
          </table:table-cell>
          <table:table-cell table:formula="of:=20+8*SIN([.A70])" office:value-type="float" office:value="26.1911254524631" calcext:value-type="float">
            <text:p>26.1911254525</text:p>
          </table:table-cell>
          <table:table-cell table:formula="of:=20+7*SIN([.A70])" office:value-type="float" office:value="25.4172347709052" calcext:value-type="float">
            <text:p>25.4172347709</text:p>
          </table:table-cell>
          <table:table-cell table:formula="of:=[.A70]" office:value-type="float" office:value="70" calcext:value-type="float">
            <text:p>70</text:p>
          </table:table-cell>
          <table:table-cell table:formula="of:=MIN([.B70:.E70])" office:value-type="float" office:value="25.4172347709052" calcext:value-type="float">
            <text:p>25.4172347709</text:p>
          </table:table-cell>
          <table:table-cell table:formula="of:=[.C70]" office:value-type="float" office:value="26.965016134021" calcext:value-type="float">
            <text:p>26.965016134</text:p>
          </table:table-cell>
          <table:table-cell table:formula="of:=[.D70]" office:value-type="float" office:value="26.1911254524631" calcext:value-type="float">
            <text:p>26.1911254525</text:p>
          </table:table-cell>
          <table:table-cell table:formula="of:=MAX([.B70:.E70])" office:value-type="float" office:value="27.7389068155789" calcext:value-type="float">
            <text:p>27.7389068156</text:p>
          </table:table-cell>
          <table:table-cell table:formula="of:=RAND()/100" office:value-type="float" office:value="0.00469321940446997" calcext:value-type="float">
            <text:p>0.00469321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0+10*SIN([.A71])" office:value-type="float" office:value="29.5105465325437" calcext:value-type="float">
            <text:p>29.5105465325</text:p>
          </table:table-cell>
          <table:table-cell table:formula="of:=20+9*SIN([.A71])" office:value-type="float" office:value="28.5594918792894" calcext:value-type="float">
            <text:p>28.5594918793</text:p>
          </table:table-cell>
          <table:table-cell table:formula="of:=20+8*SIN([.A71])" office:value-type="float" office:value="27.608437226035" calcext:value-type="float">
            <text:p>27.608437226</text:p>
          </table:table-cell>
          <table:table-cell table:formula="of:=20+7*SIN([.A71])" office:value-type="float" office:value="26.6573825727806" calcext:value-type="float">
            <text:p>26.6573825728</text:p>
          </table:table-cell>
          <table:table-cell table:formula="of:=[.A71]" office:value-type="float" office:value="71" calcext:value-type="float">
            <text:p>71</text:p>
          </table:table-cell>
          <table:table-cell table:formula="of:=MIN([.B71:.E71])" office:value-type="float" office:value="26.6573825727806" calcext:value-type="float">
            <text:p>26.6573825728</text:p>
          </table:table-cell>
          <table:table-cell table:formula="of:=[.C71]" office:value-type="float" office:value="28.5594918792894" calcext:value-type="float">
            <text:p>28.5594918793</text:p>
          </table:table-cell>
          <table:table-cell table:formula="of:=[.D71]" office:value-type="float" office:value="27.608437226035" calcext:value-type="float">
            <text:p>27.608437226</text:p>
          </table:table-cell>
          <table:table-cell table:formula="of:=MAX([.B71:.E71])" office:value-type="float" office:value="29.5105465325437" calcext:value-type="float">
            <text:p>29.5105465325</text:p>
          </table:table-cell>
          <table:table-cell table:formula="of:=RAND()/100" office:value-type="float" office:value="0.000026391175973192" calcext:value-type="float">
            <text:p>2.6391175973192E-0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0+10*SIN([.A72])" office:value-type="float" office:value="22.5382336276204" calcext:value-type="float">
            <text:p>22.5382336276</text:p>
          </table:table-cell>
          <table:table-cell table:formula="of:=20+9*SIN([.A72])" office:value-type="float" office:value="22.2844102648583" calcext:value-type="float">
            <text:p>22.2844102649</text:p>
          </table:table-cell>
          <table:table-cell table:formula="of:=20+8*SIN([.A72])" office:value-type="float" office:value="22.0305869020963" calcext:value-type="float">
            <text:p>22.0305869021</text:p>
          </table:table-cell>
          <table:table-cell table:formula="of:=20+7*SIN([.A72])" office:value-type="float" office:value="21.7767635393343" calcext:value-type="float">
            <text:p>21.7767635393</text:p>
          </table:table-cell>
          <table:table-cell table:formula="of:=[.A72]" office:value-type="float" office:value="72" calcext:value-type="float">
            <text:p>72</text:p>
          </table:table-cell>
          <table:table-cell table:formula="of:=MIN([.B72:.E72])" office:value-type="float" office:value="21.7767635393343" calcext:value-type="float">
            <text:p>21.7767635393</text:p>
          </table:table-cell>
          <table:table-cell table:formula="of:=[.C72]" office:value-type="float" office:value="22.2844102648583" calcext:value-type="float">
            <text:p>22.2844102649</text:p>
          </table:table-cell>
          <table:table-cell table:formula="of:=[.D72]" office:value-type="float" office:value="22.0305869020963" calcext:value-type="float">
            <text:p>22.0305869021</text:p>
          </table:table-cell>
          <table:table-cell table:formula="of:=MAX([.B72:.E72])" office:value-type="float" office:value="22.5382336276204" calcext:value-type="float">
            <text:p>22.5382336276</text:p>
          </table:table-cell>
          <table:table-cell table:formula="of:=RAND()/100" office:value-type="float" office:value="0.0015317593868589" calcext:value-type="float">
            <text:p>0.00153175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0+10*SIN([.A73])" office:value-type="float" office:value="13.2322804311269" calcext:value-type="float">
            <text:p>13.2322804311</text:p>
          </table:table-cell>
          <table:table-cell table:formula="of:=20+9*SIN([.A73])" office:value-type="float" office:value="13.9090523880142" calcext:value-type="float">
            <text:p>13.909052388</text:p>
          </table:table-cell>
          <table:table-cell table:formula="of:=20+8*SIN([.A73])" office:value-type="float" office:value="14.5858243449015" calcext:value-type="float">
            <text:p>14.5858243449</text:p>
          </table:table-cell>
          <table:table-cell table:formula="of:=20+7*SIN([.A73])" office:value-type="float" office:value="15.2625963017888" calcext:value-type="float">
            <text:p>15.2625963018</text:p>
          </table:table-cell>
          <table:table-cell table:formula="of:=[.A73]" office:value-type="float" office:value="73" calcext:value-type="float">
            <text:p>73</text:p>
          </table:table-cell>
          <table:table-cell table:formula="of:=MIN([.B73:.E73])" office:value-type="float" office:value="13.2322804311269" calcext:value-type="float">
            <text:p>13.2322804311</text:p>
          </table:table-cell>
          <table:table-cell table:formula="of:=[.C73]" office:value-type="float" office:value="13.9090523880142" calcext:value-type="float">
            <text:p>13.909052388</text:p>
          </table:table-cell>
          <table:table-cell table:formula="of:=[.D73]" office:value-type="float" office:value="14.5858243449015" calcext:value-type="float">
            <text:p>14.5858243449</text:p>
          </table:table-cell>
          <table:table-cell table:formula="of:=MAX([.B73:.E73])" office:value-type="float" office:value="15.2625963017888" calcext:value-type="float">
            <text:p>15.2625963018</text:p>
          </table:table-cell>
          <table:table-cell table:formula="of:=RAND()/100" office:value-type="float" office:value="0.000832360793812548" calcext:value-type="float">
            <text:p>0.00083236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0+10*SIN([.A74])" office:value-type="float" office:value="10.1485373953175" calcext:value-type="float">
            <text:p>10.1485373953</text:p>
          </table:table-cell>
          <table:table-cell table:formula="of:=20+9*SIN([.A74])" office:value-type="float" office:value="11.1336836557858" calcext:value-type="float">
            <text:p>11.1336836558</text:p>
          </table:table-cell>
          <table:table-cell table:formula="of:=20+8*SIN([.A74])" office:value-type="float" office:value="12.118829916254" calcext:value-type="float">
            <text:p>12.1188299163</text:p>
          </table:table-cell>
          <table:table-cell table:formula="of:=20+7*SIN([.A74])" office:value-type="float" office:value="13.1039761767223" calcext:value-type="float">
            <text:p>13.1039761767</text:p>
          </table:table-cell>
          <table:table-cell table:formula="of:=[.A74]" office:value-type="float" office:value="74" calcext:value-type="float">
            <text:p>74</text:p>
          </table:table-cell>
          <table:table-cell table:formula="of:=MIN([.B74:.E74])" office:value-type="float" office:value="10.1485373953175" calcext:value-type="float">
            <text:p>10.1485373953</text:p>
          </table:table-cell>
          <table:table-cell table:formula="of:=[.C74]" office:value-type="float" office:value="11.1336836557858" calcext:value-type="float">
            <text:p>11.1336836558</text:p>
          </table:table-cell>
          <table:table-cell table:formula="of:=[.D74]" office:value-type="float" office:value="12.118829916254" calcext:value-type="float">
            <text:p>12.1188299163</text:p>
          </table:table-cell>
          <table:table-cell table:formula="of:=MAX([.B74:.E74])" office:value-type="float" office:value="13.1039761767223" calcext:value-type="float">
            <text:p>13.1039761767</text:p>
          </table:table-cell>
          <table:table-cell table:formula="of:=RAND()/100" office:value-type="float" office:value="0.00599068572040494" calcext:value-type="float">
            <text:p>0.00599068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0+10*SIN([.A75])" office:value-type="float" office:value="16.1221836459057" calcext:value-type="float">
            <text:p>16.1221836459</text:p>
          </table:table-cell>
          <table:table-cell table:formula="of:=20+9*SIN([.A75])" office:value-type="float" office:value="16.5099652813151" calcext:value-type="float">
            <text:p>16.5099652813</text:p>
          </table:table-cell>
          <table:table-cell table:formula="of:=20+8*SIN([.A75])" office:value-type="float" office:value="16.8977469167246" calcext:value-type="float">
            <text:p>16.8977469167</text:p>
          </table:table-cell>
          <table:table-cell table:formula="of:=20+7*SIN([.A75])" office:value-type="float" office:value="17.285528552134" calcext:value-type="float">
            <text:p>17.2855285521</text:p>
          </table:table-cell>
          <table:table-cell table:formula="of:=[.A75]" office:value-type="float" office:value="75" calcext:value-type="float">
            <text:p>75</text:p>
          </table:table-cell>
          <table:table-cell table:formula="of:=MIN([.B75:.E75])" office:value-type="float" office:value="16.1221836459057" calcext:value-type="float">
            <text:p>16.1221836459</text:p>
          </table:table-cell>
          <table:table-cell table:formula="of:=[.C75]" office:value-type="float" office:value="16.5099652813151" calcext:value-type="float">
            <text:p>16.5099652813</text:p>
          </table:table-cell>
          <table:table-cell table:formula="of:=[.D75]" office:value-type="float" office:value="16.8977469167246" calcext:value-type="float">
            <text:p>16.8977469167</text:p>
          </table:table-cell>
          <table:table-cell table:formula="of:=MAX([.B75:.E75])" office:value-type="float" office:value="17.285528552134" calcext:value-type="float">
            <text:p>17.2855285521</text:p>
          </table:table-cell>
          <table:table-cell table:formula="of:=RAND()/100" office:value-type="float" office:value="0.00275535096106457" calcext:value-type="float">
            <text:p>0.0027553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0+10*SIN([.A76])" office:value-type="float" office:value="25.6610763689818" calcext:value-type="float">
            <text:p>25.661076369</text:p>
          </table:table-cell>
          <table:table-cell table:formula="of:=20+9*SIN([.A76])" office:value-type="float" office:value="25.0949687320836" calcext:value-type="float">
            <text:p>25.0949687321</text:p>
          </table:table-cell>
          <table:table-cell table:formula="of:=20+8*SIN([.A76])" office:value-type="float" office:value="24.5288610951854" calcext:value-type="float">
            <text:p>24.5288610952</text:p>
          </table:table-cell>
          <table:table-cell table:formula="of:=20+7*SIN([.A76])" office:value-type="float" office:value="23.9627534582873" calcext:value-type="float">
            <text:p>23.9627534583</text:p>
          </table:table-cell>
          <table:table-cell table:formula="of:=[.A76]" office:value-type="float" office:value="76" calcext:value-type="float">
            <text:p>76</text:p>
          </table:table-cell>
          <table:table-cell table:formula="of:=MIN([.B76:.E76])" office:value-type="float" office:value="23.9627534582873" calcext:value-type="float">
            <text:p>23.9627534583</text:p>
          </table:table-cell>
          <table:table-cell table:formula="of:=[.C76]" office:value-type="float" office:value="25.0949687320836" calcext:value-type="float">
            <text:p>25.0949687321</text:p>
          </table:table-cell>
          <table:table-cell table:formula="of:=[.D76]" office:value-type="float" office:value="24.5288610951854" calcext:value-type="float">
            <text:p>24.5288610952</text:p>
          </table:table-cell>
          <table:table-cell table:formula="of:=MAX([.B76:.E76])" office:value-type="float" office:value="25.6610763689818" calcext:value-type="float">
            <text:p>25.661076369</text:p>
          </table:table-cell>
          <table:table-cell table:formula="of:=RAND()/100" office:value-type="float" office:value="0.00232977477194813" calcext:value-type="float">
            <text:p>0.00232977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0+10*SIN([.A77])" office:value-type="float" office:value="29.9952015858073" calcext:value-type="float">
            <text:p>29.9952015858</text:p>
          </table:table-cell>
          <table:table-cell table:formula="of:=20+9*SIN([.A77])" office:value-type="float" office:value="28.9956814272266" calcext:value-type="float">
            <text:p>28.9956814272</text:p>
          </table:table-cell>
          <table:table-cell table:formula="of:=20+8*SIN([.A77])" office:value-type="float" office:value="27.9961612686458" calcext:value-type="float">
            <text:p>27.9961612686</text:p>
          </table:table-cell>
          <table:table-cell table:formula="of:=20+7*SIN([.A77])" office:value-type="float" office:value="26.9966411100651" calcext:value-type="float">
            <text:p>26.9966411101</text:p>
          </table:table-cell>
          <table:table-cell table:formula="of:=[.A77]" office:value-type="float" office:value="77" calcext:value-type="float">
            <text:p>77</text:p>
          </table:table-cell>
          <table:table-cell table:formula="of:=MIN([.B77:.E77])" office:value-type="float" office:value="26.9966411100651" calcext:value-type="float">
            <text:p>26.9966411101</text:p>
          </table:table-cell>
          <table:table-cell table:formula="of:=[.C77]" office:value-type="float" office:value="28.9956814272266" calcext:value-type="float">
            <text:p>28.9956814272</text:p>
          </table:table-cell>
          <table:table-cell table:formula="of:=[.D77]" office:value-type="float" office:value="27.9961612686458" calcext:value-type="float">
            <text:p>27.9961612686</text:p>
          </table:table-cell>
          <table:table-cell table:formula="of:=MAX([.B77:.E77])" office:value-type="float" office:value="29.9952015858073" calcext:value-type="float">
            <text:p>29.9952015858</text:p>
          </table:table-cell>
          <table:table-cell table:formula="of:=RAND()/100" office:value-type="float" office:value="0.00672707226906278" calcext:value-type="float">
            <text:p>0.00672707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0+10*SIN([.A78])" office:value-type="float" office:value="25.1397845598753" calcext:value-type="float">
            <text:p>25.1397845599</text:p>
          </table:table-cell>
          <table:table-cell table:formula="of:=20+9*SIN([.A78])" office:value-type="float" office:value="24.6258061038878" calcext:value-type="float">
            <text:p>24.6258061039</text:p>
          </table:table-cell>
          <table:table-cell table:formula="of:=20+8*SIN([.A78])" office:value-type="float" office:value="24.1118276479003" calcext:value-type="float">
            <text:p>24.1118276479</text:p>
          </table:table-cell>
          <table:table-cell table:formula="of:=20+7*SIN([.A78])" office:value-type="float" office:value="23.5978491919127" calcext:value-type="float">
            <text:p>23.5978491919</text:p>
          </table:table-cell>
          <table:table-cell table:formula="of:=[.A78]" office:value-type="float" office:value="78" calcext:value-type="float">
            <text:p>78</text:p>
          </table:table-cell>
          <table:table-cell table:formula="of:=MIN([.B78:.E78])" office:value-type="float" office:value="23.5978491919127" calcext:value-type="float">
            <text:p>23.5978491919</text:p>
          </table:table-cell>
          <table:table-cell table:formula="of:=[.C78]" office:value-type="float" office:value="24.6258061038878" calcext:value-type="float">
            <text:p>24.6258061039</text:p>
          </table:table-cell>
          <table:table-cell table:formula="of:=[.D78]" office:value-type="float" office:value="24.1118276479003" calcext:value-type="float">
            <text:p>24.1118276479</text:p>
          </table:table-cell>
          <table:table-cell table:formula="of:=MAX([.B78:.E78])" office:value-type="float" office:value="25.1397845598753" calcext:value-type="float">
            <text:p>25.1397845599</text:p>
          </table:table-cell>
          <table:table-cell table:formula="of:=RAND()/100" office:value-type="float" office:value="0.00489732271912121" calcext:value-type="float">
            <text:p>0.00489732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0+10*SIN([.A79])" office:value-type="float" office:value="15.5588733129249" calcext:value-type="float">
            <text:p>15.5588733129</text:p>
          </table:table-cell>
          <table:table-cell table:formula="of:=20+9*SIN([.A79])" office:value-type="float" office:value="16.0029859816324" calcext:value-type="float">
            <text:p>16.0029859816</text:p>
          </table:table-cell>
          <table:table-cell table:formula="of:=20+8*SIN([.A79])" office:value-type="float" office:value="16.4470986503399" calcext:value-type="float">
            <text:p>16.4470986503</text:p>
          </table:table-cell>
          <table:table-cell table:formula="of:=20+7*SIN([.A79])" office:value-type="float" office:value="16.8912113190474" calcext:value-type="float">
            <text:p>16.891211319</text:p>
          </table:table-cell>
          <table:table-cell table:formula="of:=[.A79]" office:value-type="float" office:value="79" calcext:value-type="float">
            <text:p>79</text:p>
          </table:table-cell>
          <table:table-cell table:formula="of:=MIN([.B79:.E79])" office:value-type="float" office:value="15.5588733129249" calcext:value-type="float">
            <text:p>15.5588733129</text:p>
          </table:table-cell>
          <table:table-cell table:formula="of:=[.C79]" office:value-type="float" office:value="16.0029859816324" calcext:value-type="float">
            <text:p>16.0029859816</text:p>
          </table:table-cell>
          <table:table-cell table:formula="of:=[.D79]" office:value-type="float" office:value="16.4470986503399" calcext:value-type="float">
            <text:p>16.4470986503</text:p>
          </table:table-cell>
          <table:table-cell table:formula="of:=MAX([.B79:.E79])" office:value-type="float" office:value="16.8912113190474" calcext:value-type="float">
            <text:p>16.891211319</text:p>
          </table:table-cell>
          <table:table-cell table:formula="of:=RAND()/100" office:value-type="float" office:value="0.000815427831170414" calcext:value-type="float">
            <text:p>0.0008154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0+10*SIN([.A80])" office:value-type="float" office:value="10.0611134607662" calcext:value-type="float">
            <text:p>10.0611134608</text:p>
          </table:table-cell>
          <table:table-cell table:formula="of:=20+9*SIN([.A80])" office:value-type="float" office:value="11.0550021146896" calcext:value-type="float">
            <text:p>11.0550021147</text:p>
          </table:table-cell>
          <table:table-cell table:formula="of:=20+8*SIN([.A80])" office:value-type="float" office:value="12.048890768613" calcext:value-type="float">
            <text:p>12.0488907686</text:p>
          </table:table-cell>
          <table:table-cell table:formula="of:=20+7*SIN([.A80])" office:value-type="float" office:value="13.0427794225364" calcext:value-type="float">
            <text:p>13.0427794225</text:p>
          </table:table-cell>
          <table:table-cell table:formula="of:=[.A80]" office:value-type="float" office:value="80" calcext:value-type="float">
            <text:p>80</text:p>
          </table:table-cell>
          <table:table-cell table:formula="of:=MIN([.B80:.E80])" office:value-type="float" office:value="10.0611134607662" calcext:value-type="float">
            <text:p>10.0611134608</text:p>
          </table:table-cell>
          <table:table-cell table:formula="of:=[.C80]" office:value-type="float" office:value="11.0550021146896" calcext:value-type="float">
            <text:p>11.0550021147</text:p>
          </table:table-cell>
          <table:table-cell table:formula="of:=[.D80]" office:value-type="float" office:value="12.048890768613" calcext:value-type="float">
            <text:p>12.0488907686</text:p>
          </table:table-cell>
          <table:table-cell table:formula="of:=MAX([.B80:.E80])" office:value-type="float" office:value="13.0427794225364" calcext:value-type="float">
            <text:p>13.0427794225</text:p>
          </table:table-cell>
          <table:table-cell table:formula="of:=RAND()/100" office:value-type="float" office:value="0.0036754432162268" calcext:value-type="float">
            <text:p>0.00367544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0+10*SIN([.A81])" office:value-type="float" office:value="13.7011200572555" calcext:value-type="float">
            <text:p>13.7011200573</text:p>
          </table:table-cell>
          <table:table-cell table:formula="of:=20+9*SIN([.A81])" office:value-type="float" office:value="14.3310080515299" calcext:value-type="float">
            <text:p>14.3310080515</text:p>
          </table:table-cell>
          <table:table-cell table:formula="of:=20+8*SIN([.A81])" office:value-type="float" office:value="14.9608960458044" calcext:value-type="float">
            <text:p>14.9608960458</text:p>
          </table:table-cell>
          <table:table-cell table:formula="of:=20+7*SIN([.A81])" office:value-type="float" office:value="15.5907840400788" calcext:value-type="float">
            <text:p>15.5907840401</text:p>
          </table:table-cell>
          <table:table-cell table:formula="of:=[.A81]" office:value-type="float" office:value="81" calcext:value-type="float">
            <text:p>81</text:p>
          </table:table-cell>
          <table:table-cell table:formula="of:=MIN([.B81:.E81])" office:value-type="float" office:value="13.7011200572555" calcext:value-type="float">
            <text:p>13.7011200573</text:p>
          </table:table-cell>
          <table:table-cell table:formula="of:=[.C81]" office:value-type="float" office:value="14.3310080515299" calcext:value-type="float">
            <text:p>14.3310080515</text:p>
          </table:table-cell>
          <table:table-cell table:formula="of:=[.D81]" office:value-type="float" office:value="14.9608960458044" calcext:value-type="float">
            <text:p>14.9608960458</text:p>
          </table:table-cell>
          <table:table-cell table:formula="of:=MAX([.B81:.E81])" office:value-type="float" office:value="15.5907840400788" calcext:value-type="float">
            <text:p>15.5907840401</text:p>
          </table:table-cell>
          <table:table-cell table:formula="of:=RAND()/100" office:value-type="float" office:value="0.00613433618500947" calcext:value-type="float">
            <text:p>0.00613433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0+10*SIN([.A82])" office:value-type="float" office:value="23.1322878243308" calcext:value-type="float">
            <text:p>23.1322878243</text:p>
          </table:table-cell>
          <table:table-cell table:formula="of:=20+9*SIN([.A82])" office:value-type="float" office:value="22.8190590418978" calcext:value-type="float">
            <text:p>22.8190590419</text:p>
          </table:table-cell>
          <table:table-cell table:formula="of:=20+8*SIN([.A82])" office:value-type="float" office:value="22.5058302594647" calcext:value-type="float">
            <text:p>22.5058302595</text:p>
          </table:table-cell>
          <table:table-cell table:formula="of:=20+7*SIN([.A82])" office:value-type="float" office:value="22.1926014770316" calcext:value-type="float">
            <text:p>22.192601477</text:p>
          </table:table-cell>
          <table:table-cell table:formula="of:=[.A82]" office:value-type="float" office:value="82" calcext:value-type="float">
            <text:p>82</text:p>
          </table:table-cell>
          <table:table-cell table:formula="of:=MIN([.B82:.E82])" office:value-type="float" office:value="22.1926014770316" calcext:value-type="float">
            <text:p>22.192601477</text:p>
          </table:table-cell>
          <table:table-cell table:formula="of:=[.C82]" office:value-type="float" office:value="22.8190590418978" calcext:value-type="float">
            <text:p>22.8190590419</text:p>
          </table:table-cell>
          <table:table-cell table:formula="of:=[.D82]" office:value-type="float" office:value="22.5058302594647" calcext:value-type="float">
            <text:p>22.5058302595</text:p>
          </table:table-cell>
          <table:table-cell table:formula="of:=MAX([.B82:.E82])" office:value-type="float" office:value="23.1322878243308" calcext:value-type="float">
            <text:p>23.1322878243</text:p>
          </table:table-cell>
          <table:table-cell table:formula="of:=RAND()/100" office:value-type="float" office:value="0.00385694364059612" calcext:value-type="float">
            <text:p>0.00385694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0+10*SIN([.A83])" office:value-type="float" office:value="29.6836446110019" calcext:value-type="float">
            <text:p>29.683644611</text:p>
          </table:table-cell>
          <table:table-cell table:formula="of:=20+9*SIN([.A83])" office:value-type="float" office:value="28.7152801499017" calcext:value-type="float">
            <text:p>28.7152801499</text:p>
          </table:table-cell>
          <table:table-cell table:formula="of:=20+8*SIN([.A83])" office:value-type="float" office:value="27.7469156888015" calcext:value-type="float">
            <text:p>27.7469156888</text:p>
          </table:table-cell>
          <table:table-cell table:formula="of:=20+7*SIN([.A83])" office:value-type="float" office:value="26.7785512277013" calcext:value-type="float">
            <text:p>26.7785512277</text:p>
          </table:table-cell>
          <table:table-cell table:formula="of:=[.A83]" office:value-type="float" office:value="83" calcext:value-type="float">
            <text:p>83</text:p>
          </table:table-cell>
          <table:table-cell table:formula="of:=MIN([.B83:.E83])" office:value-type="float" office:value="26.7785512277013" calcext:value-type="float">
            <text:p>26.7785512277</text:p>
          </table:table-cell>
          <table:table-cell table:formula="of:=[.C83]" office:value-type="float" office:value="28.7152801499017" calcext:value-type="float">
            <text:p>28.7152801499</text:p>
          </table:table-cell>
          <table:table-cell table:formula="of:=[.D83]" office:value-type="float" office:value="27.7469156888015" calcext:value-type="float">
            <text:p>27.7469156888</text:p>
          </table:table-cell>
          <table:table-cell table:formula="of:=MAX([.B83:.E83])" office:value-type="float" office:value="29.6836446110019" calcext:value-type="float">
            <text:p>29.683644611</text:p>
          </table:table-cell>
          <table:table-cell table:formula="of:=RAND()/100" office:value-type="float" office:value="0.00481059806598737" calcext:value-type="float">
            <text:p>0.00481059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0+10*SIN([.A84])" office:value-type="float" office:value="27.3319032007329" calcext:value-type="float">
            <text:p>27.3319032007</text:p>
          </table:table-cell>
          <table:table-cell table:formula="of:=20+9*SIN([.A84])" office:value-type="float" office:value="26.5987128806596" calcext:value-type="float">
            <text:p>26.5987128807</text:p>
          </table:table-cell>
          <table:table-cell table:formula="of:=20+8*SIN([.A84])" office:value-type="float" office:value="25.8655225605863" calcext:value-type="float">
            <text:p>25.8655225606</text:p>
          </table:table-cell>
          <table:table-cell table:formula="of:=20+7*SIN([.A84])" office:value-type="float" office:value="25.132332240513" calcext:value-type="float">
            <text:p>25.1323322405</text:p>
          </table:table-cell>
          <table:table-cell table:formula="of:=[.A84]" office:value-type="float" office:value="84" calcext:value-type="float">
            <text:p>84</text:p>
          </table:table-cell>
          <table:table-cell table:formula="of:=MIN([.B84:.E84])" office:value-type="float" office:value="25.132332240513" calcext:value-type="float">
            <text:p>25.1323322405</text:p>
          </table:table-cell>
          <table:table-cell table:formula="of:=[.C84]" office:value-type="float" office:value="26.5987128806596" calcext:value-type="float">
            <text:p>26.5987128807</text:p>
          </table:table-cell>
          <table:table-cell table:formula="of:=[.D84]" office:value-type="float" office:value="25.8655225605863" calcext:value-type="float">
            <text:p>25.8655225606</text:p>
          </table:table-cell>
          <table:table-cell table:formula="of:=MAX([.B84:.E84])" office:value-type="float" office:value="27.3319032007329" calcext:value-type="float">
            <text:p>27.3319032007</text:p>
          </table:table-cell>
          <table:table-cell table:formula="of:=RAND()/100" office:value-type="float" office:value="0.009845334782456" calcext:value-type="float">
            <text:p>0.00984533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0+10*SIN([.A85])" office:value-type="float" office:value="18.2392438005141" calcext:value-type="float">
            <text:p>18.2392438005</text:p>
          </table:table-cell>
          <table:table-cell table:formula="of:=20+9*SIN([.A85])" office:value-type="float" office:value="18.4153194204627" calcext:value-type="float">
            <text:p>18.4153194205</text:p>
          </table:table-cell>
          <table:table-cell table:formula="of:=20+8*SIN([.A85])" office:value-type="float" office:value="18.5913950404113" calcext:value-type="float">
            <text:p>18.5913950404</text:p>
          </table:table-cell>
          <table:table-cell table:formula="of:=20+7*SIN([.A85])" office:value-type="float" office:value="18.7674706603599" calcext:value-type="float">
            <text:p>18.7674706604</text:p>
          </table:table-cell>
          <table:table-cell table:formula="of:=[.A85]" office:value-type="float" office:value="85" calcext:value-type="float">
            <text:p>85</text:p>
          </table:table-cell>
          <table:table-cell table:formula="of:=MIN([.B85:.E85])" office:value-type="float" office:value="18.2392438005141" calcext:value-type="float">
            <text:p>18.2392438005</text:p>
          </table:table-cell>
          <table:table-cell table:formula="of:=[.C85]" office:value-type="float" office:value="18.4153194204627" calcext:value-type="float">
            <text:p>18.4153194205</text:p>
          </table:table-cell>
          <table:table-cell table:formula="of:=[.D85]" office:value-type="float" office:value="18.5913950404113" calcext:value-type="float">
            <text:p>18.5913950404</text:p>
          </table:table-cell>
          <table:table-cell table:formula="of:=MAX([.B85:.E85])" office:value-type="float" office:value="18.7674706603599" calcext:value-type="float">
            <text:p>18.7674706604</text:p>
          </table:table-cell>
          <table:table-cell table:formula="of:=RAND()/100" office:value-type="float" office:value="0.00365629932409717" calcext:value-type="float">
            <text:p>0.00365629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0+10*SIN([.A86])" office:value-type="float" office:value="10.7654155299594" calcext:value-type="float">
            <text:p>10.76541553</text:p>
          </table:table-cell>
          <table:table-cell table:formula="of:=20+9*SIN([.A86])" office:value-type="float" office:value="11.6888739769635" calcext:value-type="float">
            <text:p>11.688873977</text:p>
          </table:table-cell>
          <table:table-cell table:formula="of:=20+8*SIN([.A86])" office:value-type="float" office:value="12.6123324239675" calcext:value-type="float">
            <text:p>12.612332424</text:p>
          </table:table-cell>
          <table:table-cell table:formula="of:=20+7*SIN([.A86])" office:value-type="float" office:value="13.5357908709716" calcext:value-type="float">
            <text:p>13.535790871</text:p>
          </table:table-cell>
          <table:table-cell table:formula="of:=[.A86]" office:value-type="float" office:value="86" calcext:value-type="float">
            <text:p>86</text:p>
          </table:table-cell>
          <table:table-cell table:formula="of:=MIN([.B86:.E86])" office:value-type="float" office:value="10.7654155299594" calcext:value-type="float">
            <text:p>10.76541553</text:p>
          </table:table-cell>
          <table:table-cell table:formula="of:=[.C86]" office:value-type="float" office:value="11.6888739769635" calcext:value-type="float">
            <text:p>11.688873977</text:p>
          </table:table-cell>
          <table:table-cell table:formula="of:=[.D86]" office:value-type="float" office:value="12.6123324239675" calcext:value-type="float">
            <text:p>12.612332424</text:p>
          </table:table-cell>
          <table:table-cell table:formula="of:=MAX([.B86:.E86])" office:value-type="float" office:value="13.5357908709716" calcext:value-type="float">
            <text:p>13.535790871</text:p>
          </table:table-cell>
          <table:table-cell table:formula="of:=RAND()/100" office:value-type="float" office:value="0.00373580707872814" calcext:value-type="float">
            <text:p>0.00373580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0+10*SIN([.A87])" office:value-type="float" office:value="11.7818216336918" calcext:value-type="float">
            <text:p>11.7818216337</text:p>
          </table:table-cell>
          <table:table-cell table:formula="of:=20+9*SIN([.A87])" office:value-type="float" office:value="12.6036394703226" calcext:value-type="float">
            <text:p>12.6036394703</text:p>
          </table:table-cell>
          <table:table-cell table:formula="of:=20+8*SIN([.A87])" office:value-type="float" office:value="13.4254573069534" calcext:value-type="float">
            <text:p>13.425457307</text:p>
          </table:table-cell>
          <table:table-cell table:formula="of:=20+7*SIN([.A87])" office:value-type="float" office:value="14.2472751435842" calcext:value-type="float">
            <text:p>14.2472751436</text:p>
          </table:table-cell>
          <table:table-cell table:formula="of:=[.A87]" office:value-type="float" office:value="87" calcext:value-type="float">
            <text:p>87</text:p>
          </table:table-cell>
          <table:table-cell table:formula="of:=MIN([.B87:.E87])" office:value-type="float" office:value="11.7818216336918" calcext:value-type="float">
            <text:p>11.7818216337</text:p>
          </table:table-cell>
          <table:table-cell table:formula="of:=[.C87]" office:value-type="float" office:value="12.6036394703226" calcext:value-type="float">
            <text:p>12.6036394703</text:p>
          </table:table-cell>
          <table:table-cell table:formula="of:=[.D87]" office:value-type="float" office:value="13.4254573069534" calcext:value-type="float">
            <text:p>13.425457307</text:p>
          </table:table-cell>
          <table:table-cell table:formula="of:=MAX([.B87:.E87])" office:value-type="float" office:value="14.2472751435842" calcext:value-type="float">
            <text:p>14.2472751436</text:p>
          </table:table-cell>
          <table:table-cell table:formula="of:=RAND()/100" office:value-type="float" office:value="0.0025286825757271" calcext:value-type="float">
            <text:p>0.00252868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0+10*SIN([.A88])" office:value-type="float" office:value="20.3539830273366" calcext:value-type="float">
            <text:p>20.3539830273</text:p>
          </table:table-cell>
          <table:table-cell table:formula="of:=20+9*SIN([.A88])" office:value-type="float" office:value="20.3185847246029" calcext:value-type="float">
            <text:p>20.3185847246</text:p>
          </table:table-cell>
          <table:table-cell table:formula="of:=20+8*SIN([.A88])" office:value-type="float" office:value="20.2831864218693" calcext:value-type="float">
            <text:p>20.2831864219</text:p>
          </table:table-cell>
          <table:table-cell table:formula="of:=20+7*SIN([.A88])" office:value-type="float" office:value="20.2477881191356" calcext:value-type="float">
            <text:p>20.2477881191</text:p>
          </table:table-cell>
          <table:table-cell table:formula="of:=[.A88]" office:value-type="float" office:value="88" calcext:value-type="float">
            <text:p>88</text:p>
          </table:table-cell>
          <table:table-cell table:formula="of:=MIN([.B88:.E88])" office:value-type="float" office:value="20.2477881191356" calcext:value-type="float">
            <text:p>20.2477881191</text:p>
          </table:table-cell>
          <table:table-cell table:formula="of:=[.C88]" office:value-type="float" office:value="20.3185847246029" calcext:value-type="float">
            <text:p>20.3185847246</text:p>
          </table:table-cell>
          <table:table-cell table:formula="of:=[.D88]" office:value-type="float" office:value="20.2831864218693" calcext:value-type="float">
            <text:p>20.2831864219</text:p>
          </table:table-cell>
          <table:table-cell table:formula="of:=MAX([.B88:.E88])" office:value-type="float" office:value="20.3539830273366" calcext:value-type="float">
            <text:p>20.3539830273</text:p>
          </table:table-cell>
          <table:table-cell table:formula="of:=RAND()/100" office:value-type="float" office:value="0.00148314593084982" calcext:value-type="float">
            <text:p>0.00148314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0+10*SIN([.A89])" office:value-type="float" office:value="28.6006940581245" calcext:value-type="float">
            <text:p>28.6006940581</text:p>
          </table:table-cell>
          <table:table-cell table:formula="of:=20+9*SIN([.A89])" office:value-type="float" office:value="27.7406246523121" calcext:value-type="float">
            <text:p>27.7406246523</text:p>
          </table:table-cell>
          <table:table-cell table:formula="of:=20+8*SIN([.A89])" office:value-type="float" office:value="26.8805552464996" calcext:value-type="float">
            <text:p>26.8805552465</text:p>
          </table:table-cell>
          <table:table-cell table:formula="of:=20+7*SIN([.A89])" office:value-type="float" office:value="26.0204858406872" calcext:value-type="float">
            <text:p>26.0204858407</text:p>
          </table:table-cell>
          <table:table-cell table:formula="of:=[.A89]" office:value-type="float" office:value="89" calcext:value-type="float">
            <text:p>89</text:p>
          </table:table-cell>
          <table:table-cell table:formula="of:=MIN([.B89:.E89])" office:value-type="float" office:value="26.0204858406872" calcext:value-type="float">
            <text:p>26.0204858407</text:p>
          </table:table-cell>
          <table:table-cell table:formula="of:=[.C89]" office:value-type="float" office:value="27.7406246523121" calcext:value-type="float">
            <text:p>27.7406246523</text:p>
          </table:table-cell>
          <table:table-cell table:formula="of:=[.D89]" office:value-type="float" office:value="26.8805552464996" calcext:value-type="float">
            <text:p>26.8805552465</text:p>
          </table:table-cell>
          <table:table-cell table:formula="of:=MAX([.B89:.E89])" office:value-type="float" office:value="28.6006940581245" calcext:value-type="float">
            <text:p>28.6006940581</text:p>
          </table:table-cell>
          <table:table-cell table:formula="of:=RAND()/100" office:value-type="float" office:value="0.00334591317988003" calcext:value-type="float">
            <text:p>0.00334591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0+10*SIN([.A90])" office:value-type="float" office:value="28.9399666360056" calcext:value-type="float">
            <text:p>28.939966636</text:p>
          </table:table-cell>
          <table:table-cell table:formula="of:=20+9*SIN([.A90])" office:value-type="float" office:value="28.045969972405" calcext:value-type="float">
            <text:p>28.0459699724</text:p>
          </table:table-cell>
          <table:table-cell table:formula="of:=20+8*SIN([.A90])" office:value-type="float" office:value="27.1519733088045" calcext:value-type="float">
            <text:p>27.1519733088</text:p>
          </table:table-cell>
          <table:table-cell table:formula="of:=20+7*SIN([.A90])" office:value-type="float" office:value="26.2579766452039" calcext:value-type="float">
            <text:p>26.2579766452</text:p>
          </table:table-cell>
          <table:table-cell table:formula="of:=[.A90]" office:value-type="float" office:value="90" calcext:value-type="float">
            <text:p>90</text:p>
          </table:table-cell>
          <table:table-cell table:formula="of:=MIN([.B90:.E90])" office:value-type="float" office:value="26.2579766452039" calcext:value-type="float">
            <text:p>26.2579766452</text:p>
          </table:table-cell>
          <table:table-cell table:formula="of:=[.C90]" office:value-type="float" office:value="28.045969972405" calcext:value-type="float">
            <text:p>28.0459699724</text:p>
          </table:table-cell>
          <table:table-cell table:formula="of:=[.D90]" office:value-type="float" office:value="27.1519733088045" calcext:value-type="float">
            <text:p>27.1519733088</text:p>
          </table:table-cell>
          <table:table-cell table:formula="of:=MAX([.B90:.E90])" office:value-type="float" office:value="28.9399666360056" calcext:value-type="float">
            <text:p>28.939966636</text:p>
          </table:table-cell>
          <table:table-cell table:formula="of:=RAND()/100" office:value-type="float" office:value="0.00711161196496252" calcext:value-type="float">
            <text:p>0.0071116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0+10*SIN([.A91])" office:value-type="float" office:value="21.0598751175116" calcext:value-type="float">
            <text:p>21.0598751175</text:p>
          </table:table-cell>
          <table:table-cell table:formula="of:=20+9*SIN([.A91])" office:value-type="float" office:value="20.9538876057604" calcext:value-type="float">
            <text:p>20.9538876058</text:p>
          </table:table-cell>
          <table:table-cell table:formula="of:=20+8*SIN([.A91])" office:value-type="float" office:value="20.8479000940093" calcext:value-type="float">
            <text:p>20.847900094</text:p>
          </table:table-cell>
          <table:table-cell table:formula="of:=20+7*SIN([.A91])" office:value-type="float" office:value="20.7419125822581" calcext:value-type="float">
            <text:p>20.7419125823</text:p>
          </table:table-cell>
          <table:table-cell table:formula="of:=[.A91]" office:value-type="float" office:value="91" calcext:value-type="float">
            <text:p>91</text:p>
          </table:table-cell>
          <table:table-cell table:formula="of:=MIN([.B91:.E91])" office:value-type="float" office:value="20.7419125822581" calcext:value-type="float">
            <text:p>20.7419125823</text:p>
          </table:table-cell>
          <table:table-cell table:formula="of:=[.C91]" office:value-type="float" office:value="20.9538876057604" calcext:value-type="float">
            <text:p>20.9538876058</text:p>
          </table:table-cell>
          <table:table-cell table:formula="of:=[.D91]" office:value-type="float" office:value="20.8479000940093" calcext:value-type="float">
            <text:p>20.847900094</text:p>
          </table:table-cell>
          <table:table-cell table:formula="of:=MAX([.B91:.E91])" office:value-type="float" office:value="21.0598751175116" calcext:value-type="float">
            <text:p>21.0598751175</text:p>
          </table:table-cell>
          <table:table-cell table:formula="of:=RAND()/100" office:value-type="float" office:value="0.00971470169729737" calcext:value-type="float">
            <text:p>0.00971470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0+10*SIN([.A92])" office:value-type="float" office:value="12.205339303842" calcext:value-type="float">
            <text:p>12.2053393038</text:p>
          </table:table-cell>
          <table:table-cell table:formula="of:=20+9*SIN([.A92])" office:value-type="float" office:value="12.9848053734578" calcext:value-type="float">
            <text:p>12.9848053735</text:p>
          </table:table-cell>
          <table:table-cell table:formula="of:=20+8*SIN([.A92])" office:value-type="float" office:value="13.7642714430736" calcext:value-type="float">
            <text:p>13.7642714431</text:p>
          </table:table-cell>
          <table:table-cell table:formula="of:=20+7*SIN([.A92])" office:value-type="float" office:value="14.5437375126894" calcext:value-type="float">
            <text:p>14.5437375127</text:p>
          </table:table-cell>
          <table:table-cell table:formula="of:=[.A92]" office:value-type="float" office:value="92" calcext:value-type="float">
            <text:p>92</text:p>
          </table:table-cell>
          <table:table-cell table:formula="of:=MIN([.B92:.E92])" office:value-type="float" office:value="12.205339303842" calcext:value-type="float">
            <text:p>12.2053393038</text:p>
          </table:table-cell>
          <table:table-cell table:formula="of:=[.C92]" office:value-type="float" office:value="12.9848053734578" calcext:value-type="float">
            <text:p>12.9848053735</text:p>
          </table:table-cell>
          <table:table-cell table:formula="of:=[.D92]" office:value-type="float" office:value="13.7642714430736" calcext:value-type="float">
            <text:p>13.7642714431</text:p>
          </table:table-cell>
          <table:table-cell table:formula="of:=MAX([.B92:.E92])" office:value-type="float" office:value="14.5437375126894" calcext:value-type="float">
            <text:p>14.5437375127</text:p>
          </table:table-cell>
          <table:table-cell table:formula="of:=RAND()/100" office:value-type="float" office:value="0.00485670411842761" calcext:value-type="float">
            <text:p>0.00485670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0+10*SIN([.A93])" office:value-type="float" office:value="10.5171785873005" calcext:value-type="float">
            <text:p>10.5171785873</text:p>
          </table:table-cell>
          <table:table-cell table:formula="of:=20+9*SIN([.A93])" office:value-type="float" office:value="11.4654607285705" calcext:value-type="float">
            <text:p>11.4654607286</text:p>
          </table:table-cell>
          <table:table-cell table:formula="of:=20+8*SIN([.A93])" office:value-type="float" office:value="12.4137428698404" calcext:value-type="float">
            <text:p>12.4137428698</text:p>
          </table:table-cell>
          <table:table-cell table:formula="of:=20+7*SIN([.A93])" office:value-type="float" office:value="13.3620250111104" calcext:value-type="float">
            <text:p>13.3620250111</text:p>
          </table:table-cell>
          <table:table-cell table:formula="of:=[.A93]" office:value-type="float" office:value="93" calcext:value-type="float">
            <text:p>93</text:p>
          </table:table-cell>
          <table:table-cell table:formula="of:=MIN([.B93:.E93])" office:value-type="float" office:value="10.5171785873005" calcext:value-type="float">
            <text:p>10.5171785873</text:p>
          </table:table-cell>
          <table:table-cell table:formula="of:=[.C93]" office:value-type="float" office:value="11.4654607285705" calcext:value-type="float">
            <text:p>11.4654607286</text:p>
          </table:table-cell>
          <table:table-cell table:formula="of:=[.D93]" office:value-type="float" office:value="12.4137428698404" calcext:value-type="float">
            <text:p>12.4137428698</text:p>
          </table:table-cell>
          <table:table-cell table:formula="of:=MAX([.B93:.E93])" office:value-type="float" office:value="13.3620250111104" calcext:value-type="float">
            <text:p>13.3620250111</text:p>
          </table:table-cell>
          <table:table-cell table:formula="of:=RAND()/100" office:value-type="float" office:value="0.00435589280700423" calcext:value-type="float">
            <text:p>0.00435589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0+10*SIN([.A94])" office:value-type="float" office:value="17.5474801453235" calcext:value-type="float">
            <text:p>17.5474801453</text:p>
          </table:table-cell>
          <table:table-cell table:formula="of:=20+9*SIN([.A94])" office:value-type="float" office:value="17.7927321307911" calcext:value-type="float">
            <text:p>17.7927321308</text:p>
          </table:table-cell>
          <table:table-cell table:formula="of:=20+8*SIN([.A94])" office:value-type="float" office:value="18.0379841162588" calcext:value-type="float">
            <text:p>18.0379841163</text:p>
          </table:table-cell>
          <table:table-cell table:formula="of:=20+7*SIN([.A94])" office:value-type="float" office:value="18.2832361017264" calcext:value-type="float">
            <text:p>18.2832361017</text:p>
          </table:table-cell>
          <table:table-cell table:formula="of:=[.A94]" office:value-type="float" office:value="94" calcext:value-type="float">
            <text:p>94</text:p>
          </table:table-cell>
          <table:table-cell table:formula="of:=MIN([.B94:.E94])" office:value-type="float" office:value="17.5474801453235" calcext:value-type="float">
            <text:p>17.5474801453</text:p>
          </table:table-cell>
          <table:table-cell table:formula="of:=[.C94]" office:value-type="float" office:value="17.7927321307911" calcext:value-type="float">
            <text:p>17.7927321308</text:p>
          </table:table-cell>
          <table:table-cell table:formula="of:=[.D94]" office:value-type="float" office:value="18.0379841162588" calcext:value-type="float">
            <text:p>18.0379841163</text:p>
          </table:table-cell>
          <table:table-cell table:formula="of:=MAX([.B94:.E94])" office:value-type="float" office:value="18.2832361017264" calcext:value-type="float">
            <text:p>18.2832361017</text:p>
          </table:table-cell>
          <table:table-cell table:formula="of:=RAND()/100" office:value-type="float" office:value="0.00786815160755691" calcext:value-type="float">
            <text:p>0.00786815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0+10*SIN([.A95])" office:value-type="float" office:value="26.8326171473612" calcext:value-type="float">
            <text:p>26.8326171474</text:p>
          </table:table-cell>
          <table:table-cell table:formula="of:=20+9*SIN([.A95])" office:value-type="float" office:value="26.1493554326251" calcext:value-type="float">
            <text:p>26.1493554326</text:p>
          </table:table-cell>
          <table:table-cell table:formula="of:=20+8*SIN([.A95])" office:value-type="float" office:value="25.466093717889" calcext:value-type="float">
            <text:p>25.4660937179</text:p>
          </table:table-cell>
          <table:table-cell table:formula="of:=20+7*SIN([.A95])" office:value-type="float" office:value="24.7828320031528" calcext:value-type="float">
            <text:p>24.7828320032</text:p>
          </table:table-cell>
          <table:table-cell table:formula="of:=[.A95]" office:value-type="float" office:value="95" calcext:value-type="float">
            <text:p>95</text:p>
          </table:table-cell>
          <table:table-cell table:formula="of:=MIN([.B95:.E95])" office:value-type="float" office:value="24.7828320031528" calcext:value-type="float">
            <text:p>24.7828320032</text:p>
          </table:table-cell>
          <table:table-cell table:formula="of:=[.C95]" office:value-type="float" office:value="26.1493554326251" calcext:value-type="float">
            <text:p>26.1493554326</text:p>
          </table:table-cell>
          <table:table-cell table:formula="of:=[.D95]" office:value-type="float" office:value="25.466093717889" calcext:value-type="float">
            <text:p>25.4660937179</text:p>
          </table:table-cell>
          <table:table-cell table:formula="of:=MAX([.B95:.E95])" office:value-type="float" office:value="26.8326171473612" calcext:value-type="float">
            <text:p>26.8326171474</text:p>
          </table:table-cell>
          <table:table-cell table:formula="of:=RAND()/100" office:value-type="float" office:value="0.00133010814212245" calcext:value-type="float">
            <text:p>0.00133010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0+10*SIN([.A96])" office:value-type="float" office:value="29.8358774543434" calcext:value-type="float">
            <text:p>29.8358774543</text:p>
          </table:table-cell>
          <table:table-cell table:formula="of:=20+9*SIN([.A96])" office:value-type="float" office:value="28.8522897089091" calcext:value-type="float">
            <text:p>28.8522897089</text:p>
          </table:table-cell>
          <table:table-cell table:formula="of:=20+8*SIN([.A96])" office:value-type="float" office:value="27.8687019634748" calcext:value-type="float">
            <text:p>27.8687019635</text:p>
          </table:table-cell>
          <table:table-cell table:formula="of:=20+7*SIN([.A96])" office:value-type="float" office:value="26.8851142180404" calcext:value-type="float">
            <text:p>26.885114218</text:p>
          </table:table-cell>
          <table:table-cell table:formula="of:=[.A96]" office:value-type="float" office:value="96" calcext:value-type="float">
            <text:p>96</text:p>
          </table:table-cell>
          <table:table-cell table:formula="of:=MIN([.B96:.E96])" office:value-type="float" office:value="26.8851142180404" calcext:value-type="float">
            <text:p>26.885114218</text:p>
          </table:table-cell>
          <table:table-cell table:formula="of:=[.C96]" office:value-type="float" office:value="28.8522897089091" calcext:value-type="float">
            <text:p>28.8522897089</text:p>
          </table:table-cell>
          <table:table-cell table:formula="of:=[.D96]" office:value-type="float" office:value="27.8687019634748" calcext:value-type="float">
            <text:p>27.8687019635</text:p>
          </table:table-cell>
          <table:table-cell table:formula="of:=MAX([.B96:.E96])" office:value-type="float" office:value="29.8358774543434" calcext:value-type="float">
            <text:p>29.8358774543</text:p>
          </table:table-cell>
          <table:table-cell table:formula="of:=RAND()/100" office:value-type="float" office:value="0.00990942352457091" calcext:value-type="float">
            <text:p>0.0099094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0+10*SIN([.A97])" office:value-type="float" office:value="23.7960773902752" calcext:value-type="float">
            <text:p>23.7960773903</text:p>
          </table:table-cell>
          <table:table-cell table:formula="of:=20+9*SIN([.A97])" office:value-type="float" office:value="23.4164696512477" calcext:value-type="float">
            <text:p>23.4164696512</text:p>
          </table:table-cell>
          <table:table-cell table:formula="of:=20+8*SIN([.A97])" office:value-type="float" office:value="23.0368619122202" calcext:value-type="float">
            <text:p>23.0368619122</text:p>
          </table:table-cell>
          <table:table-cell table:formula="of:=20+7*SIN([.A97])" office:value-type="float" office:value="22.6572541731927" calcext:value-type="float">
            <text:p>22.6572541732</text:p>
          </table:table-cell>
          <table:table-cell table:formula="of:=[.A97]" office:value-type="float" office:value="97" calcext:value-type="float">
            <text:p>97</text:p>
          </table:table-cell>
          <table:table-cell table:formula="of:=MIN([.B97:.E97])" office:value-type="float" office:value="22.6572541731927" calcext:value-type="float">
            <text:p>22.6572541732</text:p>
          </table:table-cell>
          <table:table-cell table:formula="of:=[.C97]" office:value-type="float" office:value="23.4164696512477" calcext:value-type="float">
            <text:p>23.4164696512</text:p>
          </table:table-cell>
          <table:table-cell table:formula="of:=[.D97]" office:value-type="float" office:value="23.0368619122202" calcext:value-type="float">
            <text:p>23.0368619122</text:p>
          </table:table-cell>
          <table:table-cell table:formula="of:=MAX([.B97:.E97])" office:value-type="float" office:value="23.7960773902752" calcext:value-type="float">
            <text:p>23.7960773903</text:p>
          </table:table-cell>
          <table:table-cell table:formula="of:=RAND()/100" office:value-type="float" office:value="0.000882077422298645" calcext:value-type="float">
            <text:p>0.00088207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0+10*SIN([.A98])" office:value-type="float" office:value="14.2661812800958" calcext:value-type="float">
            <text:p>14.2661812801</text:p>
          </table:table-cell>
          <table:table-cell table:formula="of:=20+9*SIN([.A98])" office:value-type="float" office:value="14.8395631520862" calcext:value-type="float">
            <text:p>14.8395631521</text:p>
          </table:table-cell>
          <table:table-cell table:formula="of:=20+8*SIN([.A98])" office:value-type="float" office:value="15.4129450240766" calcext:value-type="float">
            <text:p>15.4129450241</text:p>
          </table:table-cell>
          <table:table-cell table:formula="of:=20+7*SIN([.A98])" office:value-type="float" office:value="15.986326896067" calcext:value-type="float">
            <text:p>15.9863268961</text:p>
          </table:table-cell>
          <table:table-cell table:formula="of:=[.A98]" office:value-type="float" office:value="98" calcext:value-type="float">
            <text:p>98</text:p>
          </table:table-cell>
          <table:table-cell table:formula="of:=MIN([.B98:.E98])" office:value-type="float" office:value="14.2661812800958" calcext:value-type="float">
            <text:p>14.2661812801</text:p>
          </table:table-cell>
          <table:table-cell table:formula="of:=[.C98]" office:value-type="float" office:value="14.8395631520862" calcext:value-type="float">
            <text:p>14.8395631521</text:p>
          </table:table-cell>
          <table:table-cell table:formula="of:=[.D98]" office:value-type="float" office:value="15.4129450240766" calcext:value-type="float">
            <text:p>15.4129450241</text:p>
          </table:table-cell>
          <table:table-cell table:formula="of:=MAX([.B98:.E98])" office:value-type="float" office:value="15.986326896067" calcext:value-type="float">
            <text:p>15.9863268961</text:p>
          </table:table-cell>
          <table:table-cell table:formula="of:=RAND()/100" office:value-type="float" office:value="0.00388764653656228" calcext:value-type="float">
            <text:p>0.00388764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0+10*SIN([.A99])" office:value-type="float" office:value="10.0079316581365" calcext:value-type="float">
            <text:p>10.0079316581</text:p>
          </table:table-cell>
          <table:table-cell table:formula="of:=20+9*SIN([.A99])" office:value-type="float" office:value="11.0071384923228" calcext:value-type="float">
            <text:p>11.0071384923</text:p>
          </table:table-cell>
          <table:table-cell table:formula="of:=20+8*SIN([.A99])" office:value-type="float" office:value="12.0063453265092" calcext:value-type="float">
            <text:p>12.0063453265</text:p>
          </table:table-cell>
          <table:table-cell table:formula="of:=20+7*SIN([.A99])" office:value-type="float" office:value="13.0055521606955" calcext:value-type="float">
            <text:p>13.0055521607</text:p>
          </table:table-cell>
          <table:table-cell table:formula="of:=[.A99]" office:value-type="float" office:value="99" calcext:value-type="float">
            <text:p>99</text:p>
          </table:table-cell>
          <table:table-cell table:formula="of:=MIN([.B99:.E99])" office:value-type="float" office:value="10.0079316581365" calcext:value-type="float">
            <text:p>10.0079316581</text:p>
          </table:table-cell>
          <table:table-cell table:formula="of:=[.C99]" office:value-type="float" office:value="11.0071384923228" calcext:value-type="float">
            <text:p>11.0071384923</text:p>
          </table:table-cell>
          <table:table-cell table:formula="of:=[.D99]" office:value-type="float" office:value="12.0063453265092" calcext:value-type="float">
            <text:p>12.0063453265</text:p>
          </table:table-cell>
          <table:table-cell table:formula="of:=MAX([.B99:.E99])" office:value-type="float" office:value="13.0055521606955" calcext:value-type="float">
            <text:p>13.0055521607</text:p>
          </table:table-cell>
          <table:table-cell table:formula="of:=RAND()/100" office:value-type="float" office:value="0.000831317702256919" calcext:value-type="float">
            <text:p>0.0008313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0+10*SIN([.A100])" office:value-type="float" office:value="14.9363435889024" calcext:value-type="float">
            <text:p>14.9363435889</text:p>
          </table:table-cell>
          <table:table-cell table:formula="of:=20+9*SIN([.A100])" office:value-type="float" office:value="15.4427092300122" calcext:value-type="float">
            <text:p>15.44270923</text:p>
          </table:table-cell>
          <table:table-cell table:formula="of:=20+8*SIN([.A100])" office:value-type="float" office:value="15.9490748711219" calcext:value-type="float">
            <text:p>15.9490748711</text:p>
          </table:table-cell>
          <table:table-cell table:formula="of:=20+7*SIN([.A100])" office:value-type="float" office:value="16.4554405122317" calcext:value-type="float">
            <text:p>16.4554405122</text:p>
          </table:table-cell>
          <table:table-cell table:formula="of:=[.A100]" office:value-type="float" office:value="100" calcext:value-type="float">
            <text:p>100</text:p>
          </table:table-cell>
          <table:table-cell table:formula="of:=MIN([.B100:.E100])" office:value-type="float" office:value="14.9363435889024" calcext:value-type="float">
            <text:p>14.9363435889</text:p>
          </table:table-cell>
          <table:table-cell table:formula="of:=[.C100]" office:value-type="float" office:value="15.4427092300122" calcext:value-type="float">
            <text:p>15.44270923</text:p>
          </table:table-cell>
          <table:table-cell table:formula="of:=[.D100]" office:value-type="float" office:value="15.9490748711219" calcext:value-type="float">
            <text:p>15.9490748711</text:p>
          </table:table-cell>
          <table:table-cell table:formula="of:=MAX([.B100:.E100])" office:value-type="float" office:value="16.4554405122317" calcext:value-type="float">
            <text:p>16.4554405122</text:p>
          </table:table-cell>
          <table:table-cell table:formula="of:=RAND()/100" office:value-type="float" office:value="0.00634655809388012" calcext:value-type="float">
            <text:p>0.0063465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6:10:16.314379000</meta:creation-date>
    <dc:date>2016-09-27T16:24:51.348355000</dc:date>
    <meta:editing-duration>PT14M38S</meta:editing-duration>
    <meta:editing-cycles>4</meta:editing-cycles>
    <meta:generator>LibreOffice/4.4.5.2$MacOSX_X86_64 LibreOffice_project/a22f674fd25a3b6f45bdebf25400ed2adff0ff99</meta:generator>
    <meta:document-statistic meta:table-count="1" meta:cell-count="1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14cm" svg:height="19.045cm" xlink:href=".." xlink:type="simple" chart:class="chart:line" chart:style-name="ch1">
        <chart:legend chart:legend-position="bottom" svg:x="11.565cm" svg:y="18.315cm" style:legend-expansion="wide" chart:style-name="ch2"/>
        <chart:plot-area chart:style-name="ch3" table:cell-range-address="Sheet1.G1:Sheet1.J100" svg:x="0.67cm" svg:y="0.38cm" svg:width="32.174cm" svg:height="17.555cm">
          <chartooo:coordinate-region svg:x="1.291cm" svg:y="0.553cm" svg:width="31.273cm" svg:height="16.4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00" chart:class="chart:line">
            <chart:data-point chart:repeated="100"/>
          </chart:series>
          <chart:series chart:style-name="ch7" chart:values-cell-range-address="Sheet1.H1:Sheet1.H100" chart:class="chart:line">
            <chart:data-point chart:repeated="100"/>
          </chart:series>
          <chart:series chart:style-name="ch8" chart:values-cell-range-address="Sheet1.I1:Sheet1.I100" chart:class="chart:line">
            <chart:data-point chart:repeated="100"/>
          </chart:series>
          <chart:series chart:style-name="ch9" chart:values-cell-range-address="Sheet1.J1:Sheet1.J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902968936553">
                <text:p>25.8902968936553</text:p>
                <draw:g>
                  <svg:desc>Sheet1.G1:Sheet1.G100</svg:desc>
                </draw:g>
              </table:table-cell>
              <table:table-cell office:value-type="float" office:value="27.5732388632711">
                <text:p>27.5732388632711</text:p>
                <draw:g>
                  <svg:desc>Sheet1.H1:Sheet1.H100</svg:desc>
                </draw:g>
              </table:table-cell>
              <table:table-cell office:value-type="float" office:value="26.7317678784632">
                <text:p>26.7317678784632</text:p>
                <draw:g>
                  <svg:desc>Sheet1.I1:Sheet1.I100</svg:desc>
                </draw:g>
              </table:table-cell>
              <table:table-cell office:value-type="float" office:value="28.414709848079">
                <text:p>28.414709848079</text:p>
                <draw:g>
                  <svg:desc>Sheet1.J1:Sheet1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3650819877798">
                <text:p>26.3650819877798</text:p>
              </table:table-cell>
              <table:table-cell office:value-type="float" office:value="28.1836768414311">
                <text:p>28.1836768414311</text:p>
              </table:table-cell>
              <table:table-cell office:value-type="float" office:value="27.2743794146055">
                <text:p>27.2743794146055</text:p>
              </table:table-cell>
              <table:table-cell office:value-type="float" office:value="29.0929742682568">
                <text:p>29.0929742682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9878400564191">
                <text:p>20.9878400564191</text:p>
              </table:table-cell>
              <table:table-cell office:value-type="float" office:value="21.2700800725388">
                <text:p>21.2700800725388</text:p>
              </table:table-cell>
              <table:table-cell office:value-type="float" office:value="21.1289600644789">
                <text:p>21.1289600644789</text:p>
              </table:table-cell>
              <table:table-cell office:value-type="float" office:value="21.4112000805987">
                <text:p>21.4112000805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319750469207">
                <text:p>12.4319750469207</text:p>
              </table:table-cell>
              <table:table-cell office:value-type="float" office:value="13.1887775422286">
                <text:p>13.1887775422286</text:p>
              </table:table-cell>
              <table:table-cell office:value-type="float" office:value="13.9455800375366">
                <text:p>13.9455800375366</text:p>
              </table:table-cell>
              <table:table-cell office:value-type="float" office:value="14.7023825328445">
                <text:p>14.7023825328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107572533686">
                <text:p>10.4107572533686</text:p>
              </table:table-cell>
              <table:table-cell office:value-type="float" office:value="11.3696815280318">
                <text:p>11.3696815280318</text:p>
              </table:table-cell>
              <table:table-cell office:value-type="float" office:value="12.3286058026949">
                <text:p>12.3286058026949</text:p>
              </table:table-cell>
              <table:table-cell office:value-type="float" office:value="13.287530077358">
                <text:p>13.28753007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058450180107">
                <text:p>17.2058450180107</text:p>
              </table:table-cell>
              <table:table-cell office:value-type="float" office:value="17.4852605162097">
                <text:p>17.4852605162097</text:p>
              </table:table-cell>
              <table:table-cell office:value-type="float" office:value="17.7646760144086">
                <text:p>17.7646760144086</text:p>
              </table:table-cell>
              <table:table-cell office:value-type="float" office:value="18.0440915126075">
                <text:p>18.0440915126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989061910315">
                <text:p>24.5989061910315</text:p>
              </table:table-cell>
              <table:table-cell office:value-type="float" office:value="25.9128793884691">
                <text:p>25.9128793884691</text:p>
              </table:table-cell>
              <table:table-cell office:value-type="float" office:value="25.2558927897503">
                <text:p>25.2558927897503</text:p>
              </table:table-cell>
              <table:table-cell office:value-type="float" office:value="26.5698659871879">
                <text:p>26.569865987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9255077263637">
                <text:p>26.9255077263637</text:p>
              </table:table-cell>
              <table:table-cell office:value-type="float" office:value="28.9042242196104">
                <text:p>28.9042242196104</text:p>
              </table:table-cell>
              <table:table-cell office:value-type="float" office:value="27.9148659729871">
                <text:p>27.9148659729871</text:p>
              </table:table-cell>
              <table:table-cell office:value-type="float" office:value="29.8935824662338">
                <text:p>29.8935824662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848293966923">
                <text:p>22.8848293966923</text:p>
              </table:table-cell>
              <table:table-cell office:value-type="float" office:value="23.7090663671758">
                <text:p>23.7090663671758</text:p>
              </table:table-cell>
              <table:table-cell office:value-type="float" office:value="23.2969478819341">
                <text:p>23.2969478819341</text:p>
              </table:table-cell>
              <table:table-cell office:value-type="float" office:value="24.1211848524176">
                <text:p>24.1211848524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597888911063">
                <text:p>14.5597888911063</text:p>
              </table:table-cell>
              <table:table-cell office:value-type="float" office:value="15.1038100019957">
                <text:p>15.1038100019957</text:p>
              </table:table-cell>
              <table:table-cell office:value-type="float" office:value="15.647831112885">
                <text:p>15.647831112885</text:p>
              </table:table-cell>
              <table:table-cell office:value-type="float" office:value="16.1918522237744">
                <text:p>16.1918522237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0097934493">
                <text:p>10.000097934493</text:p>
              </table:table-cell>
              <table:table-cell office:value-type="float" office:value="11.0000881410437">
                <text:p>11.0000881410437</text:p>
              </table:table-cell>
              <table:table-cell office:value-type="float" office:value="12.0000783475944">
                <text:p>12.0000783475944</text:p>
              </table:table-cell>
              <table:table-cell office:value-type="float" office:value="13.0000685541451">
                <text:p>13.0000685541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342708199957">
                <text:p>14.6342708199957</text:p>
              </table:table-cell>
              <table:table-cell office:value-type="float" office:value="15.1708437379961">
                <text:p>15.1708437379961</text:p>
              </table:table-cell>
              <table:table-cell office:value-type="float" office:value="15.7074166559965">
                <text:p>15.7074166559965</text:p>
              </table:table-cell>
              <table:table-cell office:value-type="float" office:value="16.243989573997">
                <text:p>16.243989573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411692577865">
                <text:p>22.9411692577865</text:p>
              </table:table-cell>
              <table:table-cell office:value-type="float" office:value="23.7815033314398">
                <text:p>23.7815033314398</text:p>
              </table:table-cell>
              <table:table-cell office:value-type="float" office:value="23.3613362946131">
                <text:p>23.3613362946131</text:p>
              </table:table-cell>
              <table:table-cell office:value-type="float" office:value="24.2016703682664">
                <text:p>24.2016703682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9342514898641">
                <text:p>26.9342514898641</text:p>
              </table:table-cell>
              <table:table-cell office:value-type="float" office:value="28.9154662012538">
                <text:p>28.9154662012538</text:p>
              </table:table-cell>
              <table:table-cell office:value-type="float" office:value="27.924858845559">
                <text:p>27.924858845559</text:p>
              </table:table-cell>
              <table:table-cell office:value-type="float" office:value="29.9060735569487">
                <text:p>29.9060735569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520148810998">
                <text:p>24.5520148810998</text:p>
              </table:table-cell>
              <table:table-cell office:value-type="float" office:value="25.8525905614141">
                <text:p>25.8525905614141</text:p>
              </table:table-cell>
              <table:table-cell office:value-type="float" office:value="25.2023027212569">
                <text:p>25.2023027212569</text:p>
              </table:table-cell>
              <table:table-cell office:value-type="float" office:value="26.5028784015712">
                <text:p>26.5028784015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209668333493">
                <text:p>17.1209668333493</text:p>
              </table:table-cell>
              <table:table-cell office:value-type="float" office:value="17.4088701500144">
                <text:p>17.4088701500144</text:p>
              </table:table-cell>
              <table:table-cell office:value-type="float" office:value="17.6967734666795">
                <text:p>17.6967734666795</text:p>
              </table:table-cell>
              <table:table-cell office:value-type="float" office:value="17.9846767833445">
                <text:p>17.9846767833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860250812044">
                <text:p>10.3860250812044</text:p>
              </table:table-cell>
              <table:table-cell office:value-type="float" office:value="11.347422573084">
                <text:p>11.347422573084</text:p>
              </table:table-cell>
              <table:table-cell office:value-type="float" office:value="12.3088200649635">
                <text:p>12.3088200649635</text:p>
              </table:table-cell>
              <table:table-cell office:value-type="float" office:value="13.2702175568431">
                <text:p>13.2702175568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901275322832">
                <text:p>12.4901275322832</text:p>
              </table:table-cell>
              <table:table-cell office:value-type="float" office:value="13.2411147790549">
                <text:p>13.2411147790549</text:p>
              </table:table-cell>
              <table:table-cell office:value-type="float" office:value="13.9921020258266">
                <text:p>13.9921020258266</text:p>
              </table:table-cell>
              <table:table-cell office:value-type="float" office:value="14.7430892725983">
                <text:p>14.7430892725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0491404676407">
                <text:p>21.0491404676407</text:p>
              </table:table-cell>
              <table:table-cell office:value-type="float" office:value="21.3488948869666">
                <text:p>21.3488948869666</text:p>
              </table:table-cell>
              <table:table-cell office:value-type="float" office:value="21.1990176773036">
                <text:p>21.1990176773036</text:p>
              </table:table-cell>
              <table:table-cell office:value-type="float" office:value="21.4987720966295">
                <text:p>21.4987720966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3906167550934">
                <text:p>26.3906167550934</text:p>
              </table:table-cell>
              <table:table-cell office:value-type="float" office:value="28.2165072565486">
                <text:p>28.2165072565486</text:p>
              </table:table-cell>
              <table:table-cell office:value-type="float" office:value="27.303562005821">
                <text:p>27.303562005821</text:p>
              </table:table-cell>
              <table:table-cell office:value-type="float" office:value="29.1294525072763">
                <text:p>29.12945250727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8565894697524">
                <text:p>25.8565894697524</text:p>
              </table:table-cell>
              <table:table-cell office:value-type="float" office:value="27.5299007468245">
                <text:p>27.5299007468245</text:p>
              </table:table-cell>
              <table:table-cell office:value-type="float" office:value="26.6932451082884">
                <text:p>26.6932451082884</text:p>
              </table:table-cell>
              <table:table-cell office:value-type="float" office:value="28.3665563853606">
                <text:p>28.3665563853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911486907096">
                <text:p>19.911486907096</text:p>
              </table:table-cell>
              <table:table-cell office:value-type="float" office:value="19.9203382163864">
                <text:p>19.9203382163864</text:p>
              </table:table-cell>
              <table:table-cell office:value-type="float" office:value="19.9291895256768">
                <text:p>19.9291895256768</text:p>
              </table:table-cell>
              <table:table-cell office:value-type="float" office:value="19.9380408349672">
                <text:p>19.9380408349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377959582483">
                <text:p>11.5377959582483</text:p>
              </table:table-cell>
              <table:table-cell office:value-type="float" office:value="12.3840163624235">
                <text:p>12.3840163624235</text:p>
              </table:table-cell>
              <table:table-cell office:value-type="float" office:value="13.2302367665986">
                <text:p>13.2302367665986</text:p>
              </table:table-cell>
              <table:table-cell office:value-type="float" office:value="14.0764571707738">
                <text:p>14.0764571707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9442163799338">
                <text:p>10.9442163799338</text:p>
              </table:table-cell>
              <table:table-cell office:value-type="float" office:value="11.8497947419404">
                <text:p>11.8497947419404</text:p>
              </table:table-cell>
              <table:table-cell office:value-type="float" office:value="12.755373103947">
                <text:p>12.755373103947</text:p>
              </table:table-cell>
              <table:table-cell office:value-type="float" office:value="13.6609514659536">
                <text:p>13.6609514659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6764824990223">
                <text:p>18.6764824990223</text:p>
              </table:table-cell>
              <table:table-cell office:value-type="float" office:value="18.80883424912">
                <text:p>18.80883424912</text:p>
              </table:table-cell>
              <table:table-cell office:value-type="float" office:value="18.9411859992178">
                <text:p>18.9411859992178</text:p>
              </table:table-cell>
              <table:table-cell office:value-type="float" office:value="19.0735377493156">
                <text:p>19.0735377493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379091533572">
                <text:p>25.3379091533572</text:p>
              </table:table-cell>
              <table:table-cell office:value-type="float" office:value="26.8630260543164">
                <text:p>26.8630260543164</text:p>
              </table:table-cell>
              <table:table-cell office:value-type="float" office:value="26.1004676038368">
                <text:p>26.1004676038368</text:p>
              </table:table-cell>
              <table:table-cell office:value-type="float" office:value="27.625584504796">
                <text:p>27.625584504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946314988315">
                <text:p>26.6946314988315</text:p>
              </table:table-cell>
              <table:table-cell office:value-type="float" office:value="28.6073833556405">
                <text:p>28.6073833556405</text:p>
              </table:table-cell>
              <table:table-cell office:value-type="float" office:value="27.651007427236">
                <text:p>27.651007427236</text:p>
              </table:table-cell>
              <table:table-cell office:value-type="float" office:value="29.563759284045">
                <text:p>29.563759284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8963405181551">
                <text:p>21.8963405181551</text:p>
              </table:table-cell>
              <table:table-cell office:value-type="float" office:value="22.4381520947708">
                <text:p>22.4381520947708</text:p>
              </table:table-cell>
              <table:table-cell office:value-type="float" office:value="22.167246306463">
                <text:p>22.167246306463</text:p>
              </table:table-cell>
              <table:table-cell office:value-type="float" office:value="22.7090578830787">
                <text:p>22.7090578830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636611578703">
                <text:p>13.3636611578703</text:p>
              </table:table-cell>
              <table:table-cell office:value-type="float" office:value="14.0272950420833">
                <text:p>14.0272950420833</text:p>
              </table:table-cell>
              <table:table-cell office:value-type="float" office:value="14.6909289262963">
                <text:p>14.6909289262963</text:p>
              </table:table-cell>
              <table:table-cell office:value-type="float" office:value="15.3545628105092">
                <text:p>15.3545628105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196837590714">
                <text:p>10.1196837590714</text:p>
              </table:table-cell>
              <table:table-cell office:value-type="float" office:value="11.1077153831642">
                <text:p>11.1077153831642</text:p>
              </table:table-cell>
              <table:table-cell office:value-type="float" office:value="12.0957470072571">
                <text:p>12.0957470072571</text:p>
              </table:table-cell>
              <table:table-cell office:value-type="float" office:value="13.08377863135">
                <text:p>13.08377863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596235467694">
                <text:p>15.9596235467694</text:p>
              </table:table-cell>
              <table:table-cell office:value-type="float" office:value="16.3636611920924">
                <text:p>16.3636611920924</text:p>
              </table:table-cell>
              <table:table-cell office:value-type="float" office:value="16.7676988374155">
                <text:p>16.7676988374155</text:p>
              </table:table-cell>
              <table:table-cell office:value-type="float" office:value="17.1717364827385">
                <text:p>17.1717364827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8599867686918">
                <text:p>23.8599867686918</text:p>
              </table:table-cell>
              <table:table-cell office:value-type="float" office:value="24.9628401311752">
                <text:p>24.9628401311752</text:p>
              </table:table-cell>
              <table:table-cell office:value-type="float" office:value="24.4114134499335">
                <text:p>24.4114134499335</text:p>
              </table:table-cell>
              <table:table-cell office:value-type="float" office:value="25.5142668124169">
                <text:p>25.5142668124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9993830207509">
                <text:p>26.9993830207509</text:p>
              </table:table-cell>
              <table:table-cell office:value-type="float" office:value="28.9992067409654">
                <text:p>28.9992067409654</text:p>
              </table:table-cell>
              <table:table-cell office:value-type="float" office:value="27.9992948808581">
                <text:p>27.9992948808581</text:p>
              </table:table-cell>
              <table:table-cell office:value-type="float" office:value="29.9991186010727">
                <text:p>29.9991186010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7035788028402">
                <text:p>23.7035788028402</text:p>
              </table:table-cell>
              <table:table-cell office:value-type="float" office:value="24.7617441750802">
                <text:p>24.7617441750802</text:p>
              </table:table-cell>
              <table:table-cell office:value-type="float" office:value="24.2326614889602">
                <text:p>24.2326614889602</text:p>
              </table:table-cell>
              <table:table-cell office:value-type="float" office:value="25.2908268612002">
                <text:p>25.2908268612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181733050385">
                <text:p>15.7181733050385</text:p>
              </table:table-cell>
              <table:table-cell office:value-type="float" office:value="16.1463559745346">
                <text:p>16.1463559745346</text:p>
              </table:table-cell>
              <table:table-cell office:value-type="float" office:value="16.5745386440308">
                <text:p>16.5745386440308</text:p>
              </table:table-cell>
              <table:table-cell office:value-type="float" office:value="17.0027213135269">
                <text:p>17.0027213135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0822114655688">
                <text:p>10.0822114655688</text:p>
              </table:table-cell>
              <table:table-cell office:value-type="float" office:value="11.073990319012">
                <text:p>11.073990319012</text:p>
              </table:table-cell>
              <table:table-cell office:value-type="float" office:value="12.0657691724551">
                <text:p>12.0657691724551</text:p>
              </table:table-cell>
              <table:table-cell office:value-type="float" office:value="13.0575480258982">
                <text:p>13.0575480258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56461866643">
                <text:p>13.56461866643</text:p>
              </table:table-cell>
              <table:table-cell office:value-type="float" office:value="14.208156799787">
                <text:p>14.208156799787</text:p>
              </table:table-cell>
              <table:table-cell office:value-type="float" office:value="14.851694933144">
                <text:p>14.851694933144</text:p>
              </table:table-cell>
              <table:table-cell office:value-type="float" office:value="15.495233066501">
                <text:p>15.495233066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0745800509657">
                <text:p>22.0745800509657</text:p>
              </table:table-cell>
              <table:table-cell office:value-type="float" office:value="22.6673172083845">
                <text:p>22.6673172083845</text:p>
              </table:table-cell>
              <table:table-cell office:value-type="float" office:value="22.3709486296751">
                <text:p>22.3709486296751</text:p>
              </table:table-cell>
              <table:table-cell office:value-type="float" office:value="22.9636857870938">
                <text:p>22.9636857870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7465677039886">
                <text:p>26.7465677039886</text:p>
              </table:table-cell>
              <table:table-cell office:value-type="float" office:value="28.6741584765568">
                <text:p>28.6741584765568</text:p>
              </table:table-cell>
              <table:table-cell office:value-type="float" office:value="27.7103630902727">
                <text:p>27.7103630902727</text:p>
              </table:table-cell>
              <table:table-cell office:value-type="float" office:value="29.6379538628409">
                <text:p>29.6379538628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2157921233554">
                <text:p>25.2157921233554</text:p>
              </table:table-cell>
              <table:table-cell office:value-type="float" office:value="26.7060184443141">
                <text:p>26.7060184443141</text:p>
              </table:table-cell>
              <table:table-cell office:value-type="float" office:value="25.9609052838348">
                <text:p>25.9609052838348</text:p>
              </table:table-cell>
              <table:table-cell office:value-type="float" office:value="27.4511316047935">
                <text:p>27.4511316047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4137733119529">
                <text:p>18.4137733119529</text:p>
              </table:table-cell>
              <table:table-cell office:value-type="float" office:value="18.5723959807576">
                <text:p>18.5723959807576</text:p>
              </table:table-cell>
              <table:table-cell office:value-type="float" office:value="18.7310186495623">
                <text:p>18.7310186495623</text:p>
              </table:table-cell>
              <table:table-cell office:value-type="float" office:value="18.889641318367">
                <text:p>18.889641318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347845208437">
                <text:p>10.8347845208437</text:p>
              </table:table-cell>
              <table:table-cell office:value-type="float" office:value="11.7513060687593">
                <text:p>11.7513060687593</text:p>
              </table:table-cell>
              <table:table-cell office:value-type="float" office:value="12.6678276166749">
                <text:p>12.6678276166749</text:p>
              </table:table-cell>
              <table:table-cell office:value-type="float" office:value="13.5843491645906">
                <text:p>13.5843491645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82252573714">
                <text:p>11.682252573714</text:p>
              </table:table-cell>
              <table:table-cell office:value-type="float" office:value="12.5140273163426">
                <text:p>12.5140273163426</text:p>
              </table:table-cell>
              <table:table-cell office:value-type="float" office:value="13.3458020589712">
                <text:p>13.3458020589712</text:p>
              </table:table-cell>
              <table:table-cell office:value-type="float" office:value="14.1775768015998">
                <text:p>14.1775768015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1239134757379">
                <text:p>20.1239134757379</text:p>
              </table:table-cell>
              <table:table-cell office:value-type="float" office:value="20.1593173259487">
                <text:p>20.1593173259487</text:p>
              </table:table-cell>
              <table:table-cell office:value-type="float" office:value="20.1416154008433">
                <text:p>20.1416154008433</text:p>
              </table:table-cell>
              <table:table-cell office:value-type="float" office:value="20.1770192510541">
                <text:p>20.1770192510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563246717388">
                <text:p>25.9563246717388</text:p>
              </table:table-cell>
              <table:table-cell office:value-type="float" office:value="27.6581317208071">
                <text:p>27.6581317208071</text:p>
              </table:table-cell>
              <table:table-cell office:value-type="float" office:value="26.8072281962729">
                <text:p>26.8072281962729</text:p>
              </table:table-cell>
              <table:table-cell office:value-type="float" office:value="28.5090352453412">
                <text:p>28.5090352453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.3125184335417">
                <text:p>26.3125184335417</text:p>
              </table:table-cell>
              <table:table-cell office:value-type="float" office:value="28.1160951288393">
                <text:p>28.1160951288393</text:p>
              </table:table-cell>
              <table:table-cell office:value-type="float" office:value="27.2143067811905">
                <text:p>27.2143067811905</text:p>
              </table:table-cell>
              <table:table-cell office:value-type="float" office:value="29.0178834764881">
                <text:p>29.0178834764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8650118592166">
                <text:p>20.8650118592166</text:p>
              </table:table-cell>
              <table:table-cell office:value-type="float" office:value="21.112158104707">
                <text:p>21.112158104707</text:p>
              </table:table-cell>
              <table:table-cell office:value-type="float" office:value="20.9885849819618">
                <text:p>20.9885849819618</text:p>
              </table:table-cell>
              <table:table-cell office:value-type="float" office:value="21.2357312274522">
                <text:p>21.2357312274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3174533867633">
                <text:p>12.3174533867633</text:p>
              </table:table-cell>
              <table:table-cell office:value-type="float" office:value="13.085708048087">
                <text:p>13.085708048087</text:p>
              </table:table-cell>
              <table:table-cell office:value-type="float" office:value="13.8539627094107">
                <text:p>13.8539627094107</text:p>
              </table:table-cell>
              <table:table-cell office:value-type="float" office:value="14.6222173707343">
                <text:p>14.6222173707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624734724053">
                <text:p>10.4624734724053</text:p>
              </table:table-cell>
              <table:table-cell office:value-type="float" office:value="11.4162261251648">
                <text:p>11.4162261251648</text:p>
              </table:table-cell>
              <table:table-cell office:value-type="float" office:value="12.3699787779242">
                <text:p>12.3699787779242</text:p>
              </table:table-cell>
              <table:table-cell office:value-type="float" office:value="13.3237314306837">
                <text:p>13.32373143068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762514629607">
                <text:p>17.3762514629607</text:p>
              </table:table-cell>
              <table:table-cell office:value-type="float" office:value="17.6386263166646">
                <text:p>17.6386263166646</text:p>
              </table:table-cell>
              <table:table-cell office:value-type="float" office:value="17.9010011703686">
                <text:p>17.9010011703686</text:p>
              </table:table-cell>
              <table:table-cell office:value-type="float" office:value="18.1633760240725">
                <text:p>18.1633760240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6916042309036">
                <text:p>24.6916042309036</text:p>
              </table:table-cell>
              <table:table-cell office:value-type="float" office:value="26.0320625825904">
                <text:p>26.0320625825904</text:p>
              </table:table-cell>
              <table:table-cell office:value-type="float" office:value="25.361833406747">
                <text:p>25.361833406747</text:p>
              </table:table-cell>
              <table:table-cell office:value-type="float" office:value="26.7022917584337">
                <text:p>26.7022917584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9063931442834">
                <text:p>26.9063931442834</text:p>
              </table:table-cell>
              <table:table-cell office:value-type="float" office:value="28.8796483283644">
                <text:p>28.8796483283644</text:p>
              </table:table-cell>
              <table:table-cell office:value-type="float" office:value="27.8930207363239">
                <text:p>27.8930207363239</text:p>
              </table:table-cell>
              <table:table-cell office:value-type="float" office:value="29.8662759204049">
                <text:p>29.8662759204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7714760512728">
                <text:p>22.7714760512728</text:p>
              </table:table-cell>
              <table:table-cell office:value-type="float" office:value="23.5633263516365">
                <text:p>23.5633263516365</text:p>
              </table:table-cell>
              <table:table-cell office:value-type="float" office:value="23.1674012014547">
                <text:p>23.1674012014547</text:p>
              </table:table-cell>
              <table:table-cell office:value-type="float" office:value="23.9592515018183">
                <text:p>23.9592515018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4121095114838">
                <text:p>14.4121095114838</text:p>
              </table:table-cell>
              <table:table-cell office:value-type="float" office:value="14.9708985603355">
                <text:p>14.9708985603355</text:p>
              </table:table-cell>
              <table:table-cell office:value-type="float" office:value="15.5296876091871">
                <text:p>15.5296876091871</text:p>
              </table:table-cell>
              <table:table-cell office:value-type="float" office:value="16.0884766580387">
                <text:p>16.0884766580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0024482664138">
                <text:p>10.0024482664138</text:p>
              </table:table-cell>
              <table:table-cell office:value-type="float" office:value="11.0022034397724">
                <text:p>11.0022034397724</text:p>
              </table:table-cell>
              <table:table-cell office:value-type="float" office:value="12.001958613131">
                <text:p>12.001958613131</text:p>
              </table:table-cell>
              <table:table-cell office:value-type="float" office:value="13.0017137864897">
                <text:p>13.0017137864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844899791309">
                <text:p>14.7844899791309</text:p>
              </table:table-cell>
              <table:table-cell office:value-type="float" office:value="15.3060409812178">
                <text:p>15.3060409812178</text:p>
              </table:table-cell>
              <table:table-cell office:value-type="float" office:value="15.8275919833047">
                <text:p>15.8275919833047</text:p>
              </table:table-cell>
              <table:table-cell office:value-type="float" office:value="16.3491429853916">
                <text:p>16.3491429853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0531532867348">
                <text:p>23.0531532867348</text:p>
              </table:table-cell>
              <table:table-cell office:value-type="float" office:value="23.9254827972304">
                <text:p>23.9254827972304</text:p>
              </table:table-cell>
              <table:table-cell office:value-type="float" office:value="23.4893180419826">
                <text:p>23.4893180419826</text:p>
              </table:table-cell>
              <table:table-cell office:value-type="float" office:value="24.3616475524782">
                <text:p>24.3616475524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9501085365918">
                <text:p>26.9501085365918</text:p>
              </table:table-cell>
              <table:table-cell office:value-type="float" office:value="28.9358538327608">
                <text:p>28.9358538327608</text:p>
              </table:table-cell>
              <table:table-cell office:value-type="float" office:value="27.9429811846763">
                <text:p>27.9429811846763</text:p>
              </table:table-cell>
              <table:table-cell office:value-type="float" office:value="29.9287264808454">
                <text:p>29.9287264808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457166049974">
                <text:p>24.457166049974</text:p>
              </table:table-cell>
              <table:table-cell office:value-type="float" office:value="25.7306420642522">
                <text:p>25.7306420642522</text:p>
              </table:table-cell>
              <table:table-cell office:value-type="float" office:value="25.0939040571131">
                <text:p>25.0939040571131</text:p>
              </table:table-cell>
              <table:table-cell office:value-type="float" office:value="26.3673800713914">
                <text:p>26.3673800713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518937889778">
                <text:p>16.9518937889778</text:p>
              </table:table-cell>
              <table:table-cell office:value-type="float" office:value="17.2567044100801">
                <text:p>17.2567044100801</text:p>
              </table:table-cell>
              <table:table-cell office:value-type="float" office:value="17.5615150311823">
                <text:p>17.5615150311823</text:p>
              </table:table-cell>
              <table:table-cell office:value-type="float" office:value="17.8663256522845">
                <text:p>17.8663256522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3388222999161">
                <text:p>10.3388222999161</text:p>
              </table:table-cell>
              <table:table-cell office:value-type="float" office:value="11.3049400699245">
                <text:p>11.3049400699245</text:p>
              </table:table-cell>
              <table:table-cell office:value-type="float" office:value="12.2710578399329">
                <text:p>12.2710578399329</text:p>
              </table:table-cell>
              <table:table-cell office:value-type="float" office:value="13.2371756099413">
                <text:p>13.2371756099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081930335078">
                <text:p>12.6081930335078</text:p>
              </table:table-cell>
              <table:table-cell office:value-type="float" office:value="13.347373730157">
                <text:p>13.347373730157</text:p>
              </table:table-cell>
              <table:table-cell office:value-type="float" office:value="14.0865544268062">
                <text:p>14.0865544268062</text:p>
              </table:table-cell>
              <table:table-cell office:value-type="float" office:value="14.8257351234554">
                <text:p>14.8257351234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1714899021197">
                <text:p>21.1714899021197</text:p>
              </table:table-cell>
              <table:table-cell office:value-type="float" office:value="21.5062013027253">
                <text:p>21.5062013027253</text:p>
              </table:table-cell>
              <table:table-cell office:value-type="float" office:value="21.3388456024225">
                <text:p>21.3388456024225</text:p>
              </table:table-cell>
              <table:table-cell office:value-type="float" office:value="21.6735570030281">
                <text:p>21.6735570030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4401822673775">
                <text:p>26.4401822673775</text:p>
              </table:table-cell>
              <table:table-cell office:value-type="float" office:value="28.2802343437711">
                <text:p>28.2802343437711</text:p>
              </table:table-cell>
              <table:table-cell office:value-type="float" office:value="27.3602083055743">
                <text:p>27.3602083055743</text:p>
              </table:table-cell>
              <table:table-cell office:value-type="float" office:value="29.2002603819679">
                <text:p>29.20026038196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7878007564307">
                <text:p>25.7878007564307</text:p>
              </table:table-cell>
              <table:table-cell office:value-type="float" office:value="27.4414581154109">
                <text:p>27.4414581154109</text:p>
              </table:table-cell>
              <table:table-cell office:value-type="float" office:value="26.6146294359208">
                <text:p>26.6146294359208</text:p>
              </table:table-cell>
              <table:table-cell office:value-type="float" office:value="28.268286794901">
                <text:p>28.268286794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7344884597603">
                <text:p>19.7344884597603</text:p>
              </table:table-cell>
              <table:table-cell office:value-type="float" office:value="19.7610396137843">
                <text:p>19.7610396137843</text:p>
              </table:table-cell>
              <table:table-cell office:value-type="float" office:value="19.7875907678083">
                <text:p>19.7875907678083</text:p>
              </table:table-cell>
              <table:table-cell office:value-type="float" office:value="19.8141419218322">
                <text:p>19.8141419218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448002102468">
                <text:p>11.4448002102468</text:p>
              </table:table-cell>
              <table:table-cell office:value-type="float" office:value="12.3003201892221">
                <text:p>12.3003201892221</text:p>
              </table:table-cell>
              <table:table-cell office:value-type="float" office:value="13.1558401681974">
                <text:p>13.1558401681974</text:p>
              </table:table-cell>
              <table:table-cell office:value-type="float" office:value="14.0113601471727">
                <text:p>14.0113601471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207231931071">
                <text:p>11.0207231931071</text:p>
              </table:table-cell>
              <table:table-cell office:value-type="float" office:value="11.9186508737964">
                <text:p>11.9186508737964</text:p>
              </table:table-cell>
              <table:table-cell office:value-type="float" office:value="12.8165785544857">
                <text:p>12.8165785544857</text:p>
              </table:table-cell>
              <table:table-cell office:value-type="float" office:value="13.714506235175">
                <text:p>13.7145062351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521518621681">
                <text:p>18.8521518621681</text:p>
              </table:table-cell>
              <table:table-cell office:value-type="float" office:value="18.9669366759513">
                <text:p>18.9669366759513</text:p>
              </table:table-cell>
              <table:table-cell office:value-type="float" office:value="19.0817214897345">
                <text:p>19.0817214897345</text:p>
              </table:table-cell>
              <table:table-cell office:value-type="float" office:value="19.1965063035177">
                <text:p>19.1965063035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4172347709052">
                <text:p>25.4172347709052</text:p>
              </table:table-cell>
              <table:table-cell office:value-type="float" office:value="26.965016134021">
                <text:p>26.965016134021</text:p>
              </table:table-cell>
              <table:table-cell office:value-type="float" office:value="26.1911254524631">
                <text:p>26.1911254524631</text:p>
              </table:table-cell>
              <table:table-cell office:value-type="float" office:value="27.7389068155789">
                <text:p>27.7389068155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6573825727806">
                <text:p>26.6573825727806</text:p>
              </table:table-cell>
              <table:table-cell office:value-type="float" office:value="28.5594918792894">
                <text:p>28.5594918792894</text:p>
              </table:table-cell>
              <table:table-cell office:value-type="float" office:value="27.608437226035">
                <text:p>27.608437226035</text:p>
              </table:table-cell>
              <table:table-cell office:value-type="float" office:value="29.5105465325437">
                <text:p>29.5105465325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767635393343">
                <text:p>21.7767635393343</text:p>
              </table:table-cell>
              <table:table-cell office:value-type="float" office:value="22.2844102648583">
                <text:p>22.2844102648583</text:p>
              </table:table-cell>
              <table:table-cell office:value-type="float" office:value="22.0305869020963">
                <text:p>22.0305869020963</text:p>
              </table:table-cell>
              <table:table-cell office:value-type="float" office:value="22.5382336276204">
                <text:p>22.5382336276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2322804311269">
                <text:p>13.2322804311269</text:p>
              </table:table-cell>
              <table:table-cell office:value-type="float" office:value="13.9090523880142">
                <text:p>13.9090523880142</text:p>
              </table:table-cell>
              <table:table-cell office:value-type="float" office:value="14.5858243449015">
                <text:p>14.5858243449015</text:p>
              </table:table-cell>
              <table:table-cell office:value-type="float" office:value="15.2625963017888">
                <text:p>15.2625963017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1485373953175">
                <text:p>10.1485373953175</text:p>
              </table:table-cell>
              <table:table-cell office:value-type="float" office:value="11.1336836557858">
                <text:p>11.1336836557858</text:p>
              </table:table-cell>
              <table:table-cell office:value-type="float" office:value="12.118829916254">
                <text:p>12.118829916254</text:p>
              </table:table-cell>
              <table:table-cell office:value-type="float" office:value="13.1039761767223">
                <text:p>13.1039761767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1221836459057">
                <text:p>16.1221836459057</text:p>
              </table:table-cell>
              <table:table-cell office:value-type="float" office:value="16.5099652813151">
                <text:p>16.5099652813151</text:p>
              </table:table-cell>
              <table:table-cell office:value-type="float" office:value="16.8977469167246">
                <text:p>16.8977469167246</text:p>
              </table:table-cell>
              <table:table-cell office:value-type="float" office:value="17.285528552134">
                <text:p>17.285528552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9627534582873">
                <text:p>23.9627534582873</text:p>
              </table:table-cell>
              <table:table-cell office:value-type="float" office:value="25.0949687320836">
                <text:p>25.0949687320836</text:p>
              </table:table-cell>
              <table:table-cell office:value-type="float" office:value="24.5288610951854">
                <text:p>24.5288610951854</text:p>
              </table:table-cell>
              <table:table-cell office:value-type="float" office:value="25.6610763689818">
                <text:p>25.6610763689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9966411100651">
                <text:p>26.9966411100651</text:p>
              </table:table-cell>
              <table:table-cell office:value-type="float" office:value="28.9956814272266">
                <text:p>28.9956814272266</text:p>
              </table:table-cell>
              <table:table-cell office:value-type="float" office:value="27.9961612686458">
                <text:p>27.9961612686458</text:p>
              </table:table-cell>
              <table:table-cell office:value-type="float" office:value="29.9952015858073">
                <text:p>29.9952015858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5978491919127">
                <text:p>23.5978491919127</text:p>
              </table:table-cell>
              <table:table-cell office:value-type="float" office:value="24.6258061038878">
                <text:p>24.6258061038878</text:p>
              </table:table-cell>
              <table:table-cell office:value-type="float" office:value="24.1118276479003">
                <text:p>24.1118276479003</text:p>
              </table:table-cell>
              <table:table-cell office:value-type="float" office:value="25.1397845598753">
                <text:p>25.1397845598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5588733129249">
                <text:p>15.5588733129249</text:p>
              </table:table-cell>
              <table:table-cell office:value-type="float" office:value="16.0029859816324">
                <text:p>16.0029859816324</text:p>
              </table:table-cell>
              <table:table-cell office:value-type="float" office:value="16.4470986503399">
                <text:p>16.4470986503399</text:p>
              </table:table-cell>
              <table:table-cell office:value-type="float" office:value="16.8912113190474">
                <text:p>16.8912113190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611134607662">
                <text:p>10.0611134607662</text:p>
              </table:table-cell>
              <table:table-cell office:value-type="float" office:value="11.0550021146896">
                <text:p>11.0550021146896</text:p>
              </table:table-cell>
              <table:table-cell office:value-type="float" office:value="12.048890768613">
                <text:p>12.048890768613</text:p>
              </table:table-cell>
              <table:table-cell office:value-type="float" office:value="13.0427794225364">
                <text:p>13.0427794225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7011200572555">
                <text:p>13.7011200572555</text:p>
              </table:table-cell>
              <table:table-cell office:value-type="float" office:value="14.3310080515299">
                <text:p>14.3310080515299</text:p>
              </table:table-cell>
              <table:table-cell office:value-type="float" office:value="14.9608960458044">
                <text:p>14.9608960458044</text:p>
              </table:table-cell>
              <table:table-cell office:value-type="float" office:value="15.5907840400788">
                <text:p>15.5907840400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1926014770316">
                <text:p>22.1926014770316</text:p>
              </table:table-cell>
              <table:table-cell office:value-type="float" office:value="22.8190590418978">
                <text:p>22.8190590418978</text:p>
              </table:table-cell>
              <table:table-cell office:value-type="float" office:value="22.5058302594647">
                <text:p>22.5058302594647</text:p>
              </table:table-cell>
              <table:table-cell office:value-type="float" office:value="23.1322878243308">
                <text:p>23.1322878243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7785512277013">
                <text:p>26.7785512277013</text:p>
              </table:table-cell>
              <table:table-cell office:value-type="float" office:value="28.7152801499017">
                <text:p>28.7152801499017</text:p>
              </table:table-cell>
              <table:table-cell office:value-type="float" office:value="27.7469156888015">
                <text:p>27.7469156888015</text:p>
              </table:table-cell>
              <table:table-cell office:value-type="float" office:value="29.6836446110019">
                <text:p>29.6836446110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132332240513">
                <text:p>25.132332240513</text:p>
              </table:table-cell>
              <table:table-cell office:value-type="float" office:value="26.5987128806596">
                <text:p>26.5987128806596</text:p>
              </table:table-cell>
              <table:table-cell office:value-type="float" office:value="25.8655225605863">
                <text:p>25.8655225605863</text:p>
              </table:table-cell>
              <table:table-cell office:value-type="float" office:value="27.3319032007329">
                <text:p>27.3319032007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392438005141">
                <text:p>18.2392438005141</text:p>
              </table:table-cell>
              <table:table-cell office:value-type="float" office:value="18.4153194204627">
                <text:p>18.4153194204627</text:p>
              </table:table-cell>
              <table:table-cell office:value-type="float" office:value="18.5913950404113">
                <text:p>18.5913950404113</text:p>
              </table:table-cell>
              <table:table-cell office:value-type="float" office:value="18.7674706603599">
                <text:p>18.7674706603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7654155299594">
                <text:p>10.7654155299594</text:p>
              </table:table-cell>
              <table:table-cell office:value-type="float" office:value="11.6888739769635">
                <text:p>11.6888739769635</text:p>
              </table:table-cell>
              <table:table-cell office:value-type="float" office:value="12.6123324239675">
                <text:p>12.6123324239675</text:p>
              </table:table-cell>
              <table:table-cell office:value-type="float" office:value="13.5357908709716">
                <text:p>13.5357908709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818216336918">
                <text:p>11.7818216336918</text:p>
              </table:table-cell>
              <table:table-cell office:value-type="float" office:value="12.6036394703226">
                <text:p>12.6036394703226</text:p>
              </table:table-cell>
              <table:table-cell office:value-type="float" office:value="13.4254573069534">
                <text:p>13.4254573069534</text:p>
              </table:table-cell>
              <table:table-cell office:value-type="float" office:value="14.2472751435842">
                <text:p>14.2472751435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2477881191356">
                <text:p>20.2477881191356</text:p>
              </table:table-cell>
              <table:table-cell office:value-type="float" office:value="20.3185847246029">
                <text:p>20.3185847246029</text:p>
              </table:table-cell>
              <table:table-cell office:value-type="float" office:value="20.2831864218693">
                <text:p>20.2831864218693</text:p>
              </table:table-cell>
              <table:table-cell office:value-type="float" office:value="20.3539830273366">
                <text:p>20.35398302733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0204858406872">
                <text:p>26.0204858406872</text:p>
              </table:table-cell>
              <table:table-cell office:value-type="float" office:value="27.7406246523121">
                <text:p>27.7406246523121</text:p>
              </table:table-cell>
              <table:table-cell office:value-type="float" office:value="26.8805552464996">
                <text:p>26.8805552464996</text:p>
              </table:table-cell>
              <table:table-cell office:value-type="float" office:value="28.6006940581245">
                <text:p>28.6006940581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2579766452039">
                <text:p>26.2579766452039</text:p>
              </table:table-cell>
              <table:table-cell office:value-type="float" office:value="28.045969972405">
                <text:p>28.045969972405</text:p>
              </table:table-cell>
              <table:table-cell office:value-type="float" office:value="27.1519733088045">
                <text:p>27.1519733088045</text:p>
              </table:table-cell>
              <table:table-cell office:value-type="float" office:value="28.9399666360056">
                <text:p>28.9399666360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419125822581">
                <text:p>20.7419125822581</text:p>
              </table:table-cell>
              <table:table-cell office:value-type="float" office:value="20.9538876057604">
                <text:p>20.9538876057604</text:p>
              </table:table-cell>
              <table:table-cell office:value-type="float" office:value="20.8479000940093">
                <text:p>20.8479000940093</text:p>
              </table:table-cell>
              <table:table-cell office:value-type="float" office:value="21.0598751175116">
                <text:p>21.0598751175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05339303842">
                <text:p>12.205339303842</text:p>
              </table:table-cell>
              <table:table-cell office:value-type="float" office:value="12.9848053734578">
                <text:p>12.9848053734578</text:p>
              </table:table-cell>
              <table:table-cell office:value-type="float" office:value="13.7642714430736">
                <text:p>13.7642714430736</text:p>
              </table:table-cell>
              <table:table-cell office:value-type="float" office:value="14.5437375126894">
                <text:p>14.5437375126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5171785873005">
                <text:p>10.5171785873005</text:p>
              </table:table-cell>
              <table:table-cell office:value-type="float" office:value="11.4654607285705">
                <text:p>11.4654607285705</text:p>
              </table:table-cell>
              <table:table-cell office:value-type="float" office:value="12.4137428698404">
                <text:p>12.4137428698404</text:p>
              </table:table-cell>
              <table:table-cell office:value-type="float" office:value="13.3620250111104">
                <text:p>13.3620250111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5474801453235">
                <text:p>17.5474801453235</text:p>
              </table:table-cell>
              <table:table-cell office:value-type="float" office:value="17.7927321307911">
                <text:p>17.7927321307911</text:p>
              </table:table-cell>
              <table:table-cell office:value-type="float" office:value="18.0379841162588">
                <text:p>18.0379841162588</text:p>
              </table:table-cell>
              <table:table-cell office:value-type="float" office:value="18.2832361017264">
                <text:p>18.2832361017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7828320031528">
                <text:p>24.7828320031528</text:p>
              </table:table-cell>
              <table:table-cell office:value-type="float" office:value="26.1493554326251">
                <text:p>26.1493554326251</text:p>
              </table:table-cell>
              <table:table-cell office:value-type="float" office:value="25.466093717889">
                <text:p>25.466093717889</text:p>
              </table:table-cell>
              <table:table-cell office:value-type="float" office:value="26.8326171473612">
                <text:p>26.83261714736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8851142180404">
                <text:p>26.8851142180404</text:p>
              </table:table-cell>
              <table:table-cell office:value-type="float" office:value="28.8522897089091">
                <text:p>28.8522897089091</text:p>
              </table:table-cell>
              <table:table-cell office:value-type="float" office:value="27.8687019634748">
                <text:p>27.8687019634748</text:p>
              </table:table-cell>
              <table:table-cell office:value-type="float" office:value="29.8358774543434">
                <text:p>29.8358774543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6572541731927">
                <text:p>22.6572541731927</text:p>
              </table:table-cell>
              <table:table-cell office:value-type="float" office:value="23.4164696512477">
                <text:p>23.4164696512477</text:p>
              </table:table-cell>
              <table:table-cell office:value-type="float" office:value="23.0368619122202">
                <text:p>23.0368619122202</text:p>
              </table:table-cell>
              <table:table-cell office:value-type="float" office:value="23.7960773902752">
                <text:p>23.7960773902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2661812800958">
                <text:p>14.2661812800958</text:p>
              </table:table-cell>
              <table:table-cell office:value-type="float" office:value="14.8395631520862">
                <text:p>14.8395631520862</text:p>
              </table:table-cell>
              <table:table-cell office:value-type="float" office:value="15.4129450240766">
                <text:p>15.4129450240766</text:p>
              </table:table-cell>
              <table:table-cell office:value-type="float" office:value="15.986326896067">
                <text:p>15.986326896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0079316581365">
                <text:p>10.0079316581365</text:p>
              </table:table-cell>
              <table:table-cell office:value-type="float" office:value="11.0071384923228">
                <text:p>11.0071384923228</text:p>
              </table:table-cell>
              <table:table-cell office:value-type="float" office:value="12.0063453265092">
                <text:p>12.0063453265092</text:p>
              </table:table-cell>
              <table:table-cell office:value-type="float" office:value="13.0055521606955">
                <text:p>13.00555216069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9363435889024">
                <text:p>14.9363435889024</text:p>
              </table:table-cell>
              <table:table-cell office:value-type="float" office:value="15.4427092300122">
                <text:p>15.4427092300122</text:p>
              </table:table-cell>
              <table:table-cell office:value-type="float" office:value="15.9490748711219">
                <text:p>15.9490748711219</text:p>
              </table:table-cell>
              <table:table-cell office:value-type="float" office:value="16.4554405122317">
                <text:p>16.4554405122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